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bd7d3" officeooo:paragraph-rsid="000bd7d3" style:font-size-asian="14pt" style:font-size-complex="14pt"/>
    </style:style>
    <style:style style:name="P2" style:family="paragraph" style:parent-style-name="Standard">
      <style:text-properties fo:font-size="14pt" officeooo:rsid="000bd7d3" officeooo:paragraph-rsid="0012b2c2" style:font-size-asian="14pt" style:font-size-complex="14pt"/>
    </style:style>
    <style:style style:name="P3" style:family="paragraph" style:parent-style-name="Standard">
      <style:text-properties fo:font-size="14pt" officeooo:rsid="000bd7d3" officeooo:paragraph-rsid="001034ec" style:font-size-asian="14pt" style:font-size-complex="14pt"/>
    </style:style>
    <style:style style:name="P4" style:family="paragraph" style:parent-style-name="Standard">
      <style:text-properties fo:font-size="14pt" officeooo:rsid="000bd7d3" officeooo:paragraph-rsid="0078c6b4" style:font-size-asian="14pt" style:font-size-complex="14pt"/>
    </style:style>
    <style:style style:name="P5" style:family="paragraph" style:parent-style-name="Standard">
      <style:text-properties fo:font-size="14pt" officeooo:rsid="00115ed6" officeooo:paragraph-rsid="00115ed6" style:font-size-asian="14pt" style:font-size-complex="14pt"/>
    </style:style>
    <style:style style:name="P6" style:family="paragraph" style:parent-style-name="Standard">
      <style:text-properties fo:font-size="14pt" officeooo:rsid="00115ed6" officeooo:paragraph-rsid="0012b2c2" style:font-size-asian="14pt" style:font-size-complex="14pt"/>
    </style:style>
    <style:style style:name="P7" style:family="paragraph" style:parent-style-name="Standard">
      <style:text-properties fo:font-size="14pt" officeooo:rsid="00115ed6" officeooo:paragraph-rsid="00168ab2" style:font-size-asian="14pt" style:font-size-complex="14pt"/>
    </style:style>
    <style:style style:name="P8" style:family="paragraph" style:parent-style-name="Standard">
      <style:text-properties fo:font-size="14pt" officeooo:rsid="00115ed6" officeooo:paragraph-rsid="001830b7" style:font-size-asian="14pt" style:font-size-complex="14pt"/>
    </style:style>
    <style:style style:name="P9" style:family="paragraph" style:parent-style-name="Standard">
      <style:text-properties fo:font-size="14pt" officeooo:rsid="0018d959" officeooo:paragraph-rsid="0019fabf" style:font-size-asian="14pt" style:font-size-complex="14pt"/>
    </style:style>
    <style:style style:name="P10" style:family="paragraph" style:parent-style-name="Standard">
      <style:text-properties fo:font-size="14pt" officeooo:rsid="0018d959" officeooo:paragraph-rsid="001e3824" style:font-size-asian="14pt" style:font-size-complex="14pt"/>
    </style:style>
    <style:style style:name="P11" style:family="paragraph" style:parent-style-name="Standard">
      <style:text-properties fo:font-size="14pt" officeooo:rsid="0021028d" officeooo:paragraph-rsid="0021028d" style:font-size-asian="14pt" style:font-size-complex="14pt"/>
    </style:style>
    <style:style style:name="P12" style:family="paragraph" style:parent-style-name="Standard">
      <style:text-properties fo:font-size="14pt" officeooo:rsid="0024ff6b" officeooo:paragraph-rsid="0024ff6b" style:font-size-asian="14pt" style:font-size-complex="14pt"/>
    </style:style>
    <style:style style:name="P13" style:family="paragraph" style:parent-style-name="Standard">
      <style:text-properties fo:font-size="14pt" officeooo:rsid="00251432" officeooo:paragraph-rsid="00251432" style:font-size-asian="14pt" style:font-size-complex="14pt"/>
    </style:style>
    <style:style style:name="P14" style:family="paragraph" style:parent-style-name="Standard">
      <style:text-properties fo:font-size="14pt" officeooo:rsid="002544d7" officeooo:paragraph-rsid="002544d7" style:font-size-asian="14pt" style:font-size-complex="14pt"/>
    </style:style>
    <style:style style:name="P15" style:family="paragraph" style:parent-style-name="Standard">
      <style:text-properties fo:font-size="14pt" officeooo:rsid="002544d7" officeooo:paragraph-rsid="0025ba5a" style:font-size-asian="14pt" style:font-size-complex="14pt"/>
    </style:style>
    <style:style style:name="P16" style:family="paragraph" style:parent-style-name="Standard">
      <style:text-properties fo:font-size="14pt" officeooo:rsid="002544d7" officeooo:paragraph-rsid="0026e081" style:font-size-asian="14pt" style:font-size-complex="14pt"/>
    </style:style>
    <style:style style:name="P17" style:family="paragraph" style:parent-style-name="Standard">
      <style:text-properties fo:font-size="14pt" officeooo:rsid="0028dea5" officeooo:paragraph-rsid="0028dea5" style:font-size-asian="14pt" style:font-size-complex="14pt"/>
    </style:style>
    <style:style style:name="P18" style:family="paragraph" style:parent-style-name="Standard">
      <style:text-properties fo:font-size="14pt" officeooo:rsid="00299f72" officeooo:paragraph-rsid="00299f72" style:font-size-asian="14pt" style:font-size-complex="14pt"/>
    </style:style>
    <style:style style:name="P19" style:family="paragraph" style:parent-style-name="Standard">
      <style:text-properties fo:font-size="14pt" officeooo:rsid="002b1905" officeooo:paragraph-rsid="002b1905" style:font-size-asian="14pt" style:font-size-complex="14pt"/>
    </style:style>
    <style:style style:name="P20" style:family="paragraph" style:parent-style-name="Standard">
      <style:text-properties fo:font-size="14pt" officeooo:rsid="002c462d" officeooo:paragraph-rsid="002c462d" style:font-size-asian="14pt" style:font-size-complex="14pt"/>
    </style:style>
    <style:style style:name="P21" style:family="paragraph" style:parent-style-name="Standard">
      <style:text-properties fo:font-size="14pt" officeooo:rsid="002c462d" officeooo:paragraph-rsid="002d3315" style:font-size-asian="14pt" style:font-size-complex="14pt"/>
    </style:style>
    <style:style style:name="P22" style:family="paragraph" style:parent-style-name="Standard">
      <style:text-properties fo:font-size="14pt" officeooo:rsid="002d3315" officeooo:paragraph-rsid="002d569a" style:font-size-asian="14pt" style:font-size-complex="14pt"/>
    </style:style>
    <style:style style:name="P23" style:family="paragraph" style:parent-style-name="Standard">
      <style:text-properties fo:font-size="14pt" officeooo:rsid="002e466e" officeooo:paragraph-rsid="002e466e" style:font-size-asian="14pt" style:font-size-complex="14pt"/>
    </style:style>
    <style:style style:name="P24" style:family="paragraph" style:parent-style-name="Standard">
      <style:text-properties fo:font-size="14pt" officeooo:rsid="002e466e" officeooo:paragraph-rsid="00301b64" style:font-size-asian="14pt" style:font-size-complex="14pt"/>
    </style:style>
    <style:style style:name="P25" style:family="paragraph" style:parent-style-name="Standard">
      <style:text-properties fo:font-size="14pt" officeooo:rsid="0031456b" officeooo:paragraph-rsid="0033478c" style:font-size-asian="14pt" style:font-size-complex="14pt"/>
    </style:style>
    <style:style style:name="P26" style:family="paragraph" style:parent-style-name="Standard">
      <style:text-properties fo:font-size="14pt" officeooo:rsid="003472d4" officeooo:paragraph-rsid="0034f349" style:font-size-asian="14pt" style:font-size-complex="14pt"/>
    </style:style>
    <style:style style:name="P27" style:family="paragraph" style:parent-style-name="Standard">
      <style:text-properties fo:font-size="14pt" officeooo:rsid="0034f349" officeooo:paragraph-rsid="0034f349" style:font-size-asian="14pt" style:font-size-complex="14pt"/>
    </style:style>
    <style:style style:name="P28" style:family="paragraph" style:parent-style-name="Standard">
      <style:text-properties fo:font-size="14pt" officeooo:rsid="0036e7e3" officeooo:paragraph-rsid="0036e7e3" style:font-size-asian="14pt" style:font-size-complex="14pt"/>
    </style:style>
    <style:style style:name="P29" style:family="paragraph" style:parent-style-name="Standard">
      <style:text-properties fo:font-size="14pt" officeooo:rsid="0037ca7f" officeooo:paragraph-rsid="0037ca7f" style:font-size-asian="14pt" style:font-size-complex="14pt"/>
    </style:style>
    <style:style style:name="P30" style:family="paragraph" style:parent-style-name="Standard">
      <style:text-properties fo:font-size="14pt" officeooo:rsid="003800a8" officeooo:paragraph-rsid="003800a8" style:font-size-asian="14pt" style:font-size-complex="14pt"/>
    </style:style>
    <style:style style:name="P31" style:family="paragraph" style:parent-style-name="Standard">
      <style:text-properties fo:font-size="14pt" officeooo:rsid="00391514" officeooo:paragraph-rsid="00391514" style:font-size-asian="14pt" style:font-size-complex="14pt"/>
    </style:style>
    <style:style style:name="P32" style:family="paragraph" style:parent-style-name="Standard">
      <style:text-properties fo:font-size="14pt" officeooo:rsid="002d569a" officeooo:paragraph-rsid="002d569a" style:font-size-asian="14pt" style:font-size-complex="14pt"/>
    </style:style>
    <style:style style:name="P33" style:family="paragraph" style:parent-style-name="Standard">
      <style:text-properties fo:font-size="14pt" officeooo:rsid="0047b204" officeooo:paragraph-rsid="0047b204" style:font-size-asian="14pt" style:font-size-complex="14pt"/>
    </style:style>
    <style:style style:name="P34" style:family="paragraph" style:parent-style-name="Standard">
      <style:text-properties fo:font-size="14pt" officeooo:rsid="00511694" officeooo:paragraph-rsid="00511694" style:font-size-asian="14pt" style:font-size-complex="14pt"/>
    </style:style>
    <style:style style:name="P35" style:family="paragraph" style:parent-style-name="Standard">
      <style:text-properties fo:font-size="14pt" officeooo:rsid="00541d12" officeooo:paragraph-rsid="00541d12" style:font-size-asian="14pt" style:font-size-complex="14pt"/>
    </style:style>
    <style:style style:name="P36" style:family="paragraph" style:parent-style-name="Standard">
      <style:text-properties fo:font-size="14pt" officeooo:rsid="0054ea16" officeooo:paragraph-rsid="0054ea16" style:font-size-asian="14pt" style:font-size-complex="14pt"/>
    </style:style>
    <style:style style:name="P37" style:family="paragraph" style:parent-style-name="Standard">
      <style:text-properties fo:font-size="14pt" officeooo:rsid="00567652" officeooo:paragraph-rsid="00567652" style:font-size-asian="14pt" style:font-size-complex="14pt"/>
    </style:style>
    <style:style style:name="P38" style:family="paragraph" style:parent-style-name="Standard">
      <style:text-properties fo:font-size="14pt" officeooo:rsid="00576471" officeooo:paragraph-rsid="00576471" style:font-size-asian="14pt" style:font-size-complex="14pt"/>
    </style:style>
    <style:style style:name="P39" style:family="paragraph" style:parent-style-name="Standard">
      <style:text-properties fo:font-size="14pt" officeooo:rsid="0057a89e" officeooo:paragraph-rsid="0057a89e" style:font-size-asian="14pt" style:font-size-complex="14pt"/>
    </style:style>
    <style:style style:name="P40" style:family="paragraph" style:parent-style-name="Standard">
      <style:text-properties fo:font-size="14pt" officeooo:rsid="0058e7a2" officeooo:paragraph-rsid="0058e7a2" style:font-size-asian="14pt" style:font-size-complex="14pt"/>
    </style:style>
    <style:style style:name="P41" style:family="paragraph" style:parent-style-name="Standard">
      <style:text-properties fo:font-size="14pt" officeooo:rsid="005a43b7" officeooo:paragraph-rsid="005a43b7" style:font-size-asian="14pt" style:font-size-complex="14pt"/>
    </style:style>
    <style:style style:name="P42" style:family="paragraph" style:parent-style-name="Standard">
      <style:text-properties fo:font-size="14pt" officeooo:rsid="005abce2" officeooo:paragraph-rsid="005abce2" style:font-size-asian="14pt" style:font-size-complex="14pt"/>
    </style:style>
    <style:style style:name="P43" style:family="paragraph" style:parent-style-name="Standard">
      <style:text-properties fo:font-size="14pt" officeooo:rsid="005cb04b" officeooo:paragraph-rsid="005cb04b" style:font-size-asian="14pt" style:font-size-complex="14pt"/>
    </style:style>
    <style:style style:name="P44" style:family="paragraph" style:parent-style-name="Standard">
      <style:text-properties fo:font-size="14pt" officeooo:rsid="005d8436" officeooo:paragraph-rsid="005d8436" style:font-size-asian="14pt" style:font-size-complex="14pt"/>
    </style:style>
    <style:style style:name="P45" style:family="paragraph" style:parent-style-name="Standard">
      <style:text-properties fo:font-size="14pt" officeooo:rsid="005e83c3" officeooo:paragraph-rsid="005e83c3" style:font-size-asian="14pt" style:font-size-complex="14pt"/>
    </style:style>
    <style:style style:name="P46" style:family="paragraph" style:parent-style-name="Standard">
      <style:text-properties fo:font-size="14pt" officeooo:rsid="005f3506" officeooo:paragraph-rsid="005f3506" style:font-size-asian="14pt" style:font-size-complex="14pt"/>
    </style:style>
    <style:style style:name="P47" style:family="paragraph" style:parent-style-name="Standard">
      <style:text-properties fo:font-size="14pt" officeooo:rsid="00606229" officeooo:paragraph-rsid="00606229" style:font-size-asian="14pt" style:font-size-complex="14pt"/>
    </style:style>
    <style:style style:name="P48" style:family="paragraph" style:parent-style-name="Standard">
      <style:text-properties fo:font-size="14pt" officeooo:rsid="0061f0fd" officeooo:paragraph-rsid="0061f0fd" style:font-size-asian="14pt" style:font-size-complex="14pt"/>
    </style:style>
    <style:style style:name="P49" style:family="paragraph" style:parent-style-name="Standard">
      <style:text-properties fo:font-size="14pt" officeooo:rsid="00637c9a" officeooo:paragraph-rsid="00637c9a" style:font-size-asian="14pt" style:font-size-complex="14pt"/>
    </style:style>
    <style:style style:name="P50" style:family="paragraph" style:parent-style-name="Standard">
      <style:text-properties fo:font-size="14pt" officeooo:rsid="006473cb" officeooo:paragraph-rsid="006473cb" style:font-size-asian="14pt" style:font-size-complex="14pt"/>
    </style:style>
    <style:style style:name="P51" style:family="paragraph" style:parent-style-name="Standard">
      <style:text-properties fo:font-size="14pt" officeooo:rsid="0065687e" officeooo:paragraph-rsid="0065687e" style:font-size-asian="14pt" style:font-size-complex="14pt"/>
    </style:style>
    <style:style style:name="P52" style:family="paragraph" style:parent-style-name="Standard">
      <style:text-properties fo:font-size="14pt" officeooo:rsid="0066f793" officeooo:paragraph-rsid="0066f793" style:font-size-asian="14pt" style:font-size-complex="14pt"/>
    </style:style>
    <style:style style:name="P53" style:family="paragraph" style:parent-style-name="Standard">
      <style:text-properties fo:font-size="14pt" officeooo:rsid="00673c48" officeooo:paragraph-rsid="00673c48" style:font-size-asian="14pt" style:font-size-complex="14pt"/>
    </style:style>
    <style:style style:name="P54" style:family="paragraph" style:parent-style-name="Standard">
      <style:text-properties fo:font-size="14pt" officeooo:rsid="00682897" officeooo:paragraph-rsid="00682897" style:font-size-asian="14pt" style:font-size-complex="14pt"/>
    </style:style>
    <style:style style:name="P55" style:family="paragraph" style:parent-style-name="Standard">
      <style:text-properties fo:font-size="14pt" officeooo:rsid="006a26cd" officeooo:paragraph-rsid="006a26cd" style:font-size-asian="14pt" style:font-size-complex="14pt"/>
    </style:style>
    <style:style style:name="P56" style:family="paragraph" style:parent-style-name="Standard">
      <style:text-properties fo:font-size="14pt" officeooo:rsid="006b3119" officeooo:paragraph-rsid="006b3119" style:font-size-asian="14pt" style:font-size-complex="14pt"/>
    </style:style>
    <style:style style:name="P57" style:family="paragraph" style:parent-style-name="Standard">
      <style:text-properties fo:font-size="14pt" officeooo:rsid="006cbe9a" officeooo:paragraph-rsid="006cbe9a" style:font-size-asian="14pt" style:font-size-complex="14pt"/>
    </style:style>
    <style:style style:name="P58" style:family="paragraph" style:parent-style-name="Standard">
      <style:text-properties fo:font-size="14pt" officeooo:rsid="006e8042" officeooo:paragraph-rsid="006e8042" style:font-size-asian="14pt" style:font-size-complex="14pt"/>
    </style:style>
    <style:style style:name="P59" style:family="paragraph" style:parent-style-name="Standard">
      <style:text-properties fo:font-size="14pt" officeooo:rsid="006fb8fc" officeooo:paragraph-rsid="006fb8fc" style:font-size-asian="14pt" style:font-size-complex="14pt"/>
    </style:style>
    <style:style style:name="P60" style:family="paragraph" style:parent-style-name="Standard">
      <style:text-properties fo:font-size="14pt" officeooo:rsid="006fc78b" officeooo:paragraph-rsid="006fc78b" style:font-size-asian="14pt" style:font-size-complex="14pt"/>
    </style:style>
    <style:style style:name="P61" style:family="paragraph" style:parent-style-name="Standard">
      <style:text-properties fo:font-size="14pt" officeooo:rsid="006fc78b" officeooo:paragraph-rsid="0071aba5" style:font-size-asian="14pt" style:font-size-complex="14pt"/>
    </style:style>
    <style:style style:name="P62" style:family="paragraph" style:parent-style-name="Standard">
      <style:text-properties fo:font-size="14pt" officeooo:rsid="0071aba5" officeooo:paragraph-rsid="0071aba5" style:font-size-asian="14pt" style:font-size-complex="14pt"/>
    </style:style>
    <style:style style:name="P63" style:family="paragraph" style:parent-style-name="Standard">
      <style:text-properties fo:font-size="14pt" officeooo:rsid="0072e54a" officeooo:paragraph-rsid="0072e54a" style:font-size-asian="14pt" style:font-size-complex="14pt"/>
    </style:style>
    <style:style style:name="P64" style:family="paragraph" style:parent-style-name="Standard">
      <style:text-properties fo:font-size="14pt" officeooo:rsid="00735259" officeooo:paragraph-rsid="00735259" style:font-size-asian="14pt" style:font-size-complex="14pt"/>
    </style:style>
    <style:style style:name="P65" style:family="paragraph" style:parent-style-name="Standard">
      <style:text-properties fo:font-size="14pt" officeooo:rsid="00747877" officeooo:paragraph-rsid="00747877" style:font-size-asian="14pt" style:font-size-complex="14pt"/>
    </style:style>
    <style:style style:name="P66" style:family="paragraph" style:parent-style-name="Standard">
      <style:text-properties fo:font-size="14pt" officeooo:rsid="00771ab9" officeooo:paragraph-rsid="00771ab9" style:font-size-asian="14pt" style:font-size-complex="14pt"/>
    </style:style>
    <style:style style:name="P67" style:family="paragraph" style:parent-style-name="Standard">
      <style:text-properties fo:font-size="14pt" officeooo:rsid="00773615" officeooo:paragraph-rsid="00773615" style:font-size-asian="14pt" style:font-size-complex="14pt"/>
    </style:style>
    <style:style style:name="P68" style:family="paragraph" style:parent-style-name="Standard">
      <style:text-properties fo:font-size="14pt" officeooo:rsid="00785e64" officeooo:paragraph-rsid="00785e64" style:font-size-asian="14pt" style:font-size-complex="14pt"/>
    </style:style>
    <style:style style:name="P69" style:family="paragraph" style:parent-style-name="Standard">
      <style:text-properties fo:font-size="14pt" officeooo:rsid="007c3e7c" officeooo:paragraph-rsid="007c3e7c" style:font-size-asian="14pt" style:font-size-complex="14pt"/>
    </style:style>
    <style:style style:name="P70" style:family="paragraph" style:parent-style-name="Standard">
      <style:text-properties fo:font-size="14pt" officeooo:rsid="007cf417" officeooo:paragraph-rsid="007cf417" style:font-size-asian="14pt" style:font-size-complex="14pt"/>
    </style:style>
    <style:style style:name="P71" style:family="paragraph" style:parent-style-name="Standard">
      <style:text-properties fo:font-size="14pt" officeooo:rsid="007cf417" officeooo:paragraph-rsid="007ee07a" style:font-size-asian="14pt" style:font-size-complex="14pt"/>
    </style:style>
    <style:style style:name="P72" style:family="paragraph" style:parent-style-name="Standard">
      <style:text-properties fo:font-size="14pt" officeooo:rsid="007d909a" officeooo:paragraph-rsid="007d909a" style:font-size-asian="14pt" style:font-size-complex="14pt"/>
    </style:style>
    <style:style style:name="P73" style:family="paragraph" style:parent-style-name="Standard">
      <style:text-properties fo:font-size="14pt" officeooo:rsid="007e6100" officeooo:paragraph-rsid="007e6100" style:font-size-asian="14pt" style:font-size-complex="14pt"/>
    </style:style>
    <style:style style:name="P74" style:family="paragraph" style:parent-style-name="Standard">
      <style:text-properties fo:font-size="14pt" officeooo:rsid="007f9486" officeooo:paragraph-rsid="007f9486" style:font-size-asian="14pt" style:font-size-complex="14pt"/>
    </style:style>
    <style:style style:name="P75" style:family="paragraph" style:parent-style-name="Standard">
      <style:text-properties fo:font-size="14pt" officeooo:rsid="007f9486" officeooo:paragraph-rsid="00804011" style:font-size-asian="14pt" style:font-size-complex="14pt"/>
    </style:style>
    <style:style style:name="P76" style:family="paragraph" style:parent-style-name="Standard">
      <style:text-properties fo:font-size="14pt" officeooo:rsid="007f9486" officeooo:paragraph-rsid="00855405" style:font-size-asian="14pt" style:font-size-complex="14pt"/>
    </style:style>
    <style:style style:name="P77" style:family="paragraph" style:parent-style-name="Standard">
      <style:text-properties fo:font-size="14pt" officeooo:rsid="00855405" officeooo:paragraph-rsid="00855405" style:font-size-asian="14pt" style:font-size-complex="14pt"/>
    </style:style>
    <style:style style:name="P78" style:family="paragraph" style:parent-style-name="Standard">
      <style:text-properties fo:font-size="14pt" officeooo:rsid="0086ccb5" officeooo:paragraph-rsid="0086ccb5" style:font-size-asian="14pt" style:font-size-complex="14pt"/>
    </style:style>
    <style:style style:name="P79" style:family="paragraph" style:parent-style-name="Standard">
      <style:text-properties fo:font-size="14pt" officeooo:rsid="0094fad1" officeooo:paragraph-rsid="0094fad1" style:font-size-asian="14pt" style:font-size-complex="14pt"/>
    </style:style>
    <style:style style:name="P80" style:family="paragraph" style:parent-style-name="Standard">
      <style:text-properties fo:font-size="14pt" officeooo:rsid="0094fad1" officeooo:paragraph-rsid="0097b2c7" style:font-size-asian="14pt" style:font-size-complex="14pt"/>
    </style:style>
    <style:style style:name="P81" style:family="paragraph" style:parent-style-name="Standard">
      <style:text-properties fo:font-size="14pt" officeooo:rsid="0094fad1" officeooo:paragraph-rsid="009ee633" style:font-size-asian="14pt" style:font-size-complex="14pt"/>
    </style:style>
    <style:style style:name="P82" style:family="paragraph" style:parent-style-name="Standard">
      <style:text-properties fo:font-size="14pt" officeooo:rsid="00966e32" officeooo:paragraph-rsid="00966e32" style:font-size-asian="14pt" style:font-size-complex="14pt"/>
    </style:style>
    <style:style style:name="P83" style:family="paragraph" style:parent-style-name="Standard">
      <style:text-properties fo:font-size="14pt" officeooo:rsid="00966e32" officeooo:paragraph-rsid="0097b2c7" style:font-size-asian="14pt" style:font-size-complex="14pt"/>
    </style:style>
    <style:style style:name="P84" style:family="paragraph" style:parent-style-name="Standard">
      <style:text-properties fo:font-size="14pt" officeooo:rsid="00966e32" officeooo:paragraph-rsid="00988eae" style:font-size-asian="14pt" style:font-size-complex="14pt"/>
    </style:style>
    <style:style style:name="P85" style:family="paragraph" style:parent-style-name="Standard">
      <style:text-properties fo:font-size="14pt" officeooo:rsid="00988eae" officeooo:paragraph-rsid="00988eae" style:font-size-asian="14pt" style:font-size-complex="14pt"/>
    </style:style>
    <style:style style:name="P86" style:family="paragraph" style:parent-style-name="Standard">
      <style:text-properties fo:font-size="14pt" officeooo:rsid="009a4505" officeooo:paragraph-rsid="009a4505" style:font-size-asian="14pt" style:font-size-complex="14pt"/>
    </style:style>
    <style:style style:name="P87" style:family="paragraph" style:parent-style-name="Standard">
      <style:text-properties fo:font-size="14pt" officeooo:rsid="009c3336" officeooo:paragraph-rsid="009c3336" style:font-size-asian="14pt" style:font-size-complex="14pt"/>
    </style:style>
    <style:style style:name="P88" style:family="paragraph" style:parent-style-name="Standard">
      <style:text-properties fo:font-size="14pt" officeooo:rsid="00a1c9f9" officeooo:paragraph-rsid="00a1c9f9" style:font-size-asian="14pt" style:font-size-complex="14pt"/>
    </style:style>
    <style:style style:name="P89" style:family="paragraph" style:parent-style-name="Standard">
      <style:text-properties fo:font-size="14pt" officeooo:rsid="00a52c82" officeooo:paragraph-rsid="00a52c82" style:font-size-asian="14pt" style:font-size-complex="14pt"/>
    </style:style>
    <style:style style:name="P90" style:family="paragraph" style:parent-style-name="Standard">
      <style:text-properties fo:font-size="14pt" officeooo:rsid="00a52c82" officeooo:paragraph-rsid="00b2adba" style:font-size-asian="14pt" style:font-size-complex="14pt"/>
    </style:style>
    <style:style style:name="P91" style:family="paragraph" style:parent-style-name="Standard">
      <style:text-properties fo:font-size="14pt" officeooo:rsid="00a52c82" officeooo:paragraph-rsid="00b456b9" style:font-size-asian="14pt" style:font-size-complex="14pt"/>
    </style:style>
    <style:style style:name="P92" style:family="paragraph" style:parent-style-name="Standard">
      <style:text-properties fo:font-size="14pt" officeooo:rsid="00a52c82" officeooo:paragraph-rsid="00b5e39e" style:font-size-asian="14pt" style:font-size-complex="14pt"/>
    </style:style>
    <style:style style:name="P93" style:family="paragraph" style:parent-style-name="Standard">
      <style:text-properties fo:font-size="14pt" officeooo:rsid="00a6e9b8" officeooo:paragraph-rsid="00a6e9b8" style:font-size-asian="14pt" style:font-size-complex="14pt"/>
    </style:style>
    <style:style style:name="P94" style:family="paragraph" style:parent-style-name="Standard">
      <style:text-properties fo:font-size="14pt" officeooo:rsid="00a77be3" officeooo:paragraph-rsid="00a77be3" style:font-size-asian="14pt" style:font-size-complex="14pt"/>
    </style:style>
    <style:style style:name="P95" style:family="paragraph" style:parent-style-name="Standard">
      <style:text-properties fo:font-size="14pt" officeooo:rsid="00a78510" officeooo:paragraph-rsid="00a78510" style:font-size-asian="14pt" style:font-size-complex="14pt"/>
    </style:style>
    <style:style style:name="P96" style:family="paragraph" style:parent-style-name="Standard">
      <style:text-properties fo:font-size="14pt" officeooo:rsid="00a8e21a" officeooo:paragraph-rsid="00a8e21a" style:font-size-asian="14pt" style:font-size-complex="14pt"/>
    </style:style>
    <style:style style:name="P97" style:family="paragraph" style:parent-style-name="Standard">
      <style:text-properties fo:font-size="14pt" officeooo:rsid="00a947d1" officeooo:paragraph-rsid="00a947d1" style:font-size-asian="14pt" style:font-size-complex="14pt"/>
    </style:style>
    <style:style style:name="P98" style:family="paragraph" style:parent-style-name="Standard">
      <style:text-properties fo:font-size="14pt" officeooo:rsid="00a9a4e3" officeooo:paragraph-rsid="00a9a4e3" style:font-size-asian="14pt" style:font-size-complex="14pt"/>
    </style:style>
    <style:style style:name="P99" style:family="paragraph" style:parent-style-name="Standard">
      <style:text-properties fo:font-size="14pt" officeooo:rsid="00ac4b7c" officeooo:paragraph-rsid="00ac4b7c" style:font-size-asian="14pt" style:font-size-complex="14pt"/>
    </style:style>
    <style:style style:name="P100" style:family="paragraph" style:parent-style-name="Standard">
      <style:text-properties fo:font-size="14pt" officeooo:rsid="00ae21ff" officeooo:paragraph-rsid="00ae21ff" style:font-size-asian="14pt" style:font-size-complex="14pt"/>
    </style:style>
    <style:style style:name="P101" style:family="paragraph" style:parent-style-name="Standard">
      <style:text-properties fo:font-size="14pt" officeooo:rsid="00b5e39e" officeooo:paragraph-rsid="00b5e39e" style:font-size-asian="14pt" style:font-size-complex="14pt"/>
    </style:style>
    <style:style style:name="P102" style:family="paragraph" style:parent-style-name="Standard">
      <style:text-properties fo:font-size="14pt" officeooo:rsid="00bc1ea4" officeooo:paragraph-rsid="00bc1ea4" style:font-size-asian="14pt" style:font-size-complex="14pt"/>
    </style:style>
    <style:style style:name="P103" style:family="paragraph" style:parent-style-name="Standard">
      <style:text-properties fo:font-size="14pt" officeooo:rsid="00c428f2" officeooo:paragraph-rsid="00c428f2" style:font-size-asian="14pt" style:font-size-complex="14pt"/>
    </style:style>
    <style:style style:name="P104" style:family="paragraph" style:parent-style-name="Standard">
      <style:text-properties fo:font-size="14pt" officeooo:rsid="00c59a17" officeooo:paragraph-rsid="00c59a17" style:font-size-asian="14pt" style:font-size-complex="14pt"/>
    </style:style>
    <style:style style:name="P105" style:family="paragraph" style:parent-style-name="Standard">
      <style:text-properties fo:font-size="14pt" officeooo:rsid="00c707a7" officeooo:paragraph-rsid="00c707a7" style:font-size-asian="14pt" style:font-size-complex="14pt"/>
    </style:style>
    <style:style style:name="P106" style:family="paragraph" style:parent-style-name="Standard">
      <style:text-properties fo:font-size="14pt" officeooo:rsid="00c707a7" officeooo:paragraph-rsid="00c89a8f" style:font-size-asian="14pt" style:font-size-complex="14pt"/>
    </style:style>
    <style:style style:name="P107" style:family="paragraph" style:parent-style-name="Standard">
      <style:text-properties fo:font-size="14pt" officeooo:rsid="00c89a8f" officeooo:paragraph-rsid="00c89a8f" style:font-size-asian="14pt" style:font-size-complex="14pt"/>
    </style:style>
    <style:style style:name="P108" style:family="paragraph" style:parent-style-name="Standard">
      <style:text-properties fo:font-size="14pt" officeooo:rsid="00ca6508" officeooo:paragraph-rsid="00ca6508" style:font-size-asian="14pt" style:font-size-complex="14pt"/>
    </style:style>
    <style:style style:name="P109" style:family="paragraph" style:parent-style-name="Standard">
      <style:text-properties fo:font-size="14pt" officeooo:rsid="00cad0b0" officeooo:paragraph-rsid="00cad0b0" style:font-size-asian="14pt" style:font-size-complex="14pt"/>
    </style:style>
    <style:style style:name="P110" style:family="paragraph" style:parent-style-name="Standard">
      <style:text-properties fo:font-size="14pt" officeooo:rsid="00cc7586" officeooo:paragraph-rsid="00cc7586" style:font-size-asian="14pt" style:font-size-complex="14pt"/>
    </style:style>
    <style:style style:name="P111" style:family="paragraph" style:parent-style-name="Standard">
      <style:text-properties fo:font-size="14pt" officeooo:rsid="00cc7586" officeooo:paragraph-rsid="00ce2fd3" style:font-size-asian="14pt" style:font-size-complex="14pt"/>
    </style:style>
    <style:style style:name="P112" style:family="paragraph" style:parent-style-name="Standard">
      <style:text-properties fo:font-size="14pt" officeooo:rsid="00ce2fd3" officeooo:paragraph-rsid="00ce2fd3" style:font-size-asian="14pt" style:font-size-complex="14pt"/>
    </style:style>
    <style:style style:name="P113" style:family="paragraph" style:parent-style-name="Standard">
      <style:text-properties fo:font-size="14pt" officeooo:rsid="00cf53cc" officeooo:paragraph-rsid="00cf53cc" style:font-size-asian="14pt" style:font-size-complex="14pt"/>
    </style:style>
    <style:style style:name="P114" style:family="paragraph" style:parent-style-name="Standard">
      <style:text-properties fo:font-size="14pt" officeooo:rsid="00cf53cc" officeooo:paragraph-rsid="00ce2fd3" style:font-size-asian="14pt" style:font-size-complex="14pt"/>
    </style:style>
    <style:style style:name="P115" style:family="paragraph" style:parent-style-name="Standard">
      <style:text-properties fo:font-size="14pt" officeooo:rsid="00d13522" officeooo:paragraph-rsid="00d13522" style:font-size-asian="14pt" style:font-size-complex="14pt"/>
    </style:style>
    <style:style style:name="P116" style:family="paragraph" style:parent-style-name="Standard">
      <style:text-properties fo:font-size="14pt" officeooo:rsid="00d13522" officeooo:paragraph-rsid="00d26984" style:font-size-asian="14pt" style:font-size-complex="14pt"/>
    </style:style>
    <style:style style:name="P117" style:family="paragraph" style:parent-style-name="Standard">
      <style:text-properties fo:font-size="14pt" officeooo:rsid="00d13522" officeooo:paragraph-rsid="00fec6c3" style:font-size-asian="14pt" style:font-size-complex="14pt"/>
    </style:style>
    <style:style style:name="P118" style:family="paragraph" style:parent-style-name="Standard">
      <style:text-properties fo:font-size="14pt" officeooo:rsid="00d26984" officeooo:paragraph-rsid="00d26984" style:font-size-asian="14pt" style:font-size-complex="14pt"/>
    </style:style>
    <style:style style:name="P119" style:family="paragraph" style:parent-style-name="Standard">
      <style:text-properties fo:font-size="14pt" officeooo:rsid="00d31545" officeooo:paragraph-rsid="00d31545" style:font-size-asian="14pt" style:font-size-complex="14pt"/>
    </style:style>
    <style:style style:name="P120" style:family="paragraph" style:parent-style-name="Standard">
      <style:text-properties fo:font-size="14pt" officeooo:rsid="00d4e70b" officeooo:paragraph-rsid="00d4e70b" style:font-size-asian="14pt" style:font-size-complex="14pt"/>
    </style:style>
    <style:style style:name="P121" style:family="paragraph" style:parent-style-name="Standard">
      <style:text-properties fo:font-size="14pt" officeooo:rsid="00d5ed49" officeooo:paragraph-rsid="00d5ed49" style:font-size-asian="14pt" style:font-size-complex="14pt"/>
    </style:style>
    <style:style style:name="P122" style:family="paragraph" style:parent-style-name="Standard">
      <style:text-properties fo:font-size="14pt" officeooo:rsid="00d66e65" officeooo:paragraph-rsid="00d66e65" style:font-size-asian="14pt" style:font-size-complex="14pt"/>
    </style:style>
    <style:style style:name="P123" style:family="paragraph" style:parent-style-name="Standard">
      <style:text-properties fo:font-size="14pt" officeooo:rsid="00d848e3" officeooo:paragraph-rsid="00d848e3" style:font-size-asian="14pt" style:font-size-complex="14pt"/>
    </style:style>
    <style:style style:name="P124" style:family="paragraph" style:parent-style-name="Standard">
      <style:text-properties fo:font-size="14pt" officeooo:rsid="00d848e3" officeooo:paragraph-rsid="00d88be9" style:font-size-asian="14pt" style:font-size-complex="14pt"/>
    </style:style>
    <style:style style:name="P125" style:family="paragraph" style:parent-style-name="Standard">
      <style:text-properties fo:font-size="14pt" officeooo:rsid="00d88be9" officeooo:paragraph-rsid="00d88be9" style:font-size-asian="14pt" style:font-size-complex="14pt"/>
    </style:style>
    <style:style style:name="P126" style:family="paragraph" style:parent-style-name="Standard">
      <style:text-properties fo:font-size="14pt" officeooo:rsid="00d8fdaa" officeooo:paragraph-rsid="00d8fdaa" style:font-size-asian="14pt" style:font-size-complex="14pt"/>
    </style:style>
    <style:style style:name="P127" style:family="paragraph" style:parent-style-name="Standard">
      <style:text-properties fo:font-size="14pt" officeooo:rsid="00d9baed" officeooo:paragraph-rsid="00d9baed" style:font-size-asian="14pt" style:font-size-complex="14pt"/>
    </style:style>
    <style:style style:name="P128" style:family="paragraph" style:parent-style-name="Standard">
      <style:text-properties fo:font-size="14pt" officeooo:rsid="00db1d49" officeooo:paragraph-rsid="00db1d49" style:font-size-asian="14pt" style:font-size-complex="14pt"/>
    </style:style>
    <style:style style:name="P129" style:family="paragraph" style:parent-style-name="Standard">
      <style:text-properties fo:font-size="14pt" officeooo:rsid="00dc86b6" officeooo:paragraph-rsid="00dc86b6" style:font-size-asian="14pt" style:font-size-complex="14pt"/>
    </style:style>
    <style:style style:name="P130" style:family="paragraph" style:parent-style-name="Standard">
      <style:text-properties fo:font-size="14pt" officeooo:rsid="00dd07db" officeooo:paragraph-rsid="00dd07db" style:font-size-asian="14pt" style:font-size-complex="14pt"/>
    </style:style>
    <style:style style:name="P131" style:family="paragraph" style:parent-style-name="Standard">
      <style:text-properties fo:font-size="14pt" officeooo:rsid="00dece88" officeooo:paragraph-rsid="00dece88" style:font-size-asian="14pt" style:font-size-complex="14pt"/>
    </style:style>
    <style:style style:name="P132" style:family="paragraph" style:parent-style-name="Standard">
      <style:text-properties fo:font-size="14pt" officeooo:rsid="00f3e58c" officeooo:paragraph-rsid="00d13522" style:font-size-asian="14pt" style:font-size-complex="14pt"/>
    </style:style>
    <style:style style:name="P133" style:family="paragraph" style:parent-style-name="Standard">
      <style:text-properties fo:font-size="14pt" officeooo:rsid="00ffc16c" officeooo:paragraph-rsid="00ffc16c" style:font-size-asian="14pt" style:font-size-complex="14pt"/>
    </style:style>
    <style:style style:name="P134" style:family="paragraph" style:parent-style-name="Standard">
      <style:text-properties fo:font-size="14pt" officeooo:rsid="0100ded7" officeooo:paragraph-rsid="0100ded7" style:font-size-asian="14pt" style:font-size-complex="14pt"/>
    </style:style>
    <style:style style:name="P135" style:family="paragraph" style:parent-style-name="Standard">
      <style:text-properties fo:font-size="14pt" officeooo:rsid="0100ded7" officeooo:paragraph-rsid="0111b419" style:font-size-asian="14pt" style:font-size-complex="14pt"/>
    </style:style>
    <style:style style:name="P136" style:family="paragraph" style:parent-style-name="Standard">
      <style:text-properties fo:font-size="14pt" officeooo:rsid="01014a0e" officeooo:paragraph-rsid="01014a0e" style:font-size-asian="14pt" style:font-size-complex="14pt"/>
    </style:style>
    <style:style style:name="P137" style:family="paragraph" style:parent-style-name="Standard">
      <style:text-properties fo:font-size="14pt" officeooo:rsid="01015a03" officeooo:paragraph-rsid="01015a03" style:font-size-asian="14pt" style:font-size-complex="14pt"/>
    </style:style>
    <style:style style:name="P138" style:family="paragraph" style:parent-style-name="Standard">
      <style:text-properties fo:font-size="14pt" officeooo:rsid="01015a03" officeooo:paragraph-rsid="0119118a" style:font-size-asian="14pt" style:font-size-complex="14pt"/>
    </style:style>
    <style:style style:name="P139" style:family="paragraph" style:parent-style-name="Standard">
      <style:text-properties fo:font-size="14pt" officeooo:rsid="01015a03" officeooo:paragraph-rsid="011712b6" style:font-size-asian="14pt" style:font-size-complex="14pt"/>
    </style:style>
    <style:style style:name="P140" style:family="paragraph" style:parent-style-name="Standard">
      <style:text-properties fo:font-size="14pt" officeooo:rsid="01016731" officeooo:paragraph-rsid="01016731" style:font-size-asian="14pt" style:font-size-complex="14pt"/>
    </style:style>
    <style:style style:name="P141" style:family="paragraph" style:parent-style-name="Standard">
      <style:text-properties fo:font-size="14pt" officeooo:rsid="0102c028" officeooo:paragraph-rsid="0102c028" style:font-size-asian="14pt" style:font-size-complex="14pt"/>
    </style:style>
    <style:style style:name="P142" style:family="paragraph" style:parent-style-name="Standard">
      <style:text-properties fo:font-size="14pt" officeooo:rsid="0104ba05" officeooo:paragraph-rsid="0104ba05" style:font-size-asian="14pt" style:font-size-complex="14pt"/>
    </style:style>
    <style:style style:name="P143" style:family="paragraph" style:parent-style-name="Standard">
      <style:text-properties fo:font-size="14pt" officeooo:rsid="0105233b" officeooo:paragraph-rsid="0105233b" style:font-size-asian="14pt" style:font-size-complex="14pt"/>
    </style:style>
    <style:style style:name="P144" style:family="paragraph" style:parent-style-name="Standard">
      <style:text-properties fo:font-size="14pt" officeooo:rsid="0106edfe" officeooo:paragraph-rsid="0106edfe" style:font-size-asian="14pt" style:font-size-complex="14pt"/>
    </style:style>
    <style:style style:name="P145" style:family="paragraph" style:parent-style-name="Standard">
      <style:text-properties fo:font-size="14pt" officeooo:rsid="0107d041" officeooo:paragraph-rsid="0107d041" style:font-size-asian="14pt" style:font-size-complex="14pt"/>
    </style:style>
    <style:style style:name="P146" style:family="paragraph" style:parent-style-name="Standard">
      <style:text-properties fo:font-size="14pt" officeooo:rsid="0109ad9f" officeooo:paragraph-rsid="0109ad9f" style:font-size-asian="14pt" style:font-size-complex="14pt"/>
    </style:style>
    <style:style style:name="P147" style:family="paragraph" style:parent-style-name="Standard">
      <style:text-properties fo:font-size="14pt" officeooo:rsid="010b9f77" officeooo:paragraph-rsid="010b9f77" style:font-size-asian="14pt" style:font-size-complex="14pt"/>
    </style:style>
    <style:style style:name="P148" style:family="paragraph" style:parent-style-name="Standard">
      <style:text-properties fo:font-size="14pt" officeooo:rsid="010b9f77" officeooo:paragraph-rsid="010cf18c" style:font-size-asian="14pt" style:font-size-complex="14pt"/>
    </style:style>
    <style:style style:name="P149" style:family="paragraph" style:parent-style-name="Standard">
      <style:text-properties fo:font-size="14pt" officeooo:rsid="010dd47a" officeooo:paragraph-rsid="010dd47a" style:font-size-asian="14pt" style:font-size-complex="14pt"/>
    </style:style>
    <style:style style:name="P150" style:family="paragraph" style:parent-style-name="Standard">
      <style:text-properties fo:font-size="14pt" officeooo:rsid="010e2916" officeooo:paragraph-rsid="010e2916" style:font-size-asian="14pt" style:font-size-complex="14pt"/>
    </style:style>
    <style:style style:name="P151" style:family="paragraph" style:parent-style-name="Standard">
      <style:text-properties fo:font-size="14pt" officeooo:rsid="010e6a1a" officeooo:paragraph-rsid="010e6a1a" style:font-size-asian="14pt" style:font-size-complex="14pt"/>
    </style:style>
    <style:style style:name="P152" style:family="paragraph" style:parent-style-name="Standard">
      <style:text-properties fo:font-size="14pt" officeooo:rsid="010edc38" officeooo:paragraph-rsid="010edc38" style:font-size-asian="14pt" style:font-size-complex="14pt"/>
    </style:style>
    <style:style style:name="P153" style:family="paragraph" style:parent-style-name="Standard">
      <style:text-properties fo:font-size="14pt" officeooo:rsid="011712b6" officeooo:paragraph-rsid="011712b6" style:font-size-asian="14pt" style:font-size-complex="14pt"/>
    </style:style>
    <style:style style:name="P154" style:family="paragraph" style:parent-style-name="Standard">
      <style:text-properties fo:font-size="14pt" officeooo:rsid="011b894a" officeooo:paragraph-rsid="011b894a" style:font-size-asian="14pt" style:font-size-complex="14pt"/>
    </style:style>
    <style:style style:name="P155" style:family="paragraph" style:parent-style-name="Standard">
      <style:text-properties fo:font-size="14pt" officeooo:rsid="011d122f" officeooo:paragraph-rsid="011d122f" style:font-size-asian="14pt" style:font-size-complex="14pt"/>
    </style:style>
    <style:style style:name="P156" style:family="paragraph" style:parent-style-name="Standard">
      <style:text-properties fo:font-size="14pt" officeooo:rsid="0121d97b" officeooo:paragraph-rsid="0121d97b" style:font-size-asian="14pt" style:font-size-complex="14pt"/>
    </style:style>
    <style:style style:name="P157" style:family="paragraph" style:parent-style-name="Standard">
      <style:paragraph-properties>
        <style:tab-stops>
          <style:tab-stop style:position="8.414cm"/>
        </style:tab-stops>
      </style:paragraph-properties>
      <style:text-properties fo:font-size="14pt" officeooo:rsid="0121d97b" officeooo:paragraph-rsid="0121d97b" style:font-size-asian="14pt" style:font-size-complex="14pt"/>
    </style:style>
    <style:style style:name="P158" style:family="paragraph" style:parent-style-name="Standard">
      <style:text-properties fo:font-size="14pt" officeooo:rsid="0122816a" officeooo:paragraph-rsid="0122816a" style:font-size-asian="14pt" style:font-size-complex="14pt"/>
    </style:style>
    <style:style style:name="P159" style:family="paragraph" style:parent-style-name="Standard">
      <style:text-properties fo:font-size="14pt" officeooo:rsid="01244220" officeooo:paragraph-rsid="01244220" style:font-size-asian="14pt" style:font-size-complex="14pt"/>
    </style:style>
    <style:style style:name="P160" style:family="paragraph" style:parent-style-name="Standard">
      <style:text-properties fo:font-size="14pt" officeooo:rsid="0124aa57" officeooo:paragraph-rsid="0124aa57" style:font-size-asian="14pt" style:font-size-complex="14pt"/>
    </style:style>
    <style:style style:name="P161" style:family="paragraph" style:parent-style-name="Standard">
      <style:text-properties fo:font-size="14pt" officeooo:rsid="01267c61" officeooo:paragraph-rsid="01267c61" style:font-size-asian="14pt" style:font-size-complex="14pt"/>
    </style:style>
    <style:style style:name="P162" style:family="paragraph" style:parent-style-name="Standard">
      <style:text-properties fo:font-size="14pt" officeooo:rsid="01295ef1" officeooo:paragraph-rsid="01295ef1" style:font-size-asian="14pt" style:font-size-complex="14pt"/>
    </style:style>
    <style:style style:name="P163" style:family="paragraph" style:parent-style-name="Standard">
      <style:text-properties fo:font-size="14pt" officeooo:rsid="0129fda5" officeooo:paragraph-rsid="0129fda5" style:font-size-asian="14pt" style:font-size-complex="14pt"/>
    </style:style>
    <style:style style:name="P164" style:family="paragraph" style:parent-style-name="Standard">
      <style:text-properties fo:font-size="14pt" officeooo:rsid="012ba2db" officeooo:paragraph-rsid="012ba2db" style:font-size-asian="14pt" style:font-size-complex="14pt"/>
    </style:style>
    <style:style style:name="P165" style:family="paragraph" style:parent-style-name="Standard">
      <style:text-properties fo:font-size="14pt" officeooo:rsid="012c1886" officeooo:paragraph-rsid="012c1886" style:font-size-asian="14pt" style:font-size-complex="14pt"/>
    </style:style>
    <style:style style:name="P166" style:family="paragraph" style:parent-style-name="Standard">
      <style:text-properties fo:font-size="14pt" officeooo:rsid="012c69ed" officeooo:paragraph-rsid="012c69ed" style:font-size-asian="14pt" style:font-size-complex="14pt"/>
    </style:style>
    <style:style style:name="P167" style:family="paragraph" style:parent-style-name="Standard">
      <style:text-properties fo:font-size="14pt" officeooo:rsid="012d08ba" officeooo:paragraph-rsid="012d08ba" style:font-size-asian="14pt" style:font-size-complex="14pt"/>
    </style:style>
    <style:style style:name="P168" style:family="paragraph" style:parent-style-name="Standard">
      <style:text-properties fo:font-size="14pt" officeooo:rsid="012d9d4a" officeooo:paragraph-rsid="012d9d4a" style:font-size-asian="14pt" style:font-size-complex="14pt"/>
    </style:style>
    <style:style style:name="P169" style:family="paragraph" style:parent-style-name="Standard">
      <style:text-properties fo:font-size="14pt" officeooo:rsid="012dd796" officeooo:paragraph-rsid="012dd796" style:font-size-asian="14pt" style:font-size-complex="14pt"/>
    </style:style>
    <style:style style:name="P170" style:family="paragraph" style:parent-style-name="Standard">
      <style:text-properties fo:font-size="14pt" officeooo:rsid="012f1ef9" officeooo:paragraph-rsid="012f1ef9" style:font-size-asian="14pt" style:font-size-complex="14pt"/>
    </style:style>
    <style:style style:name="P171" style:family="paragraph" style:parent-style-name="Standard">
      <style:text-properties fo:font-size="14pt" officeooo:rsid="012f75fa" officeooo:paragraph-rsid="012f75fa" style:font-size-asian="14pt" style:font-size-complex="14pt"/>
    </style:style>
    <style:style style:name="P172" style:family="paragraph" style:parent-style-name="Standard">
      <style:text-properties fo:font-size="14pt" officeooo:rsid="013bc5e1" officeooo:paragraph-rsid="013bc5e1" style:font-size-asian="14pt" style:font-size-complex="14pt"/>
    </style:style>
    <style:style style:name="P173" style:family="paragraph" style:parent-style-name="Standard">
      <style:text-properties fo:font-size="14pt" officeooo:rsid="0142b1d9" officeooo:paragraph-rsid="0142b1d9" style:font-size-asian="14pt" style:font-size-complex="14pt"/>
    </style:style>
    <style:style style:name="P174" style:family="paragraph" style:parent-style-name="Standard">
      <style:text-properties fo:font-size="14pt" officeooo:rsid="0149d1b4" officeooo:paragraph-rsid="0149d1b4" style:font-size-asian="14pt" style:font-size-complex="14pt"/>
    </style:style>
    <style:style style:name="P175" style:family="paragraph" style:parent-style-name="Standard">
      <style:text-properties fo:font-size="14pt" officeooo:rsid="0154bdb3" officeooo:paragraph-rsid="0154bdb3" style:font-size-asian="14pt" style:font-size-complex="14pt"/>
    </style:style>
    <style:style style:name="P176" style:family="paragraph" style:parent-style-name="Standard">
      <style:text-properties fo:font-size="14pt" officeooo:rsid="00673c48" officeooo:paragraph-rsid="00673c48" style:font-size-asian="14pt" style:font-size-complex="14pt"/>
    </style:style>
    <style:style style:name="T1" style:family="text">
      <style:text-properties officeooo:rsid="000bdaef"/>
    </style:style>
    <style:style style:name="T2" style:family="text">
      <style:text-properties officeooo:rsid="000dc41b"/>
    </style:style>
    <style:style style:name="T3" style:family="text">
      <style:text-properties officeooo:rsid="000f4011"/>
    </style:style>
    <style:style style:name="T4" style:family="text">
      <style:text-properties officeooo:rsid="001034ec"/>
    </style:style>
    <style:style style:name="T5" style:family="text">
      <style:text-properties officeooo:rsid="0011f836"/>
    </style:style>
    <style:style style:name="T6" style:family="text">
      <style:text-properties officeooo:rsid="0012b2c2"/>
    </style:style>
    <style:style style:name="T7" style:family="text">
      <style:text-properties officeooo:rsid="00155c08"/>
    </style:style>
    <style:style style:name="T8" style:family="text">
      <style:text-properties officeooo:rsid="0018175c"/>
    </style:style>
    <style:style style:name="T9" style:family="text">
      <style:text-properties officeooo:rsid="0019fabf"/>
    </style:style>
    <style:style style:name="T10" style:family="text">
      <style:text-properties officeooo:rsid="001b0e21"/>
    </style:style>
    <style:style style:name="T11" style:family="text">
      <style:text-properties officeooo:rsid="0025ba5a"/>
    </style:style>
    <style:style style:name="T12" style:family="text">
      <style:text-properties officeooo:rsid="0026e081"/>
    </style:style>
    <style:style style:name="T13" style:family="text">
      <style:text-properties officeooo:rsid="002d3315"/>
    </style:style>
    <style:style style:name="T14" style:family="text">
      <style:text-properties officeooo:rsid="00301b64"/>
    </style:style>
    <style:style style:name="T15" style:family="text">
      <style:text-properties officeooo:rsid="00331381"/>
    </style:style>
    <style:style style:name="T16" style:family="text">
      <style:text-properties officeooo:rsid="0033478c"/>
    </style:style>
    <style:style style:name="T17" style:family="text">
      <style:text-properties officeooo:rsid="0034f349"/>
    </style:style>
    <style:style style:name="T18" style:family="text">
      <style:text-properties fo:font-variant="normal" fo:text-transform="none" fo:color="#a52a2a" style:font-name="arial" fo:font-style="normal" fo:font-weight="bold"/>
    </style:style>
    <style:style style:name="T19" style:family="text">
      <style:text-properties fo:font-variant="normal" fo:text-transform="none" fo:color="#000000" style:font-name="arial" fo:font-size="12pt" fo:letter-spacing="normal" fo:font-style="normal" fo:font-weight="normal"/>
    </style:style>
    <style:style style:name="T20" style:family="text">
      <style:text-properties fo:font-variant="normal" fo:text-transform="none" fo:color="#000000" style:font-name="arial" fo:font-size="12pt" fo:letter-spacing="normal" fo:font-style="normal" fo:font-weight="bold"/>
    </style:style>
    <style:style style:name="T21" style:family="text">
      <style:text-properties fo:font-variant="normal" fo:text-transform="none" fo:color="#000000" fo:letter-spacing="normal"/>
    </style:style>
    <style:style style:name="T22" style:family="text">
      <style:text-properties officeooo:rsid="00530969"/>
    </style:style>
    <style:style style:name="T23" style:family="text">
      <style:text-properties officeooo:rsid="0071aba5"/>
    </style:style>
    <style:style style:name="T24" style:family="text">
      <style:text-properties officeooo:rsid="0078c6b4"/>
    </style:style>
    <style:style style:name="T25" style:family="text">
      <style:text-properties officeooo:rsid="00791720"/>
    </style:style>
    <style:style style:name="T26" style:family="text">
      <style:text-properties officeooo:rsid="007ee07a"/>
    </style:style>
    <style:style style:name="T27" style:family="text">
      <style:text-properties officeooo:rsid="007f9486"/>
    </style:style>
    <style:style style:name="T28" style:family="text">
      <style:text-properties officeooo:rsid="00855405"/>
    </style:style>
    <style:style style:name="T29" style:family="text">
      <style:text-properties officeooo:rsid="008e742d"/>
    </style:style>
    <style:style style:name="T30" style:family="text">
      <style:text-properties officeooo:rsid="008f327f"/>
    </style:style>
    <style:style style:name="T31" style:family="text">
      <style:text-properties officeooo:rsid="00922f95"/>
    </style:style>
    <style:style style:name="T32" style:family="text">
      <style:text-properties officeooo:rsid="00942f02"/>
    </style:style>
    <style:style style:name="T33" style:family="text">
      <style:text-properties officeooo:rsid="0094b8f9"/>
    </style:style>
    <style:style style:name="T34" style:family="text">
      <style:text-properties officeooo:rsid="0097b2c7"/>
    </style:style>
    <style:style style:name="T35" style:family="text">
      <style:text-properties officeooo:rsid="009d9100"/>
    </style:style>
    <style:style style:name="T36" style:family="text">
      <style:text-properties officeooo:rsid="009ee633"/>
    </style:style>
    <style:style style:name="T37" style:family="text">
      <style:text-properties officeooo:rsid="009f1a2c"/>
    </style:style>
    <style:style style:name="T38" style:family="text">
      <style:text-properties officeooo:rsid="00a1131b"/>
    </style:style>
    <style:style style:name="T39" style:family="text">
      <style:text-properties officeooo:rsid="00a1994d"/>
    </style:style>
    <style:style style:name="T40" style:family="text">
      <style:text-properties officeooo:rsid="00a3b907"/>
    </style:style>
    <style:style style:name="T41" style:family="text">
      <style:text-properties officeooo:rsid="00b05ec4"/>
    </style:style>
    <style:style style:name="T42" style:family="text">
      <style:text-properties officeooo:rsid="00b1247e"/>
    </style:style>
    <style:style style:name="T43" style:family="text">
      <style:text-properties officeooo:rsid="00b14e7b"/>
    </style:style>
    <style:style style:name="T44" style:family="text">
      <style:text-properties officeooo:rsid="00b456b9"/>
    </style:style>
    <style:style style:name="T45" style:family="text">
      <style:text-properties officeooo:rsid="00b5e39e"/>
    </style:style>
    <style:style style:name="T46" style:family="text">
      <style:text-properties officeooo:rsid="00b64a75"/>
    </style:style>
    <style:style style:name="T47" style:family="text">
      <style:text-properties officeooo:rsid="00b66120"/>
    </style:style>
    <style:style style:name="T48" style:family="text">
      <style:text-properties officeooo:rsid="00b736f7"/>
    </style:style>
    <style:style style:name="T49" style:family="text">
      <style:text-properties officeooo:rsid="00b8f0d8"/>
    </style:style>
    <style:style style:name="T50" style:family="text">
      <style:text-properties officeooo:rsid="00baa900"/>
    </style:style>
    <style:style style:name="T51" style:family="text">
      <style:text-properties officeooo:rsid="00bc22e4"/>
    </style:style>
    <style:style style:name="T52" style:family="text">
      <style:text-properties officeooo:rsid="00bff42b"/>
    </style:style>
    <style:style style:name="T53" style:family="text">
      <style:text-properties officeooo:rsid="00c36aa2"/>
    </style:style>
    <style:style style:name="T54" style:family="text">
      <style:text-properties officeooo:rsid="00c89a8f"/>
    </style:style>
    <style:style style:name="T55" style:family="text">
      <style:text-properties officeooo:rsid="00ce2fd3"/>
    </style:style>
    <style:style style:name="T56" style:family="text">
      <style:text-properties officeooo:rsid="00de5c1b"/>
    </style:style>
    <style:style style:name="T57" style:family="text">
      <style:text-properties officeooo:rsid="00e0d0bb"/>
    </style:style>
    <style:style style:name="T58" style:family="text">
      <style:text-properties officeooo:rsid="010cf18c"/>
    </style:style>
    <style:style style:name="T59" style:family="text">
      <style:text-properties officeooo:rsid="011106f7"/>
    </style:style>
    <style:style style:name="T60" style:family="text">
      <style:text-properties officeooo:rsid="0111b419"/>
    </style:style>
    <style:style style:name="T61" style:family="text">
      <style:text-properties officeooo:rsid="0114dd86"/>
    </style:style>
    <style:style style:name="T62" style:family="text">
      <style:text-properties officeooo:rsid="011eb985"/>
    </style:style>
    <style:style style:name="T63" style:family="text">
      <style:text-properties officeooo:rsid="011ede65"/>
    </style:style>
    <style:style style:name="T64" style:family="text">
      <style:text-properties officeooo:rsid="0127d07a"/>
    </style:style>
    <style:style style:name="T65" style:family="text">
      <style:text-properties officeooo:rsid="013d546a"/>
    </style:style>
    <style:style style:name="T66" style:family="text">
      <style:text-properties officeooo:rsid="014a29aa"/>
    </style:style>
    <style:style style:name="T67" style:family="text">
      <style:text-properties officeooo:rsid="014b6bc5"/>
    </style:style>
    <style:style style:name="T68" style:family="text">
      <style:text-properties officeooo:rsid="014d3e37"/>
    </style:style>
    <style:style style:name="T69" style:family="text">
      <style:text-properties officeooo:rsid="014f3992"/>
    </style:style>
    <style:style style:name="T70" style:family="text">
      <style:text-properties officeooo:rsid="0154bdb3"/>
    </style:style>
    <style:style style:name="T71" style:family="text">
      <style:text-properties officeooo:rsid="015588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a xlink:type="simple" xlink:href="https://chortle.ccsu.edu/AssemblyTutorial/Audio/chap15-02.mp3" office:target-frame-name="audioPlayer" xlink:show="replace"><text:span text:style-name="T18">T</text:span></text:a><text:span text:style-name="T19">he operands for all arithmetic and logic operations are contained in registers. To operate on data in main memory, the data is first copied into registers. A </text:span><text:span text:style-name="T20">load</text:span><text:span text:style-name="T21"> </text:span><text:span text:style-name="T19">operation copies data from main memory into a register. A </text:span><text:span text:style-name="T20">store</text:span><text:span text:style-name="T21"> </text:span><text:span text:style-name="T19">operation copies data from a register into main memory .</text:span></text:p>
      <text:p text:style-name="P31">NETBURST MICROARCHITECTURE</text:p>
      <text:p text:style-name="P1">Front End: es el lugar donde se realiza el fetch y decode de las instrucciones.</text:p>
      <text:p text:style-name="P1"><text:tab/>-Trace Cache: Es una memoria cache de nivel 1 que se dedica a guardar trazos de las instrucciones que fueron decodificadas para poder ahorrarse el mismo proceso si se repite en un <text:span text:style-name="T6">futuro.</text:span> <text:s/><text:span text:style-name="T1">Esto incluye un trace cache para ejecuciones y uno para el BTB. El mismo posee 16 entradas para predicciones de saltos.</text:span></text:p>
      <text:p text:style-name="P2"><text:tab/>-<text:span text:style-name="T2">Microcode ROM: es una rom dedicada a facilitar la decodificación de instrucciones que puedan resultar en más de 4 uops. </text:span></text:p>
      <text:p text:style-name="P4"><text:tab/>-<text:span text:style-name="T3">ITLB: La Instrucción de traducción de direcciones Buffer (ITLB) recibe la solicitud de la TC para entregar nuevas instrucciones, y traduce la dirección del puntero de la próxima instrucción a una dirección física. Se envía una solicitud a la caché L2 y bytes de instrucción se devuelven. Estos bytes se colocan en streaming buffers, que contienen los bytes hasta que puedan ser decodificados.</text:span></text:p>
      <text:p text:style-name="P3"><text:tab/>-<text:span text:style-name="T4">IA-32 Instruction Decoder: esta toma las instrucciones de la cache L2 y procede a realizar su decodificación. </text:span></text:p>
      <text:p text:style-name="P3"/>
      <text:p text:style-name="P3"/>
      <text:p text:style-name="P5">Out-of-Order Execution Logic: este dedica a reordenar la ejecución de las instrucciones para poder sacar el mayor provecho de velocidad posible. Y para lograr que estas ya estén listas cuando sus operandos lo estén. </text:p>
      <text:p text:style-name="P6"><text:tab/>-<text:span text:style-name="T5">The Allocator: este componente sirve para administrar los recursos de los diversos buffers que se utilizan para poder ejecutar las instrucciones. Si estos recursos no están disponibles para alguna de las tres uops del ciclo entonces Allocator se detendrá por esta parte. Cuando se poseen los recursos se los provee a las instrucciones que los necesitan de tal manera que aseguren el procesamiento. <text:s/></text:span></text:p>
      <text:p text:style-name="P7"><text:tab/>-<text:span text:style-name="T7">Register Renaming: Permite cambiar los nombre de los registros del procesador. Este proceso de cambio de nombre elimina falsos conflictos causados por múltiples instrucciones que crean sus versiones simultáneas pero únicas de un registro como EAX. Podría haber docenas de instancias únicas de EAX en la pipeline de la máquina al mismo tiempo. El campo de datos ROB se utiliza para almacenar el valor del resultado de datos de la UOP, y el campo de estado ROB se utiliza para rastrear el estado de la UOP, ya que se está ejecutando en la máquina. Estas entradas ROB se asignan y desasignan secuencialmente y se señalaron por un número de secuencia que indica la edad relativa de estas entradas. Al jubilarse, los datos de resultado se copia físicamente del campo de resultado datos ROB en el archivo Registro de Retiro separado (FRR). Los puntos de rata para la versión actual de cada uno de los registros arquitectónicos como EAX. Este registro actual podría estar en el ROB o en el FRR.</text:span></text:p>
      <text:p text:style-name="P8"><text:tab/>-<text:span text:style-name="T8">Uop Scheduling: Los schedulers de UOP determinan cuando un uop está listo para ejecutar mediante el seguimiento de sus operandos de registro de entrada. Este es el corazón del motor de ejecución fuera de orden. La microarquitectura NetBurst </text:span><text:soft-page-break/><text:span text:style-name="T8">tiene dos conjuntos de estructuras para ayudar en la scheduler de UOP: las colas de UOP y los schedulers UOP reales. </text:span></text:p>
      <text:p text:style-name="P9"><text:s text:c="4"/><text:tab/><text:tab/>-Existen dos colas UOP una para operaciones de memoria(Load , Store) y otra para no memoria. <text:span text:style-name="T9">Cada una de estas colas almacena los uops en estricto FIFO (first to in, first to out) de la orden con respecto a los uops en su propia cola, pero se permite cada cola para ser leído fuera de orden con respecto a la otra cola. Esto permite que la ventana dinámica programación fuera de fin de ser más grande que sólo tener los programadores UOP hacen todo el trabajo de reordenamiento.</text:span></text:p>
      <text:p text:style-name="P10"><text:tab/><text:tab/>-<text:span text:style-name="T10">Existen varias schedulers UOPS que se utilizan para ordenar diferentes tipos de uops para las diversas unidades de ejecución en el procesador Pentium 4. Estos schedulers determinar cuándo uops están listos para ejecutar sobre la base de la disposición de su registro de entrada dependiente operando las fuentes y la disponibilidad de los recursos de ejecución los uops necesitan para completar su operación. </text:span></text:p>
      <text:p text:style-name="P11">Estos programadores están atados a cuatro puertos de envío diferentes. Hay dos puertos de la unidad de ejecución de despacho etiquetados puertos 0 y 1 en la Figura 6. Estos puertos son rápidos: pueden enviar un máximo de dos operaciones en cada ciclo de reloj del procesador principal. Múltiples programadores comparten cada uno de estos dos puertos de despacho. Los programadores rápidas ALU pueden programar en cada mitad del ciclo de reloj principal, mientras que los otros programadores sólo pueden programar una vez por ciclo de reloj del procesador principal. Ellos arbitrar para el puerto de despacho cuando varios programadores tienen operaciones listas a la vez. También hay una carga y una store de puerto de envío que puede despachar una carga listo y almacenar cada ciclo de reloj. En conjunto, estos puertos de despacho UOP pueden enviar hasta seis uops cada ciclo de reloj principal. Este ancho de banda envío supera el front-end y el ancho de banda de jubilación, de tres uops por ciclo de reloj, para permitir ráfagas máximas de más de 3 uops por ciclo de reloj y para permitir una mayor flexibilidad en la expedición uops a diferentes puertos de despacho.</text:p>
      <text:p text:style-name="P11"/>
      <text:p text:style-name="P11"/>
      <text:p text:style-name="P12">Integer and Floating-Point Execution Units </text:p>
      <text:p text:style-name="P13">Las unidades de ejecución son donde las instrucciones son realmente ejecutados. Las unidades de ejecución están diseñadas para optimizar el rendimiento general por el manejo de los casos más comunes tan rápido como sea posible. Hay varias unidades de ejecución diferentes en la microarquitectura NetBurst. Las unidades utilizadas para ejecutar operaciones con enteros incluyen la baja latencia entero ALU, la unidad de instrucción número entero complejo, las unidades de generación de carga y dirección de la store, y la caché de datos L1.</text:p>
      <text:p text:style-name="P14">Los archivos de registro de enteros y de punto flotante se sientan entre los programadores y las unidades de ejecución. Hay un archivo de registro de 128 entrada independiente tanto para el entero y el de punto flotante / operaciones de la SSE. Cada archivo de registro también cuenta con una red de derivación multi-reloj que no pasa por delante o hacia los resultados, que aún no se han escrito en el archivo de registro, a las nuevas uops dependientes acaba de terminar. Se necesita esta red de <text:soft-page-break/>derivación de múltiples reloj debido a la muy alta frecuencia del diseño.</text:p>
      <text:p text:style-name="P15"><text:s/><text:tab/>-<text:span text:style-name="T11">Low Latency Integer ALU: .ALU-bypass loop es un bucle cerrado clave para el trabajo de pipeline. </text:span></text:p>
      <text:p text:style-name="P16"><text:tab/><text:span text:style-name="T12">El procesador hace operaciones ALU con una latencia efectiva de la mitad de un ciclo de reloj. Lo hace esta operación en una secuencia de tres ciclos de reloj rápido (el reloj rápido funciona a 2x la tasa de reloj principal). En el primer ciclo de reloj rápido, el orden bajo 16 bits se calculan y están disponibles inmediatamente para alimentar a los bajos 16-bits de una operación depende el siguiente ciclo de reloj rápido. Los de orden alto 16 bits se procesan en el siguiente ciclo rápido, usando el llevar a cabo simplemente generado por la operación bajo 16-bit. Este resultado superior 16-bit estará disponible para la siguiente operación depende exactamente cuando sea necesario.</text:span></text:p>
      <text:p text:style-name="P16"/>
      <text:p text:style-name="P17"><text:tab/>-Operaciones de enteros complejos: Las operaciones simples, muy frecuentes ALU van a las unidades de ejecución ALU enteros de alta velocidad descritos anteriormente. Operaciones con enteros que son más complejas van a hardware separado para su conclusión. La mayoría turno entero o las operaciones de rotación van al complejo portuario de envío entero. Estas operaciones de desplazamiento tienen una latencia de cuatro relojes. Entero multiplicar y operaciones de división también tienen una larga latencia. Las formas típicas de multiplicar y dividir tienen una latencia de aproximadamente 14 y 60 relojes, respectivamente. </text:p>
      <text:p text:style-name="P17"/>
      <text:p text:style-name="P18"><text:tab/>-El Nivel 1 (LI) caché de datos es una memoria caché de 8K-byte que se utiliza tanto para enteros y de coma flotante / cargas y stores de SSE. Está organizada como una caché asociativa en conjunto de 4 vías que tiene 64 bytes por línea de caché. Es una memoria caché de escritura simultánea, lo que significa que escribe en ella siempre se copian en la memoria caché L2. Se puede hacer una carga y una store por ciclo de reloj.</text:p>
      <text:p text:style-name="P18"/>
      <text:p text:style-name="P19">La latencia de las operaciones de carga es un aspecto clave de rendimiento del procesador. Esto es especialmente cierto para IA-32 programas que tienen una gran cantidad de cargas y las stores, debido al número limitado de registros en el conjunto de instrucciones. La microarquitectura NetBurst optimiza la latencia de carga de acceso más bajo en general con un caché pequeño, muy baja latencia 8K bytes respaldados por una caché grande, gran ancho de banda de segundo nivel con una latencia media. Para la mayoría de IA-32 programas de esta configuración de un pequeño, pero muy baja latencia, caché de datos L1 seguido por un gran caché L2 latencia medio da latencia de carga-acceso a la red más baja y por lo tanto un mayor rendimiento que una más grande, caché L1 más lento. El caché de datos L1 funciona con un 2-reloj-utilización carga latencia para cargas enteros y un 6-reloj-utilización carga latencia de punto flotante / cargas de la SSE. </text:p>
      <text:p text:style-name="P19"/>
      <text:p text:style-name="P20">Los programadores de UOP envían operaciones dependientes antes de la carga de los padres ha terminado de ejecutarse. En la mayoría de los casos, el programador asume que la carga llegará a la memoria caché de datos L1. Si la carga no alcanza la caché <text:soft-page-break/>de datos L1, habrá operaciones dependientes en vuelo en la pipeline. Estas operaciones dependientes que han dejado el planificador obtendrán datos de forma temporal incorrectos. Esta es una forma de especulación de datos.</text:p>
      <text:p text:style-name="P20"/>
      <text:p text:style-name="P21"><text:tab/>-<text:span text:style-name="T13">Store-to-Load Forwarding:</text:span></text:p>
      <text:p text:style-name="P32">Para permitir este uso de stores de pendientes, procesadores de ejecución fuera de orden modernos tienen una memoria intermedia de almacenamiento en espera de que permite a las cargas a utilizar los resultados pendientes de stores antes de las stores se han escrito en la memoria caché de datos L1. Este proceso se denomina reenvío de la store a la carga. </text:p>
      <text:p text:style-name="P22"/>
      <text:p text:style-name="P23">Para hacer este proceso las stores de cargar el avance eficiente, este buffer store pendiente está optimizado para permitir el reenvío eficaz y rápida de los datos a las cargas dependientes de las stores pendientes.</text:p>
      <text:p text:style-name="P23"/>
      <text:p text:style-name="P24"><text:tab/>-<text:span text:style-name="T14">FP/SSE Execution Units:</text:span></text:p>
      <text:p text:style-name="P24"/>
      <text:p text:style-name="P25">Est<text:span text:style-name="T15">a unidad</text:span> de ejecución tiene dos puertos de ejecución de 128 bits que pueden comenzar una nueva operación de cada cada ciclo de reloj. <text:span text:style-name="T16">Un puerto de ejecución es de la ejecución general de 128 bits y uno es para la 128 bits de registro a registro se mueve y almacenes de memoria. El motor FP / SSE también puede completar una carga completa de 128 bits cada ciclo de reloj.</text:span></text:p>
      <text:p text:style-name="P26">Muchos de FP / aplicaciones multimedia tienen un conjunto bastante equilibrado de multiplica y se suma. La máquina por lo general se puede mantener ocupado entrelazar un multiplican y un complemento cada dos ciclos de reloj a un costo mucho menor que la canalización completamente todo el hardware ejecución FP / SSE. <text:span text:style-name="T17">La ALU hardware ejecución SIMD entero puede procesar 64 bits de enteros SIMD por ciclo de reloj.</text:span></text:p>
      <text:p text:style-name="P27"/>
      <text:p text:style-name="P27">Lograr significativamente mayor de punto flotante y rendimiento multimedia requiere mucho más que las unidades de ejecución sólo rápidas. Se requiere de un conjunto equilibrado de las capacidades que trabajan juntos. Estos programas a menudo tienen muchas operaciones de latencia largo de sus lazos internos. El muy profundo buffering del procesador Pentium 4 (126 uops y 48 cargas en vuelo) permite que la máquina para examinar una gran parte del programa a la vez. El hardware fuera de la ejecución de órdenes a menudo se desenrolla el bucle de ejecución interna de estos programas en numerosas ocasiones en su ventana de ejecución. Este desenrollado dinámica permite que el procesador Pentium 4 para solapar las instrucciones de larga latencia FP / SSE y de memoria encontrando muchas instrucciones independientes para trabajar en forma simultánea.</text:p>
      <text:p text:style-name="P28">Aplicaciones FP / multimedia por lo general necesitan un subsistema de memoria muy alta ancho de banda. A veces FP y aplicaciones multimedia no encajan bien en la caché de datos L1 pero no caben en la memoria caché L2. Para optimizar estas aplicaciones, el procesador Pentium 4 tiene una ruta de alto ancho de banda de la memoria caché de datos L2 a los datos L1. Algunas aplicaciones multimedia PF / <text:soft-page-break/>flujo de datos de la memoria no-tamaño de la caché práctica contendrá los datos. Necesitan un camino ancho de banda elevado a la memoria principal para un buen desempeño. </text:p>
      <text:p text:style-name="P28"/>
      <text:p text:style-name="P29">Memory Subsystem</text:p>
      <text:p text:style-name="P30">El procesador Pentium 4 tiene un subsistema de memoria de alta capacidad para permitir que los nuevos emergentes, aplicaciones corriente orientada, gran ancho de banda, tales como 3D, vídeo y creación de contenidos. El subsistema de memoria incluye el nivel 2 (L2) y el bus del sistema. Las stores de caché L2 de datos que no caben en el nivel 1 (L1) cachés. El bus de sistema externo se utiliza para acceder a la memoria principal cuando el caché L2 tiene un error de caché y también para acceder al sistema de E / S de los dispositivos.</text:p>
      <text:p text:style-name="P30"/>
      <text:p text:style-name="P30">Nivel 2 Instrucción y caché de datos</text:p>
      <text:p text:style-name="P30">La caché L2 es un caché de 256K bytes que contiene tanto las instrucciones que se pierda el rastro de la caché y los datos que se pierda la memoria caché de datos L1. La caché L2 está organizado como una de 8 vías caché asociativa en conjunto con 128 bytes por línea de caché. Estas líneas de caché de 128 bytes constan de dos sectores de 64 bytes. Una falta en la caché L2 normalmente inicia dos solicitudes de acceso de 64 bytes para el bus del sistema para llenar las dos mitades de la línea de caché. La caché L2 es un caché de escritura no simultánea que asigna nuevas líneas de caché de carga o almacenar fallos. Cuenta con un acceso de uso de carga latencia neto de siete ciclos de reloj. Una nueva operación de caché puede empezar cada dos ciclos de reloj del procesador para un ancho de banda máximo de 48Gbytes por segundo, cuando funciona a 1.5GHz.</text:p>
      <text:p text:style-name="P30"/>
      <text:p text:style-name="P30">Asociado con el caché L2 es un prefetcher hardware que controla los patrones de acceso a datos y datos prefetches automáticamente en la memoria caché L2. Intenta permanecer 256 bytes por delante de los lugares de acceso a datos actuales. Este prefetcher recuerda la historia de la caché se pierde por detectar corrientes simultáneas e independientes de los datos que pretende precapturar por delante de su uso en el programa. El prefetcher también trata de minimizar la obtención previa de datos no deseados que pueden causar sobre la utilización del sistema de memoria y retrasar el verdadero accede a las necesidades del programa.</text:p>
      <text:p text:style-name="P30"/>
      <text:p text:style-name="P30"/>
      <text:p text:style-name="P33">Hyper-Threading Technology: Impact on Compute-Intensive Workloads</text:p>
      <text:p text:style-name="P33"/>
      <text:p text:style-name="P34">Procesador microarquitectura</text:p>
      <text:p text:style-name="P34">Los enfoques tradicionales de diseño de procesadores se han centrado en altas velocidades de reloj, el paralelismo a nivel de instrucción (ILP), y cachés. Técnicas para lograr velocidades de reloj más altas implican pipelining la microarquitectura de granularidades más finos, también llamado super-pipelining. Las frecuencias más altas de reloj puede mejorar en gran medida el rendimiento aumentando el número de instrucciones que pueden ser ejecutadas cada segundo. Porque habrá muchos más <text:soft-page-break/>instrucciones en vuelo en una microarquitectura super-pipeline, la manipulación de los acontecimientos que perturban la <text:span text:style-name="T22">pipeline</text:span>, por ejemplo, fallos de caché, las interrupciones y los errores de predicción de las sucursales, puede ser costoso.</text:p>
      <text:p text:style-name="P34"/>
      <text:p text:style-name="P34">ILP se refiere a técnicas para aumentar el número de instrucciones ejecutadas cada ciclo de reloj. Por ejemplo, un procesador superescalar tiene múltiples unidades de ejecución paralelas que pueden procesar instrucciones de forma simultánea. Con la ejecución superescalar, varias instrucciones pueden ser ejecutadas cada ciclo de reloj. Sin embargo, con una simple ejecución en orden, no es suficiente con tener múltiples unidades de ejecución. El reto es encontrar suficientes instrucciones a ejecutar. Una técnica es fuera de orden de ejecución donde se evalúa de forma simultánea una gran ventana de instrucciones y se envía a las unidades de ejecución, con base en la instrucción dependencias en lugar de orden del programa.</text:p>
      <text:p text:style-name="P34"/>
      <text:p text:style-name="P34">Los accesos a la memoria DRAM son lentos en comparación con las velocidades de ejecución del procesador. Una técnica para reducir esta latencia es agregar cachés de cierre rápido para el procesador. Cachés pueden proporcionar acceso a la memoria rápido a los datos o instrucciones de acceso frecuente. Sin embargo, las memorias caché sólo puede ser rápido cuando son pequeños. Por esta razón, los procesadores a menudo están diseñados con una jerarquía de caché en el que rápidos, pequeños cachés están ubicadas y operadas a latencias de acceso muy cerca de la del núcleo del procesador y memorias caché cada vez más grandes, que manejan datos o instrucciones menos acceso frecuente, se implementaron con latencias de acceso más largos. Sin embargo, siempre habrá momentos en los que los datos necesarios no estarán en ningún caché del procesador. Manejo de tales fallos de caché requiere acceder a la memoria y el procesador es probable que se ejecute rápidamente de instrucciones para ejecutar antes de estancamiento en el error de caché.</text:p>
      <text:p text:style-name="P34"/>
      <text:p text:style-name="P34">La gran mayoría de las técnicas para mejorar el rendimiento del procesador de una generación a la siguiente es compleja ya menudo añade costos significativos recalcitrantes de tamaño y potencia. Estas técnicas aumentan el rendimiento, pero no con una eficiencia del 100%; es decir, duplicar el número de unidades de ejecución en un procesador no se duplica el rendimiento del procesador, debido al paralelismo limitado en los flujos de instrucciones. Del mismo modo, simplemente duplicar la velocidad del reloj no duplicar el rendimiento debido a que el número de ciclos de procesador perdidas a errores de predicción de ramificación.</text:p>
      <text:p text:style-name="P34"/>
      <text:p text:style-name="P35">Paralelismo Thread-Nivel</text:p>
      <text:p text:style-name="P35">Una mirada a las tendencias de software de hoy revela que las aplicaciones de servidor se componen de múltiples subprocesos o procesos que se pueden ejecutar en paralelo. On-line de procesamiento de transacciones y servicios web tienen una gran cantidad de subprocesos de software que se pueden ejecutar simultáneamente para un rendimiento más rápido. Incluso las aplicaciones de escritorio son cada vez más paralelo. Arquitectos de Intel han estado tratando de aprovechar este llamado paralelismo a nivel de hilo (TLP) para obtener un mejor rendimiento vs. número de <text:soft-page-break/>transistores y la relación de poder.</text:p>
      <text:p text:style-name="P35"/>
      <text:p text:style-name="P35">Tanto en los mercados de servidores de gama media alta gama y, multiprocesadores se han utilizado comúnmente para obtener un mayor rendimiento del sistema. Mediante la adición de más procesadores, aplicaciones potencialmente obtener una mejora sustancial de rendimiento mediante la ejecución de múltiples hilos en varios procesadores al mismo tiempo. Estos hilos pueden ser de la misma aplicación, a partir de diferentes aplicaciones que se ejecutan al mismo tiempo, de los servicios del sistema operativo o de los hilos del sistema operativo que realizan mantenimiento de fondo. Los sistemas con múltiples han sido utilizados durante muchos años, y los programadores de gama alta están familiarizados con las técnicas para la explotación de multiprocesadores para mayores niveles de rendimiento.</text:p>
      <text:p text:style-name="P35"/>
      <text:p text:style-name="P36">Una de estas técnicas es multiprocesamiento chip (CMP), donde dos procesadores se ponen en un solo dado. Los dos procesadores disponen de un conjunto completo de ejecución y recursos arquitectónicos. Los procesadores pueden o no compartir un gran caché en chip. CMP es en gran parte ortogonal a los sistemas multiprocesador convencionales, como se puede tener múltiples procesadores CMP en una configuración multiprocesador. Procesadores recientemente anunciados incRFOoran dos procesadores en cada mueren. Sin embargo, un chip de CMP es significativamente mayor que el tamaño de un chip de un solo núcleo y por tanto más caros de fabricar; Por otra parte, no comienza a abordar las consideraciones de tamaño y potencia de troquel.</text:p>
      <text:p text:style-name="P36"/>
      <text:p text:style-name="P37">Otro enfoque es permitir que un único procesador para ejecutar múltiples hilos cambiando entre ellas. Multithreading intervalo de tiempo es donde el procesador cambia entre subprocesos de software después de un período de tiempo fijo. Multithreading intervalo de tiempo puede resultar en ranuras de ejecución desperdiciados, pero puede reducir de forma efectiva los efectos de largas latencias a la memoria. Switch-on-evento multi-threading cambiarían las discusiones sobre los eventos de latencia largos tales como fallos de caché. Este enfoque puede funcionar bien para aplicaciones de servidor que tienen un gran número de fallos de caché y donde los dos hilos están ejecutando tareas similares. Sin embargo, tanto el intervalo de tiempo y las técnicas multi-threading interruptor-on-evento no logran solapamiento óptimo de muchas fuentes de uso ineficiente de los recursos, tales como errores de predicción de ramificación, dependencias de instrucción, etc.</text:p>
      <text:p text:style-name="P37"/>
      <text:p text:style-name="P38">Finalmente, hay multi-threading simultáneo, donde múltiples hilos pueden ejecutar en un solo procesador sin cambiar. Los hilos se ejecutan simultáneamente y hacer un mejor uso de los recursos. Este enfoque hace que el uso más eficaz de los recursos del procesador: maximiza el rendimiento vs. número de transistores y el consumo de energía.</text:p>
      <text:p text:style-name="P38"/>
      <text:p text:style-name="P38"/>
      <text:p text:style-name="P39"/>
      <text:p text:style-name="P39"><text:soft-page-break/>HYPER-THREADING TECHNOLOGY ARCHITECTURE</text:p>
      <text:p text:style-name="P39"/>
      <text:p text:style-name="P40">Hyper-Threading La tecnología hace que un único procesador físico aparece como múltiples procesadores lógicos [11, 12]. Para ello, hay una copia del estado arquitectura para cada procesador lógico, y los procesadores lógicos comparten un único conjunto de recursos de ejecución físicos. Desde la perspectiva del software o la arquitectura, esto significa sistemas operativos y programas de usuario puede programar los procesos o hilos para procesadores lógicos como lo harían en procesadores físicos convencionales en un sistema multiprocesador. Desde una perspectiva de la microarquitectura, esto significa que las instrucciones de procesadores lógicos persistirán y ejecutar simultáneamente en recursos de ejecución compartidos.</text:p>
      <text:p text:style-name="P40"/>
      <text:p text:style-name="P41">Cada procesador lógico mantiene un conjunto completo del estado arquitectura. El estado de la arquitectura se compone de registros, incluyendo los registros de propósito general, los registros de control, los registros avanzados controlador de interrupciones programable (APIC), y algunos registros de estado de la máquina. Desde una perspectiva de software, una vez que se duplica el estado de la arquitectura, el procesador parece ser dos procesadores. El número de transistores para almacenar el estado de la arquitectura es una fracción muy pequeña del total. Procesadores lógicos comparten casi todos los otros recursos en el procesador físico, como cachés, unidades de ejecución, predictores de salto, la lógica de control, y los buses.</text:p>
      <text:p text:style-name="P41"/>
      <text:p text:style-name="P41">FIRST IMPLEMENTATION ON THE INTEL XEON PROCSSEOR FAMILY</text:p>
      <text:p text:style-name="P41"/>
      <text:p text:style-name="P41">Varios objetivos estaban en el corazón de las opciones de diseño microarquitectura hechas para el Intel Xeon   aplicación procesador MP de Hyper-Threading. Uno de los objetivos era reducir al mínimo el coste área del troquel de la aplicación de la tecnología Hyper-Threading. Dado que los procesadores lógicos comparten la gran mayoría de los recursos microarquitectura y sólo unos pocos pequeñas estructuras se replicaron, el coste área del troquel de la primera aplicación fue menos de 5% de la superficie total del troquel.</text:p>
      <text:p text:style-name="P41"/>
      <text:p text:style-name="P41">Un segundo objetivo era garantizar que, cuando se estancó un procesador lógico por otro procesador lógico podría seguir avanzando hacia adelante. Un procesador lógico puede estancarse temporalmente por una variedad de razones, incluyendo fallos de caché de servicio, manejo errores de predicción de la rama, o en espera de los resultados de las instrucciones previas. Progreso hacia adelante Independiente se aseguró mediante la gestión de colas de tampón tales que ningún procesador lógico puede utilizar todas las entradas cuando dos subprocesos de software activo hace 2 estaban ejecutando. Esto se logra por cualquiera de partición o limitar el número de entradas activas cada hilo puede tener.</text:p>
      <text:p text:style-name="P41"/>
      <text:p text:style-name="P41">Un tercer objetivo era permitir que un procesador que ejecuta un solo hilo de <text:soft-page-break/>software activo se ejecute a la misma velocidad en un procesador con tecnología Hyper-Threading como en un procesador sin esta capacidad. Esto significa que los recursos con particiones deben ser recombinados cuando sólo un hilo software está activo. Una vista de alto nivel de la pipeline microarquitectura se muestra en la Figura 4. Como se muestra, amortiguando colas grandes bloques lógicos pipelines separadas. Las colas de tampón están bien particionan o duplicadas para asegurar el progreso hacia adelante independiente a través de cada bloque lógico.</text:p>
      <text:p text:style-name="P41"/>
      <text:p text:style-name="P42">Front-end</text:p>
      <text:p text:style-name="P42">El extremo delantero de la pipeline es responsable de la entrega de instrucciones para las etapas posteriores de pipeline. Como se muestra en la Figura 5a, las instrucciones generalmente provienen de la Execution Trace caché (TC), que es la caché de instrucción 1 (L1) primario o nivel. La figura 5b muestra que sólo cuando hay un fallo TC no traiga y la máquina de decodificación de instrucciones desde el nivel integrada 2 (L2). Cerca del TC es la ROM de microcódigo, que almacena decodifican las instrucciones para las más largas y complejas IA-32 instrucciones.</text:p>
      <text:p text:style-name="P42"/>
      <text:p text:style-name="P43">Execution Trace Cache (TC)</text:p>
      <text:p text:style-name="P43">Los dos procesadores lógicos arbitrar el acceso a la TC cada ciclo de reloj. Si ambos procesadores lógicos quieren tener acceso a la TC, al mismo tiempo, se concede acceso a uno y luego el otro en la alternancia de ciclos de reloj. Por ejemplo, si un ciclo es usado para obtener una línea para un procesador lógico, el ciclo siguiente se utiliza para buscar a una línea para el otro procesador lógico, siempre que ambos procesadores lógicos solicitaron acceso a la caché de rastreo. Si un procesador lógico está estancada o es incapaz de utilizar el TC, el otro procesador lógico puede utilizar el ancho de banda de la memoria caché de seguimiento, en cada ciclo.</text:p>
      <text:p text:style-name="P43"/>
      <text:p text:style-name="P44">ITLB y predicción de saltos</text:p>
      <text:p text:style-name="P44">Si hay un fallo TC, entonces bytes de instrucción deben obtenerse de la caché L2 y descodificada en uops para ser colocado en el TC. La Instrucción de traducción de direcciones Buffer (ITLB) recibe la solicitud de la TC para entregar nuevas instrucciones, y traduce la dirección del puntero de la próxima instrucción a una dirección física. Se envía una solicitud a la caché L2 y bytes de instrucción se devuelven. Estos bytes se colocan en streaming buffers, que contienen los bytes hasta que puedan ser decodificados.</text:p>
      <text:p text:style-name="P44"/>
      <text:p text:style-name="P68">Los ITLBs se duplican. Cada procesador lógico tiene su propio ITLB y su propio conjunto de punteros de instrucciones para realizar un seguimiento del progreso de la recuperación de instrucciones para los dos procesadores lógicos. La extracción de instrucción lógica el encargado de enviar las solicitudes a la caché L2 arbitra en un primer llegado primer servido, mientras reservándose siempre al menos una ranura solicitud para cada procesador lógico. De esta manera, ambos procesadores lógicos pueden tener fetches pendiente simultáneamente.</text:p>
      <text:p text:style-name="P68"/>
      <text:p text:style-name="P68">Cada procesador lógico tiene su propio conjunto de dos streaming buffers de 64 bytes <text:soft-page-break/>para mantener bytes de instrucción en preparación para la etapa de decodificación de instrucciones. Los ITLBs y los streaming buffers son estructuras pequeñas, por lo que el costo tamaño de la pastilla de duplicar estas estructuras es muy baja.</text:p>
      <text:p text:style-name="P68"/>
      <text:p text:style-name="P68">Las estructuras de predicción rama o bien se duplican o compartidos. El búfer de pila de retorno, que predice el destino de las instrucciones de devolución, se duplica debido a que es una estructura muy pequeña y la llamada / pares de retorno están mejor predijeron para subprocesos de software independiente. La memoria histórica rama utilizada para buscar la matriz historia global también se realiza un seguimiento de forma independiente para cada procesador lógico. Sin embargo, la gran variedad historia global es una estructura compartida con entradas que están etiquetados con una identificación del procesador lógico.</text:p>
      <text:p text:style-name="P44"/>
      <text:p text:style-name="P69">IA-32 Instruction Decode</text:p>
      <text:p text:style-name="P69">La lógica de decodificación toma bytes de instrucción de los streaming buffers y los decodifica en uops. Cuando ambos hilos están descifrando las instrucciones de forma simultánea, el suplente streaming buffers entre los hilos para que ambos hilos comparten la misma lógica del decodificador.</text:p>
      <text:p text:style-name="P44"/>
      <text:p text:style-name="P45">Uop cola</text:p>
      <text:p text:style-name="P45">Después uops se obtienen de la caché rastro o la ROM de microcódigo o desvío de la lógica de decodificación de la instrucción, se colocan en una "cola de UOP." Esta cola desacopla el front-end del motor de ejecución Out-of-order en el flujo de la pipeline . La cola uop se repartió de manera que cada procesador lógico tiene la mitad de las entradas. Esta partición permite que ambos procesadores lógicos para avanzar hacia adelante independiente independientemente de puestos de front-end (por ejemplo, TC señorita) o puestos de ejecución.</text:p>
      <text:p text:style-name="P45"/>
      <text:p text:style-name="P46">OUT-OF-ORDER EXECUTION ENGINE</text:p>
      <text:p text:style-name="P46"/>
      <text:p text:style-name="P46">Allucator</text:p>
      <text:p text:style-name="P46">Algunos de estos tampones clave se repartió de manera que cada procesador lógico puede utilizar en la mayoría de las entradas de medio.</text:p>
      <text:p text:style-name="P47">En concreto, cada procesador lógico puede utilizar hasta un máximo de 63 entradas volviendo a comprar tampón, 24 tampones de carga y 12 entradas del búfer de tienda.</text:p>
      <text:p text:style-name="P47"/>
      <text:p text:style-name="P48">Registro Cambiar nombre</text:p>
      <text:p text:style-name="P48"/>
      <text:p text:style-name="P48">Dado que cada procesador lógico debe mantener y realizar un seguimiento de su propio estado arquitectura completa, hay dos <text:span text:style-name="T24">RATs</text:span>, una para cada procesador lógico. El proceso de cambio de nombre de registro se hace en paralelo a la lógica asignador descrito anteriormente, por lo que la lógica de registro de cambio de nombre trabaja en los mismos uops a la que el asignador es la asignación de recursos.</text:p>
      <text:p text:style-name="P48"/>
      <text:p text:style-name="P49">Instruction Scheduling</text:p>
      <text:p text:style-name="P49"><text:soft-page-break/>La cola de instrucciones memoria y colas de órdenes generales envían uops a los cinco colas planificador tan rápido como pueden, alternando entre uops para los dos procesadores lógicos cada ciclo de reloj, según sea necesario</text:p>
      <text:p text:style-name="P42"/>
      <text:p text:style-name="P50">Retirement</text:p>
      <text:p text:style-name="P50">Lógica de Retiro se retirará uops para un procesador lógico, luego el otro, alternando un lado a otro. Si un procesador lógico no está listo para retirarse cualquier uops entonces todo el ancho de banda de jubilación se dedica a otro procesador lógico.</text:p>
      <text:p text:style-name="P50"/>
      <text:p text:style-name="P51">MEMORY SUBSYSTEM</text:p>
      <text:p text:style-name="P51">El subsistema de memoria incluye el DTLB, el nivel de baja latencia 1 (L1) de caché de datos, el nivel 2 (L2) unificado, y el caché de nivel 3 unificado (el caché de nivel 3 sólo está disponible en el procesador Intel Xeon   procesador MP ). El acceso al subsistema de memoria también es en gran parte inconsciente de procesadores lógicos. Los programadores envían carga o almacenar uops sin tener en cuenta a los procesadores lógicos y el subsistema de memoria les maneja como vienen.</text:p>
      <text:p text:style-name="P51"/>
      <text:p text:style-name="P51">DTLB</text:p>
      <text:p text:style-name="P51">El DTLB traduce las direcciones a las direcciones físicas. Cuenta con 64 entradas totalmente asociativos; cada entrada puede mapear ya sea un 4K o una página de 4MB. Aunque el DTLB es una estructura compartida entre los dos procesadores lógicos, cada entrada incluye una etiqueta de identificación del procesador lógico. Cada procesador lógico también tiene un registro de reserva para garantizar la equidad y el progreso hacia adelante en el procesamiento de misses DTLB.</text:p>
      <text:p text:style-name="P51"/>
      <text:p text:style-name="P51">L1 caché de datos, caché L2, L3 Caché</text:p>
      <text:p text:style-name="P51">Ambos procesadores lógicos, sin tener en cuenta que uops del procesador lógico puedan tener trajeron inicialmente los datos en la caché, pueden compartir todas las entradas de los tres niveles de caché.</text:p>
      <text:p text:style-name="P51"/>
      <text:p text:style-name="P52">BUS</text:p>
      <text:p text:style-name="P52">Peticiones de memoria procesador lógico no satisfechas por la jerarquía de caché son atendidos por la lógica del bus. La lógica de bus incluye el controlador local de interrupción APIC, así como la memoria del sistema fuera de chip y de I / O espacio. Lógica de bus también se ocupa de la coherencia cacheables dirección (espionaje) de las solicitudes originadas por otros agentes externos de bus, además de la entrega de solicitud de interrupción de entrada a través de la APIC local.</text:p>
      <text:p text:style-name="P52"/>
      <text:p text:style-name="P52">Desde una perspectiva de servicio, las peticiones de los procesadores lógicos son tratados en un primer llegado, con cola y el espacio de amortiguación apareciendo compartidos. No se le da prioridad a un procesador lógico por encima de la otra.</text:p>
      <text:p text:style-name="P52"/>
      <text:p text:style-name="P52">SOLO TAREA Y MULTI-TAREA MODOS</text:p>
      <text:p text:style-name="P52">Para optimizar el rendimiento cuando hay un hilo de software para ejecutar, hay dos modos de operación que se hace referencia como una sola tarea (ST) o multi-tarea <text:soft-page-break/>(MT). En MT-modo, hay dos procesadores lógicos activos y algunos de los recursos se dividen como se describió anteriormente. Hay dos sabores de ST-mode: de una sola tarea del procesador lógico 0 (st0) y de una sola tarea procesador lógico 1 (ST1). En ST1-mode ST0- o, sólo un procesador lógico está activo, y los recursos que se repartieron en MT-modo se vuelven a combinar para dar el uso lógico activo único procesador de todos los recursos. El IA-32 de Intel Architecture tiene una instrucción llamada HALT que detiene la ejecución del procesador y normalmente permite que el procesador entra en un modo de bajo consumo. HALT es una instrucción privilegiada, lo que significa que sólo el sistema operativo u otro anillo-0 procesos pueden ejecutar esta instrucción. Aplicaciones a nivel de usuario no pueden ejecutar HALT.</text:p>
      <text:p text:style-name="P52"/>
      <text:p text:style-name="P52">En un procesador con tecnología Hyper-Threading, la ejecución de HALT transiciones procesador de MT-modo para ST0- o ST1-mode, según el procesador lógico ejecuta la HALT. Por ejemplo, si el procesador lógico 0 ejecuta HALT, único procesador de 1 lógico sería activo; el procesador físico estaría en ST1-mode y recursos con particiones se recombinan dando procesador lógico 1 pleno uso de todos los recursos del procesador. Si el procesador lógico activo restante también ejecuta HALT, el procesador físico sería entonces capaz de ir a un modo de bajo consumo.</text:p>
      <text:p text:style-name="P52"/>
      <text:p text:style-name="P53">OPERATING SYSTEM AND APPLICATIONS</text:p>
      <text:p text:style-name="P53"/>
      <text:p text:style-name="P53">Un sistema con procesadores que utilizan Hyper-Threading aparece para el sistema operativo y software de aplicación que tiene dos veces el número de procesadores de lo que tiene físicamente. Los sistemas operativos manejan procesadores lógicos como lo hacen los procesadores físicos, la programación de tareas ejecutables o hilos a</text:p>
      <text:p text:style-name="P53">procesadores lógicos. Sin embargo, para un mejor rendimiento, la sistema operativo debe aplicar dos optimizaciones.</text:p>
      <text:p text:style-name="P53"/>
      <text:p text:style-name="P53">El primero es el uso de la instrucción HALT si un procesador lógico está activo y el otro no lo es. HALT permitirá que el procesador de la transición ya sea a la ST0- o ST1-mode. Un sistema operativo que no utiliza esta optimización se ejecutaría en el procesador lógico inactivo una secuencia de instrucciones que comprueba reiteradamente trabajo que hacer. Este llamado "bucle inactivo" puede consumir recursos de ejecución importantes que de otro modo podrían ser utilizados para avanzar más rápido en el otro procesador lógico activo.</text:p>
      <text:p text:style-name="P53"/>
      <text:p text:style-name="P53">La segunda es la optimización en subprocesos de software de programación a los procesadores lógicos. En general, para un mejor rendimiento, el sistema operativo debe programar <text:span text:style-name="T25">hilos</text:span> a los procesadores lógicos en diferentes procesadores físicos antes de programar múltiples hilos en el mismo procesador físico. Esta optimización permite subprocesos de software que utilizan diferentes recursos de ejecución física cuando sea posible.</text:p>
      <text:p text:style-name="P53"/>
      <text:p text:style-name="P53"/>
      <text:p text:style-name="P54"><text:soft-page-break/>The Intel ® Pentium ® M ProcSSEor: Microarchitecture and Performance</text:p>
      <text:p text:style-name="P54"/>
      <text:p text:style-name="P55">FILOSOFÍA DE ALIMENTACIÓN-CONCIENCIA Y ESTRATEGIA</text:p>
      <text:p text:style-name="P55"/>
      <text:p text:style-name="P56">Ventajas y desventajas de diseño para el mercado de telefonía móvil son bastante complicados e implican varios desafíos:</text:p>
      <text:p text:style-name="P56"/>
      <text:p text:style-name="P56">-Optimizar el diseño para el máximo rendimiento y duración de la batería. El reto está en cómo equilibrar entre estos objetivos conflictivos.</text:p>
      <text:p text:style-name="P56"/>
      <text:p text:style-name="P56">-Rendimiento Negociaciones por el poder. Características, ya sea de rendimiento creciente paralelismo a nivel de instrucción (ILP) o la aceleración de la frecuencia suelen aumentar el consumo de energía. Características de ahorro de energía suelen disminuir el rendimiento. El desafío consiste en calcular cuánto poder uno puede darse el lujo de perder el fin de implementar una característica de rendimiento.</text:p>
      <text:p text:style-name="P56"/>
      <text:p text:style-name="P57">-Mayor Rendimiento vs. Mayor duración de la batería</text:p>
      <text:p text:style-name="P57"/>
      <text:p text:style-name="P57">La mayor parte de la potencia de la plataforma es consumido por otros componentes: el LCD, el disco duro, el sistema de memoria, componentes de red, etc. En estas circunstancias, es evidente que la ganancia potencial en la vida de la batería del sistema al reducir aún más el procesador de potencia media sería pequeño 5. Con eso en mente, decidimos optimizar el diseño para el más alto rendimiento en el poder y las limitaciones térmicas, cuando el procesador está activo, y centrarse en la vida de la batería cuando está inactivo.</text:p>
      <text:p text:style-name="P57"/>
      <text:p text:style-name="P58">Rendimiento Negociaciones Para Poder</text:p>
      <text:p text:style-name="P58"/>
      <text:p text:style-name="P58">Las compensaciones son diferentes si optimizamos para un mayor rendimiento o para una mayor duración. Para una mayor realización de procesadores móviles (y de hecho, ahora, en todos los procesadores de alto rendimiento) el criterio es "Maximizar el rendimiento a limitaciones térmicas dadas." Porque la vida de la batería está por debajo del criterio de "Minimizar la energía por tarea.", Explicamos qué cada criterio en realidad significa.</text:p>
      <text:p text:style-name="P58"/>
      <text:p text:style-name="P59">Ampliación del rendimiento a limitaciones térmicas Dadas</text:p>
      <text:p text:style-name="P59"/>
      <text:p text:style-name="P59">Mapa térmico del procesador depende del consumo de energía, la densidad de potencia local en varios puntos en la matriz, el mecanismo de refrigeración, y más. En las primeras etapas de definición microarquitectura del procesador Intel Pentium M, cuando la información térmica no estaba disponible, hemos sustituido el criterio "Maximizar el rendimiento a limitaciones térmicas dadas" por: "Maximizar el rendimiento en un sobre de poder dado" 6. De acuerdo con este criterio, una característica de la microarquitectura que gana rendimiento o ahorra energía debe ser mejor que el simple uso de la escala de tensión / frecuencia. Para un punto de trabajo <text:soft-page-break/>dado de voltaje principal V 0 y frecuencia F 0 el consumo de potencia de un procesador está dada por:</text:p>
      <text:p text:style-name="P59"/>
      <text:p text:style-name="P59">Power 0 = α * C 0 * <text:span text:style-name="T23">(</text:span>V 0<text:span text:style-name="T23">^2)</text:span> * F 0</text:p>
      <text:p text:style-name="P59"/>
      <text:p text:style-name="P59">donde α es el factor de actividad, <text:span text:style-name="T29">Power</text:span> 0 es el consumo de energía y C 0 es la capacidad efectiva para un determinado diseño. La frecuencia se aproxima generalmente como siendo linealmente proporcional a la tensión de funcionamiento, a saber,</text:p>
      <text:p text:style-name="P59"/>
      <text:p text:style-name="P60">F 0 =~ K f * V 0</text:p>
      <text:p text:style-name="P60"/>
      <text:p text:style-name="P61">donde K f es la constante de proporción. Esto conduce a la dependencia cúbico de potencia en la tensión de funcionamiento </text:p>
      <text:p text:style-name="P62">Power max = α * C 0 * (V 0^3) * K f</text:p>
      <text:p text:style-name="P61"/>
      <text:p text:style-name="P61">El rendimiento en este estado de funcionamiento está dada por</text:p>
      <text:p text:style-name="P61">Perf 0 =~ IPC 0 * F 0</text:p>
      <text:p text:style-name="P60">donde IPC 0 indica la instrucción por ciclo de frecuencia F 0.</text:p>
      <text:p text:style-name="P60"/>
      <text:p text:style-name="P63">La minimización de la Energía por tarea</text:p>
      <text:p text:style-name="P63"/>
      <text:p text:style-name="P63">El consumo de energía en general, es una suma de dos componentes: energía activa y energía en reposo. Reducir al mínimo el consumo de energía ociosa es relativamente sencillo y no implica equilibrios de diseño en conflicto: el procesador entra en un estado de energía de sueño profundo, detiene los relojes, y reduce la tensión de funcionamiento al mínimo permitido para sostener el estado interno. Optimización de energía activa es más compleja. Una ejecución muy lento consume menos energía durante un período de tiempo más largo, mientras que el paralelismo pesada reduce el tiempo activo, pero aumenta la potencia activa.</text:p>
      <text:p text:style-name="P63"/>
      <text:p text:style-name="P63">Energía activa = Potencia activa * Tiempo activo</text:p>
      <text:p text:style-name="P63">o</text:p>
      <text:p text:style-name="P63">Energía activa ≅ Potencia activa / Perf activo</text:p>
      <text:p text:style-name="P63"/>
      <text:p text:style-name="P63">Esto implica que con el fin de mejorar la vida de la batería, el beneficio de rendimiento% debe ser mayor que la potencia adicional consumida.</text:p>
      <text:p text:style-name="P63"/>
      <text:p text:style-name="P63"/>
      <text:p text:style-name="P64">Durante la definición del procesador Intel Pentium M que solíamos usar el criterio más estricto en cada caso:</text:p>
      <text:p text:style-name="P64">-Características de mejora de rendimiento se incluyen normalmente si la "energía minimizados por tarea", es decir, que ahorran energía. Características que pasan este criterio mejorar el rendimiento y extender la vida de la batería victoria final / ganar situación. Una ejecución más rápida también implica más tiempo de inactividad, <text:soft-page-break/>permitiendo que las unidades activas se cierren, ahorrando aún más energía.</text:p>
      <text:p text:style-name="P64"/>
      <text:p text:style-name="P64">-Características de ahorro de energía pueden reducir instrucciones por ciclo (IPC) que resulta en una pérdida de rendimiento. Tales características de ahorro de energía se incluyen normalmente sólo cuando "el rendimiento maximizado a limitaciones térmicas dadas", es decir, la pérdida de rendimiento fue menor de lo que hubiera sido alcanzado sólo por el uso de tensión y frecuencia de escala. En la práctica, mediante la aplicación de este criterio, una solución de compromiso se puede hacer entre energía ahorrada y aumento de la frecuencia y reduciendo así más el rendimiento en el pico de potencia permitido.</text:p>
      <text:p text:style-name="P64"/>
      <text:p text:style-name="P64">-Características de rendimiento de mejora que se reunieron el "máximo rendimiento a limitaciones térmicas dadas" criterio, pero no pasaron la "energía minimizando por tarea" uno, fueron cuidadosamente juzgados y en muchos casos incluidos. Estas características incrementan el rendimiento, pero consumen más energía. Esta pérdida es insignificante, ya que, como se mencionó anteriormente, la potencia media del procesador como una porción de la potencia total promedio del sistema es relativamente pequeña. De hecho, los resultados de la ejecución más rápida en un tiempo más largo de inactividad, permitiendo potencialmente a ahorro de energía adicional.</text:p>
      <text:p text:style-name="P64"/>
      <text:p text:style-name="P65">Ahora que las compensaciones se conocen, se examinan las estrategias que utilizamos para identificar las características conscientes potencia. Power-conciencia significa atacar el poder y el consumo de energía en todos los niveles:</text:p>
      <text:p text:style-name="P65"/>
      <text:p text:style-name="P65">-La reducción de número de instrucciones por tarea.</text:p>
      <text:p text:style-name="P66">Desde un punto de vista arquitectónico el número de instrucciones por tarea es fijo. Sin embargo, desde un punto de vista de la microarquitectura, esto es cierto sólo para el número de instrucciones jubilados. Con la predicción de saltos, hay muchas instrucciones especulado que se ejecutan en el procesador que no se retiró.</text:p>
      <text:p text:style-name="P65"/>
      <text:p text:style-name="P65">-Reducir el número de micro-ops por instrucción.</text:p>
      <text:p text:style-name="P66">Fuera de la orden de las implementaciones de la Instrucción IA32 Set Architecture (ISA) romper macro-instrucciones en una secuencia de uno o más simples operaciones, llamado micro-operaciones, o micro-ops [4]. Manejo y ejecución de cada micro-op consume energía. La eliminación de micro-ops de la corriente micro-op o la combinación de varios micro-ops junto reduce la potencia total.</text:p>
      <text:p text:style-name="P65"/>
      <text:p text:style-name="P65">-Reducir el número de interruptores de transistores por micro-op.</text:p>
      <text:p text:style-name="P67">Esto es más sencillo e intuitivo. Procesadores de alto rendimiento funcionan a una frecuencia alta y proporcionan un alto grado de paralelismo a nivel de instrucción de conmutación de una gran cantidad de transistores en el camino. Hay una clara ganancia en hacer la misma operación con un menor número de interruptores. En algunos casos, esto es simple y consiste en sólo optimizaciones locales, tales como el acceso a sólo la parte de un registro o una línea de caché que realmente se necesita. En otros casos, se requiere una optimización global para decidir si una unidad no se utilizará para el siguiente ciclo, y por lo tanto se puede apagar. De vez en cuando, por <text:soft-page-break/>ejemplo de ahorro de energía puede implicar una pérdida de rendimiento.</text:p>
      <text:p text:style-name="P65"/>
      <text:p text:style-name="P65">-La reducción de la cantidad de energía por interruptor de transistor.</text:p>
      <text:p text:style-name="P67">Energía por conmutador depende del tamaño y el tipo de transistor, y la tensión de servicio. Transistores más pequeños y las tensiones de funcionamiento más bajos reducen la energía por interruptor. El efecto de la microarquitectura aquí es bastante limitado. Tamaño y tipo de transistor están afinados para que respondan a las limitaciones de tiempo sin gastar energía innecesaria. La tecnología Intel SpeedStep mejorada reduce la tensión de funcionamiento en períodos de baja actividad, reduciendo así la energía por interruptor de transistor. Microarquitectura puede ayudar a reducir la energía por conmutador mediante la optimización de la cantidad de interconexión en el procesador.</text:p>
      <text:p text:style-name="P67"/>
      <text:p text:style-name="P70">Energía Estática</text:p>
      <text:p text:style-name="P70">La potencia consumida por un procesador consta de potencia activa (utilizado para cambiar transistores) y la potencia estática (fuga de los transistores de bajo voltaje). En este artículo nos centramos principalmente en la reducción de la potencia activa, pero vale la pena mencionar cómo el procesador Intel Pentium M también reduce el consumo de energía estática.</text:p>
      <text:p text:style-name="P70"/>
      <text:p text:style-name="P70">La potencia estática es aproximadamente una función del número de transistores, su tipo, la tensión de funcionamiento, y la temperatura del troquel. El procesador Pentium M reduce la potencia estática por varios medios:</text:p>
      <text:p text:style-name="P71">• <text:span text:style-name="T26">Low-leakage devices</text:span>. De potencia 1 MB del procesador logró caché L2, que contiene alrededor de dos tercios de los transistores en el procesador, se construye con transistores de bajo fugas. Transistores de bajo fugas son un poco más lento, lo que aumenta ligeramente el acceso de latencia de caché, pero el poder significativo ahorrado justifica la pequeña pérdida de rendimiento.</text:p>
      <text:p text:style-name="P71">• <text:span text:style-name="T26">Enhanced Intel SpeedStep technology</text:span>. Esta tecnología avanzada reduce significativamente el voltaje del procesador (y temperatura), por lo tanto, la potencia de fugas, cuando la actividad del procesador es baja.</text:p>
      <text:p text:style-name="P72"/>
      <text:p text:style-name="P72"/>
      <text:p text:style-name="P73">CARACTERÍSTICAS POTENCIA CONSCIENTE</text:p>
      <text:p text:style-name="P73">Las siguientes secciones describen varias de las funciones conscientes potencia del procesador Intel Pentium M. Estas características cubren todas las estrategias mencionadas anteriormente:</text:p>
      <text:p text:style-name="P73">• Reducir el número de instrucciones por tarea: la predicción de saltos avanzada.</text:p>
      <text:p text:style-name="P73">• Reducir el número de micro-ops por instrucción: micro-ops fusión y motor de pila dedicado.</text:p>
      <text:p text:style-name="P73">• Reducir el número de interruptores de transistores por micro-op: el bus del procesador Intel Pentium M y varias optimizaciones de nivel inferior.</text:p>
      <text:p text:style-name="P73">• La reducción de la cantidad de energía por transistor: la tecnología Intel SpeedStep.</text:p>
      <text:p text:style-name="P73"/>
      <text:p text:style-name="P74">Predicción de saltos AVANZADA</text:p>
      <text:p text:style-name="P74"><text:soft-page-break/>Para alta frecuencia microprocesadores pipeline, predicción de saltos continúa siendo uno de los artículos de precio más importantes para lograr el rendimiento. En el procesador Intel Pentium M, los beneficios son en realidad doble: la disminución de código especulativa gana el rendimiento y reduce el gasto de energía por instrucción jubilado.</text:p>
      <text:p text:style-name="P74"/>
      <text:p text:style-name="P75">La predicción de saltos avanzada en el procesador Pentium M se basa en predictor rama del procesador de Intel Pentium 4. Además de eso, dos predictores adicionales para captar flujos de programas especiales, se han añadido: un Loop Detector y un Indirect Branch Predictor</text:p>
      <text:p text:style-name="P75"/>
      <text:p text:style-name="P76">Loop Detector<text:span text:style-name="T28"> analiza saltos para ver si tienen el comportamiento de bucle. Comportamiento Loop se define como el movimiento en una dirección (tomada o no tomada-) un número fijo de veces intercaladas con un solo movimiento en la dirección opuesta. Cuando se detecta un salto tal, un conjunto de contadores se asignan en el predictor de tal manera que el comportamiento del programa se puede predecir con precisión por completo para el recuento de iteración más grandes que capturó típicamente por predictores globales o locales de historia.</text:span></text:p>
      <text:p text:style-name="P75"/>
      <text:p text:style-name="P77">La <text:span text:style-name="T27">Indirect Branch Predictor </text:span>resuelve l<text:span text:style-name="T30">o</text:span>s <text:span text:style-name="T30">saltos</text:span> indirectos dependientes de los datos problemáticos. <text:span text:style-name="T30">Saltos </text:span>indirectos se utilizan en gran medida en el código orientado a objetos (C ++, Java), por lo tanto, se convirtieron en una fuente creciente de errores de predicción de sucursales. Aunque la mayoría de l<text:span text:style-name="T33">o</text:span>s <text:span text:style-name="T33">saltos</text:span> indirectos tienen un solo objetivo en tiempo de ejecución, algunos, como una declaración de caso en un intérprete de código byte, pueden tener muchos objetivos. Estos objetivos se eligen de una manera dependiente de los datos.</text:p>
      <text:p text:style-name="P77"/>
      <text:p text:style-name="P78">El <text:span text:style-name="T27">Indirect Branch Predictor</text:span> elige objetivos basados en una historia global de control de flujo, de la misma manera un predictor <text:span text:style-name="T33">salto</text:span> mundial elige la dirección de <text:span text:style-name="T53">saltos</text:span> condicionales mediante la historia global de control de flujo. Como puede verse en la figura, es un complemento a la normal del dispositivo de predicción de destino. Los objetivos siempre se asignan en la Instrucción Pointer etiquetada mesa junto con el tipo de <text:span text:style-name="T31">salto</text:span>. Cuando una predicción errónea se produce debido a un objetivo mispredicted en una <text:span text:style-name="T32">salto</text:span> indirecta, la <text:span text:style-name="T27">Indirect Branch Predictor</text:span> asigna una nueva entrada que corresponde a la historia global que lleva a esta instancia de la filial indirecta. Esta construcción permite <text:span text:style-name="T33">saltos</text:span> indirectos monótonas para predecir correctamente desde la matriz de destino basada en IP, y l<text:span text:style-name="T35">o</text:span>s <text:span text:style-name="T35">saltos</text:span> indirectos dependientes de los datos para asignar tantos objetivos como que precisen a los diferentes patrones de historia mundial, que se correlacionan con los diferentes objetivos. Entradas en el <text:span text:style-name="T27">Indirect Branch Predictor</text:span> etiquetados con el éxito y el tipo de información en la matriz de destino basada en IP para evitar "falsos positivos" de la Quiniela Poder indirecta a conducir a nuevas fuentes de errores de predicción de destino.</text:p>
      <text:p text:style-name="P78"/>
      <text:p text:style-name="P79">MICRO-OPS FUSION</text:p>
      <text:p text:style-name="P81"><text:soft-page-break/>Fuera de la orden de las implementaciones de la Instrucción IA32 Set Architecture (ISA) romper macro-instrucciones en una secuencia de uno o más simples operaciones, llamadas micro-operaciones, o micro-ops. Un micro-op convencional consiste en una sola operación que operan en dos fuentes. El decodificador de instrucciones rompe una macro-instrucción en múltiples micro-ops siempre que la instrucción macro opera en más de dos fuentes o cuando la naturaleza de la operación requiere una secuencia de operaciones no relacionadas. Hay un buen número de casos de macro-instrucciones que se rompen en varios micro-ops, dos de las cuales son las operaciones de <text:span text:style-name="T37">store</text:span> y de <text:span text:style-name="T36">load-and-op</text:span> (lectura-modificación) operaciones.</text:p>
      <text:p text:style-name="P79"/>
      <text:p text:style-name="P80">Macro-instrucciones que almacenan datos en la memoria se decodifican como dos micro-ops independientes. La primera <text:span text:style-name="T34">operation–store-addrSSE–calculates</text:span> la dirección de la <text:span text:style-name="T38">store</text:span>, mientras que los segundos Tiendas-operación-store-datos los datos en el búfer de almacén de datos de 8. La separación entre los almacenes de datos y las operaciones de almacenamiento de direcciones es importante para la desambiguación de memoria. Rompiendo la operación de almacenamiento en dos micro-ops permite la operación de almacenamiento-dirección de despachar antes, incluso antes de que se conozcan los datos almacenados, lo que permite la resolución de conflictos de direcciones y la apertura de la pipeline de memoria para otras cargas.</text:p>
      <text:p text:style-name="P79"/>
      <text:p text:style-name="P83">Una <text:span text:style-name="T34">load-and-op</text:span> macro-instrucción típica consta de dos micro-ops: la primera operación lee el operando desde una dirección en la memoria, y la segunda operación calcula el resultado en base a los datos leídos de la memoria y el operando de registro. Una <text:span text:style-name="T34">load-and-op</text:span> macro-instrucción puede tener hasta tres operandos de registro, por lo que debe ser ejecutado por dos micro-ops. Las operaciones atómicas son inherentemente serie y la segunda operación no pueden comenzar hasta que la primera operación se complete. La división de la macro-instrucción en múltiples micro-ops también tiene su precio:</text:p>
      <text:p text:style-name="P82"/>
      <text:p text:style-name="P82">• El aumento del número de micro-ops crea presión sobre los recursos con ancho de banda limitado (renombrar, retirarse) o capacidad limitada (Reordenar-Buffer, Reserva Estación). Esta presión finalmente resulta en la pérdida de rendimiento.</text:p>
      <text:p text:style-name="P82"/>
      <text:p text:style-name="P82">• La división de una macro-instrucción en más de una micro-op es una operación compleja que requiere un decodificador significativamente más capaz. Debido a su complejidad, la mayoría de las implementaciones de la opción de tener sólo un decodificador complejo; todos los otros decodificadores se dejan manejar macroinstrucciones que rompen sólo en un solo micro-op.</text:p>
      <text:p text:style-name="P82"/>
      <text:p text:style-name="P84">• La creación de más micro-ops a través del sistema aumenta la energía necesaria para completar una secuencia de instrucción dada. </text:p>
      <text:p text:style-name="P84"/>
      <text:p text:style-name="P84">El procesador Pentium M cuenta con el mecanismo de micro-ops fusión para reducir este costo y el rendimiento de energía, manteniendo el beneficio de la ejecución fuera de orden. Con micro-ops fusión, el decodificador de instrucciones fusiona dos micro-<text:soft-page-break/>ops en una micro-op y los mantiene unidos a lo largo de la mayor parte del núcleo del procesador en la asignación, el despacho y la jubilación fuera de orden. Para mantener sus beneficios de comportamiento no fusionadas, las micro-ops se ejecutan como operaciones no fusionadas a nivel de ejecución. Esto proporciona una forma efectiva más amplia decodificador de instrucciones, la asignación, y la jubilación. Figura 4 se describen los diferentes ámbitos en los que la micro-op se fusiona y no fusionadas.</text:p>
      <text:p text:style-name="P85"/>
      <text:p text:style-name="P86">La instrucción macro se decodifica en un único fusionado micro-op por el decodificador de instrucciones. El micro-op fusionado se asigna, rebautizado, y luego emitió en una sola entrada en el Reordenar-Buffer y la Reserva-Station. Para apoyar fusionadas micro-ops, cada entrada de la reserva-estación puede acomodar hasta tres operandos de origen. Cuando gestionen a las unidades de ejecución, el Dispatcher controla la ejecución separada de cada parte de la micro-op fusionado según la disposición de sus fuentes. En cierto sentido, el Dispatcher trata cada parte como si se ocupaba toda la entrada por sí mismo. La ejecución de cada operación se realiza de la misma manera como no fusionada micro-op con sólo cambios menores realizados para las unidades de ejecución.</text:p>
      <text:p text:style-name="P86"/>
      <text:p text:style-name="P86">Los dos micro-ops que componen <text:span text:style-name="T39">el</text:span> <text:span text:style-name="T39">store</text:span> micro-op fundido se pueden emitir a sus unidades de ejecución pertinentes en paralelo. El envío de la operación de almacenamiento-dirección a la unidad de dirección de generación se realiza cuando sus fuentes (los registros de base e índice) están listos. El envío de la operación de almacenamiento, los datos a la unidad de búfer de datos del almacén se puede producir de forma independiente cuando su operando fuente está disponible. El retiro de la tienda fusionado sólo puede ocurrir después de que ambas operaciones completas.</text:p>
      <text:p text:style-name="P86"/>
      <text:p text:style-name="P87">Los dos micro-ops que componen la carga-y-op micro-op fusionado son emitidos en serie a las unidades de ejecución pertinentes. El envío de la operación de carga se realiza cuando sus fuentes (los registros de base e índice) están listos. El envío de la porción "op" de la operación de carga-y-op a la unidad de ejecución sólo puede ocurrir después de la carga completa y el otro operando es listo. El retiro de la carga-y-op micro-op fusionado sólo puede ocurrir después de que ambas operaciones completas.</text:p>
      <text:p text:style-name="P87"/>
      <text:p text:style-name="P87"/>
      <text:p text:style-name="P87"/>
      <text:p text:style-name="P87"/>
      <text:p text:style-name="P87"/>
      <text:p text:style-name="P88">MOTOR PILA DEDICADO</text:p>
      <text:p text:style-name="P88">La Instrucción IA32 Set Architecture (ISA) ofrece instrucciones para hardware asistido gestión de la pila que normalmente se utilizan para implementar una pila de parámetros y control de flujo combinado utilizado en lenguajes de programación de alto nivel. La ISA ofrece <text:span text:style-name="T40">PUSH</text:span>, POP, CALL, y RET, que tiene la pila de parámetros <text:soft-page-break/>y de pila de control de flujo de conductas obvias. El ISA dedica el hardware Stack Pointer registro (ESP) como el puntero de pila de la máquina, y este registro se modifica como un efecto secundario de cada una de estas instrucciones. Las secuencias de dichas instrucciones son bastante comunes, por ejemplo, empujando un conjunto de operandos y después utilizando una instrucción CALL es el mecanismo estándar para la fabricación de un procedimiento o función de llamada.</text:p>
      <text:p text:style-name="P88"/>
      <text:p text:style-name="P88">En las implementaciones tradicionales fuera del orden del IA32 ISA, estas operaciones de efectos secundarios se realizaron mediante el envío de cada macro-instrucción relacionada pila-un micro-op adicional para actualizar el registro ESP. Este micro-op suma o resta un valor inmediato para el registro ESP.</text:p>
      <text:p text:style-name="P88"/>
      <text:p text:style-name="P89">El procesador Intel Pentium M eligió para implementar el comportamiento ESP "efecto secundario" de una manera más eficiente, utilizando la lógica dedicada cerca de los decodificadores superescalares. La idea es representar vista del programador de ESP (ESP P) en cualquier punto dado en el tiempo por algunos histórica ESP vivir en el núcleo de ejecución fuera de orden (ESP <text:span text:style-name="T42">0</text:span>) añadido a un delta (ESP D) que se mantiene en el <text:span text:style-name="T43">front-end</text:span>:</text:p>
      <text:p text:style-name="P89"/>
      <text:p text:style-name="P101">ESP P := ESP O + ESP D</text:p>
      <text:p text:style-name="P90"/>
      <text:p text:style-name="P91">Cuando, por ejemplo, se encuentra una serie de <text:span text:style-name="T44">PUSHes</text:span> y <text:span text:style-name="T44">POPs encontrado en el flujo de instrucciones</text:span>, la pila de hardware dedicado ejecuta los efectos secundarios ESP en los decodificadores y actualiza el registro ESP D. Haciendo referencia a la figura 7, podemos ver una implementación superescalar para N + 1 decodificadores pasando el valor delta acumulado a través de los decodificadores y actualizar el registro delta con el resultado, después de que las instrucciones son decodificadas. El hardware también parchea el valor en vuelo ESP D en la sílaba dirección de cada uno de la pila de referencia micro-ops (HW parche no se muestra para mayor claridad) de modo que la unidad de generación de dirección (AGU) se puede calcular la ubicación adecuada de la memoria referenciada por ESP P. Esto proporciona las siguientes ventajas:</text:p>
      <text:p text:style-name="P92">• se eliminan las dependencias de ESP ya que el valor ESP<text:span text:style-name="T41">0</text:span> utilizado para la <text:span text:style-name="T45">scheduling</text:span> en la máquina fuera de orden no se cambia durante la secuencia de operaciones de la pila. Esto permite más oportunidades de paralelismo que se realizará en el fuera de ejecución de órdenes.</text:p>
      <text:p text:style-name="P89">• Actualizaciones ESP D se realizan usando una pequeña <text:span text:style-name="T46">sumador</text:span> dedicado especializado, liberando así las unidades de ejecución generales para trabajar en otros micro-ops. Esto permite un mayor grado de superscalarity para estas instrucciones sin el coste asociado con ir a un mayor grado de superscalarity para todas las operaciones de enteros. Además, ya que la actualización de ESP micro-ops han sido eliminados, los ALU son libres para ser utilizado por las operaciones más complejas que han sido bloqueados por las actualizaciones de ESP, el aumento de ancho de banda de la ejecución.</text:p>
      <text:p text:style-name="P89">• Actualizar el registro de delta en el <text:span text:style-name="T47">front-end</text:span> elimina las actualizaciones ESP micro-<text:soft-page-break/>ops de la máquina fuera de orden. Por lo tanto, el ahorro de energía se realiza desde los grandes <text:span text:style-name="T48">sumadores</text:span> no se utilizan para operaciones pequeñas y las micro-ops eliminados no se alternan bits de toda la máquina.</text:p>
      <text:p text:style-name="P89"/>
      <text:p text:style-name="P93">Hay dos complicaciones con el dedicado Pila motor. Desde que vive en la parte frontal de la <text:span text:style-name="T48">pipeline</text:span>, todos sus cálculos son especulativos. Con el fin de recuperar un estado preciso en cualquier momento de la vida de la máquina, el valor de ESP<text:span text:style-name="T49">D</text:span> <text:span text:style-name="T49">y </text:span>ESP<text:span text:style-name="T49">0</text:span> debe ser capaz de ser recuperado para todas las instrucciones en la máquina. ESP <text:span text:style-name="T50">0</text:span> se mantiene por el núcleo fuera de orden como cualquier otro registro de propósito general. El procesador Intel Pentium M agrega una tabla adicional (también se muestra en la Figura 7) que guarda el valor ESP D y un código relativo al efecto en el registro ESP D para cada instrucción en la máquina. Esto permite que el valor de ESP P para ser recuperado para todas las instrucciones, ya sea antes o después de la ejecución. Esto permite la manipulación de cualquiera de Fallos o trampas como se define en IA32.</text:p>
      <text:p text:style-name="P93"/>
      <text:p text:style-name="P102">La segunda complicación ocurre cuando se necesita el valor arquitectónico de ESP en el interior de la máquina fuera de orden, por ejemplo, "XOR ESP, 3" o, más comúnmente, cuando se utiliza ESP en una sílaba dirección. En este caso, la lógica de decodificación inserta automáticamente una micro-op que lleva a cabo el cálculo ESP P. El registro ESP D se puede borrar ya que el valor arquitectónico es ahora coherente. Una sincronización no se genera cuando el registro ESP D es cero, por lo que el uso continuado del ESP como un registro de propósito general tendrá ningún efecto negativo.</text:p>
      <text:p text:style-name="P93"/>
      <text:p text:style-name="P94">THE INTEL PENTIUM M PROCSSEOR BUS</text:p>
      <text:p text:style-name="P94"/>
      <text:p text:style-name="P95">El bus del procesador Intel Pentium M fue diseñado para proporcionar un rendimiento de escritorio como la vez que consume mucha menos energía. De ahorro de energía se consigue mediante la combinación de métodos de protocolo y de circuito que son únicos para el bus del procesador Pentium M.</text:p>
      <text:p text:style-name="P95"/>
      <text:p text:style-name="P95">El bus del procesador soporta 100 relojes de <text:span text:style-name="T51">bus</text:span> MHz con una velocidad de datos de 400M transferencias por segundo. Es un bus enganchada con una cola en orden de transacciones 8 pipeline. Diseñado para sistemas móviles, el bus está optimizado para un entorno de uni-procesador. Por ejemplo, nos permite reducir el número de pines para ahorrar energía:</text:p>
      <text:p text:style-name="P95"/>
      <text:p text:style-name="P95">• Sólo hay 32 bits de dirección que cubren 4 GB de espacio de direcciones físicas.</text:p>
      <text:p text:style-name="P95">• El bus no soporta dual-procesadores, ya que el presupuesto de alimentación de los sistemas móviles no puede soportar procesadores duales de todos modos.</text:p>
      <text:p text:style-name="P95"/>
      <text:p text:style-name="P95">El bus del procesador Pentium M ahorra energía de manera agresiva cuando está en reposo; controla cuidadosamente sentidos amplificadores de su memoria intermedia de entrada esa muestra la actividad en el bus. Cuando el bus está inactivo, todos los <text:soft-page-break/>amplificadores de detección están desactivados y no consumen ningún poder. Cuando el bus está activo y la dirección y los datos son impulsados en el bus, los buffers de entrada están habilitados con antelación para asegurarse de que toda la información es capturada sin demora. El bus cuenta con muchos mecanismos innovadores para reducir la potencia, manteniendo el rendimiento. Varios de ellos se describen a continuación.</text:p>
      <text:p text:style-name="P95"/>
      <text:p text:style-name="P95">DPWR #: Bus Power Control de Datos. Esta es una señal especial impulsado por el chipset 855PM siempre que los datos se transfieren al procesador. DPWR # se utiliza para activar dinámicamente amplificadores de detección de entrada del bus de datos de 64 bits del procesador y sus correspondientes controles (~ 80 señales) sólo cuando los datos se transfieren al bus.</text:p>
      <text:p text:style-name="P95"/>
      <text:p text:style-name="P95">Control de BPRI: Este es un método para lograr la funcionalidad # DPWR para el bus de direcciones. BPRI # se afirma cada vez que el chipset 855PM intenta conducir el bus. Se utiliza para activar de forma dinámica los amplificadores de detección de entrada del bus de direcciones de 32 bits y sus controles correspondientes (~ 40 señales) sólo cuando una transacción se emite para el bus.</text:p>
      <text:p text:style-name="P95"/>
      <text:p text:style-name="P95">Bajo Vtt: buffers de E / S del procesador Intel Pentium M funciona a un bajo voltaje de 1.05V (VTT). La baja Vtt es un elemento esencial para reducir el poder de buses. Sin embargo, opera a baja Vtt introduce un nuevo conjunto de problemas porque el búfer de E / S está trabajando en el punto lineal de baja, que afecta a las características de la amortiguación. El bus incluye un método especial de Compensación Resistor (RCOMP) para ajustar la fuerza de amortiguación dinámicamente durante el tiempo de ejecución. Acomoda los impactos de la temperatura, la variación de la tensión, y la topología de bus. Por lo tanto, en cualquier estado térmico y el poder del bus del procesador Pentium M tiene terminación de impedancia total. Se ha dividido planos de energía AP que permiten el voltaje de operación de E / S a un valor fijo de 1.05V a pesar de que el núcleo puede estar operando en un punto de funcionamiento la tecnología Intel SpeedStep mejorada superior.</text:p>
      <text:p text:style-name="P95"/>
      <text:p text:style-name="P95">PSI: Indicador de estado de energía. El bus del procesador Pentium M proporciona una señal para reducir la energía de la plataforma en general (no sólo la potencia del procesador!). Esta señal es impulsado por el procesador para controlar el consumo de corriente del regulador de tensión (VR) cuando el procesador funciona a un estado de baja energía.</text:p>
      <text:p text:style-name="P95"/>
      <text:p text:style-name="P95"/>
      <text:p text:style-name="P103">LOWER-LEVEL POWER OPTIMIZATIONS</text:p>
      <text:p text:style-name="P96">En esta sección se describen varios mecanismos de menor nivel que demuestran la conciencia potencia del procesador Intel Pentium M.</text:p>
      <text:p text:style-name="P96"/>
      <text:p text:style-name="P96">Un método sencillo, pero eficaz que fue perseguido con el fin de reducir el poder fue <text:soft-page-break/>identificar la lógica de inactividad y apagarlo. Esto se hizo a nivel local y global.</text:p>
      <text:p text:style-name="P96"/>
      <text:p text:style-name="P96">A nivel local, el diseño fue revisado a fondo para cualquier ineficiencia durante los estados de inactividad. El objetivo era puerta de los relojes tanto como sea posible. Idealmente, los relojes deben apagarse para cada etapa de la <text:span text:style-name="T52">pipeline</text:span> por separado. Sin embargo, si se utiliza un enfoque ingenuo, la complejidad añadida a veces puede compensar la ganancia. En estos casos, la lógica se apaga para toda la unidad sólo al final de la operación, resultando en un ahorro de energía más pequeña.</text:p>
      <text:p text:style-name="P96"/>
      <text:p text:style-name="P96">A nivel <text:span text:style-name="T52">global</text:span>, el tiempo de inactividad de identificación se realiza a un nivel más alto de la microarquitectura, cuando la unidad por sí sola no puede identificar el período de inactividad. Por ejemplo, la primera etapa de una unidad siempre se mantuvo despierto con el fin de responder a los mensajes entrantes. Así, el objetivo era crear un par de controladores centrales que microarchitecturally pueden identificar o predecir períodos de inactividad e instruir a las unidades para reducir el poder (ya sea mediante el corte de sus relojes o desactivando partes de su lógica). Además, la lógica de pronóstico debería permitir operaciones para reanudar la perfección sin penalización en el rendimiento.</text:p>
      <text:p text:style-name="P96"/>
      <text:p text:style-name="P97">Un ejemplo de un predictor tal poder es el "Asignar puesto" predictor. Cada vez que el pedido nuevo-Buffer está lleno, el asignador de puestos de la pipeline. Sin embargo, el asignador no puede decir si el Reordenar-Buffer permanecerá completa en el siguiente ciclo. Por lo tanto, tiene que volver a evaluar el estado de bloqueo en cada ciclo. Resulta que en muchos casos cuando el Reordenar-Buffer está lleno, se queda así por períodos muy largos. Por tanto, la penalización de potencia en este caso es alta. Una lógica especializada se definió para recopilar información de la Reordenar-Buffer y otras unidades con el fin de predecir la naturaleza del siguiente ciclo. Esta lógica ordena al asignador de aferrarse al estado de bloqueo y cierre sus relojes.</text:p>
      <text:p text:style-name="P97"/>
      <text:p text:style-name="P98">Otro tipo de una característica de potencia de la microarquitectura identifica la lógica de que es necesario para una operación específica y activa sólo la parte del procesador. </text:p>
      <text:p text:style-name="P98"/>
      <text:p text:style-name="P98">ENHANCED INTEL SPEEDSTEP TECHNOLOGY</text:p>
      <text:p text:style-name="P98"/>
      <text:p text:style-name="P99">La tecnología Intel SpeedStep mejorada intenta abordar los siguientes retos:</text:p>
      <text:p text:style-name="P99"/>
      <text:p text:style-name="P99">• Sistema de Reducción al mínimo y la falta de disponibilidad del procesador. Conmutación del punto de funcionamiento requiere tensión a la transición en un amplio intervalo (por ejemplo, de 0.9V a 1.5V). Las limitaciones físicas del sistema de suministro de energía se traducen esta demanda a más de 100μs demora. Un generador de reloj completo rebloqueo-Phase-Locked Loop requiere aproximadamente 30μs. La arquitectura debe garantizar el acceso de memoria del sistema no disponibilidad no excederá 10-15μs, para satisfacer las necesidades de <text:soft-page-break/>dispositivos isócronos.</text:p>
      <text:p text:style-name="P99"/>
      <text:p text:style-name="P99">• Tensión Autogestionado y paso a paso de frecuencia. La tecnología Intel SpeedStep mejorada requiere la migración del mecanismo del chipset en el procesador. Esto presenta dos retos: (a) cómo secuenciar la operación cuando se detiene el reloj del procesador y (b) la forma de evitar la pérdida de los eventos del sistema, tales como interrupciones y fisgones, previamente bloqueados por el chipset en la transición.</text:p>
      <text:p text:style-name="P99"/>
      <text:p text:style-name="P100">La tecnología Intel SpeedStep mejorada utiliza tres nuevos directores para hacer frente a los desafíos mencionados anteriormente:</text:p>
      <text:p text:style-name="P100"/>
      <text:p text:style-name="P100">1. Voltaje-Frecuencia separación de conmutación. A diferencia de las arquitecturas anteriores, la tecnología Intel SpeedStep mejorada separa la tensión y frecuencia</text:p>
      <text:p text:style-name="P100">etapas de transición (Figura 11). La tensión se dio un paso en incrementos cortos, evitando ruido de reloj y permite la ejecución del procesador durante la etapa de transición de tensión. Por lo tanto, la memoria del sistema y el procesador se ponen a disposición durante el segmento más largo del punto de transición de funcionamiento, minimizando así el tiempo de indisponibilidad solamente a la etapa de transición de frecuencia.</text:p>
      <text:p text:style-name="P100"/>
      <text:p text:style-name="P100">2. partición del reloj y la recuperación. Durante la transición de la tecnología Enhanced Intel SpeedStep, sólo el reloj de núcleo y Phase-Locked-Loop se detienen, mientras que el bus-reloj se mantiene en funcionamiento. La lógica de la tecnología Intel SpeedStep mejorada se dividió de tal manera que los controles sólo la interfaz de comandos y centrales operan en el reloj del núcleo, mientras que el secuenciador y una interfaz de interrumpir operar en el reloj del bus. Así, la lógica se puede mantener constantemente activo, aunque el reloj de núcleo se ha detenido.</text:p>
      <text:p text:style-name="P100"/>
      <text:p text:style-name="P100">Además, el circuito de reloj del procesador Pentium M fue diseñado para utilizar el bus-reloj activa para acortar núcleo-reloj de tiempo rebloqueo considerablemente. Así núcleo-reloj de tiempo de reinicio está configurada sólo 10μs, minimizando el tiempo de procesador inactivo.</text:p>
      <text:p text:style-name="P100"/>
      <text:p text:style-name="P100">3. bloqueo de eventos. Interrupciones, eventos pines y solicitudes snoop enviados durante la etapa de transición de frecuencia no deben perderse, a pesar de que el reloj de núcleo no está disponible para servirles.</text:p>
      <text:p text:style-name="P100"/>
      <text:p text:style-name="P100">Las muestras de la lógica de la tecnología Intel SpeedStep mejorada todos los eventos de pin cuando se detiene el reloj de núcleo. Estos son re-envía al procesador una vez que el reloj de núcleo está disponible, evitando la pérdida de los acontecimientos.</text:p>
      <text:p text:style-name="P104"/>
      <text:p text:style-name="P104"/>
      <text:p text:style-name="P104"/>
      <text:p text:style-name="P104">The Microarchitecture of the Intel ® Pentium ® 4 ProcSSEor on 90nm Technology</text:p>
      <text:p text:style-name="P104"/>
      <text:p text:style-name="P130"><text:soft-page-break/>El primer procesador Intel Pentium 4 fabricado en el proceso de fabricación de 90 nm contiene 125 millones de transistores con un tamaño de la pastilla de 112 mm ^ 2. Se basa en la microarquitectura NetBurst que constituye la base de anteriores procesadores Pentium 4. Al igual que sus predecesores, este procesador está diseñado para proporcionar al usuario final con nuevos niveles de rendimiento, permitiendo a las tareas de cálculo intensivo a realizar por los procesadores de escritorio convencionales. Un medio para lograr este rendimiento es mediante el diseño del procesador funcione a una alta frecuencia. La frecuencia de un procesador es un componente clave para determinar el rendimiento general, como la frecuencia determina la velocidad a la que el procesador puede procesar datos.</text:p>
      <text:p text:style-name="P104"/>
      <text:p text:style-name="P104">Execution Trace caché</text:p>
      <text:p text:style-name="P104">La microarquitectura NetBurst tiene una caché de instrucciones avanzado llamado un Execution Trace Cache. Esta caché almacena decodificados instrucciones en forma de uops en lugar de en forma de bytes primas como son almacenados en las memorias caché de instrucciones más convencionales. Una vez almacenados en la caché rastro, uops se puede acceder en repetidas ocasiones como una caché de instrucciones convencional. Almacenamiento de uops en lugar de bytes permite la complicada lógica de decodificación de instrucciones para ser removido de el bucle principal de ejecución. Además de eliminar la lógica de decodificación engorroso desde el bucle principal de ejecución, el Execution Trace caché toma las uops ya decodificadas del decodificador de instrucciones y ensambla o los construye en secuencias de programa ordenado de uops, llamados rastros. Es paquetes de los uops en grupos de hasta seis uops por línea caché rastro y estas líneas se combinan para formar trazas. Estas trazas consisten en uops de la trayectoria secuencialmente predicha de la ejecución del programa.</text:p>
      <text:p text:style-name="P104"/>
      <text:p text:style-name="P104">La caché de traza es capaz de entregar hasta tres uops por ciclo de reloj para el núcleo fuera de orden. La mayoría de las instrucciones de un programa se captan y se ejecuta desde la caché rastro. Sólo cuando hay un error de caché rastro no traiga y la máquina instrucciones de decodificación del segundo nivel (L2) unificado. El Execution Trace caché en el procesador Pentium 4 puede contener hasta 12K uops y tiene una tasa de éxito similar a una caché de instrucciones convencional de 8 a 16 kilobytes.</text:p>
      <text:p text:style-name="P104"/>
      <text:p text:style-name="P105">Fuera de Orden Core</text:p>
      <text:p text:style-name="P105">El Execution Trace caché proporciona el núcleo fuera de orden con una corriente de uops para prepararse para el motor de ejecución rápida para consumir. La principal responsabilidad del núcleo fuera de orden es la de extraer el paralelismo de la corriente de código, preservando al mismo tiempo la semántica correcta ejecución del programa. Esto se logra mediante la reordenación de los uops para ejecutar lo más rápido posible.</text:p>
      <text:p text:style-name="P105"/>
      <text:p text:style-name="P105">En el corazón del núcleo fuera de orden son los programadores de UOP. Los programadores determinan cuando un uop está listo para ejecutar mediante el seguimiento de sus operandos de registro de entrada. Cuando se han producido los <text:soft-page-break/>operandos de entrada, la UOP se considera listo para ejecutar. El programador entonces programará la UOP a ejecutar cuando los recursos de ejecución requeridos por el uop están disponibles. Por lo tanto, uops se les permite programar y ejecutar en lo que se llama orden dependiente de los datos. </text:p>
      <text:p text:style-name="P105"/>
      <text:p text:style-name="P105">Hay cinco diferentes programadores conectados a cuatro puertos de despacho diferentes. En dos de estos puertos, hasta dos uops pueden ser enviados cada ciclo de reloj. La Unidad Lógica (ALU) programadores Aritmética rápido y se pueden programar en cada mitad de un ciclo de reloj, mientras que los otros programadores sólo pueden programar una vez por ciclo de reloj. Uno ALU acciones planificador rápido un puerto de despacho con el traslado planificador de punto flotante / media, mientras que el otro ALU rápido comparte otro puerto de despacho con el complejo entero / complejo de punto flotante / planificador de medios. Estos programadores arbitrar para un puerto de despacho cuando varios programadores tienen uops listos para ejecutar al mismo tiempo. Los dos puertos de despacho restantes permiten una carga y una tienda dirección uop que han de remitirse cada ciclo. El ancho de banda de despacho colectiva a través de todos los programadores es de seis uops por ciclo de reloj. Esto es el doble de la velocidad a la que el núcleo fuera de orden puede recibir uops de la Execution Trace caché y permite una mayor flexibilidad para emitir uops listos en los diferentes puertos.</text:p>
      <text:p text:style-name="P105"/>
      <text:p text:style-name="P105">Motor rápida ejecución</text:p>
      <text:p text:style-name="P105">El motor de ejecución rápida de la microarquitectura NetBurst ejecuta hasta seis uops por ciclo de reloj principal. Estos uops son ejecutados por varias unidades de ejecución: dos enteros ALU-doble de la velocidad, una unidad entera complejo, carga y Dirección tienda de unidades de generación (UGA), un complejo de punto flotante / unidad de medios de comunicación y una unidad de medida de punto flotante / media. Estas unidades de ejecución muy ajustadas y optimizadas están diseñados para baja latencia y alto rendimiento.</text:p>
      <text:p text:style-name="P105"/>
      <text:p text:style-name="P105">El entero de doble velocidad ALU son capaces de ejecutar a un ritmo de dos uops por ciclo de reloj, que prevé un rendimiento muy alto ALU. Ser capaz de ejecutar estas uops al doble de la tasa del reloj principal núcleo permite rendimiento de las aplicaciones que se incrementa en relación a la ejecución de la ALU en la tasa principal del reloj.</text:p>
      <text:p text:style-name="P105"/>
      <text:p text:style-name="P106">La microarquitectura NetBurst también es capaz de ejecutar una carga y una dirección de la tienda UOP cada ciclo de reloj a través de la UGA. La UGA están muy estrechamente unida a la caché de datos de baja latencia de primer nivel (L1). En este procesador, la memoria caché es de 16 kilobytes en tamaño y se utiliza tanto para enteros y de coma flotante / cargas y los medios de comunicación <text:span text:style-name="T54">tiendas. Se organiza como un conjunto de caché de escritura simultánea asociativo de 8 vías que contiene líneas de caché de 64 bytes.</text:span></text:p>
      <text:p text:style-name="P107"/>
      <text:p text:style-name="P107">La baja latencia de la caché L1 es muy difícil de lograr. Esta caché utiliza algoritmos <text:soft-page-break/>de acceso único para permitir su baja latencia. Los algoritmos de aprovechar el hecho de que casi todos los accesos golpeó la caché de datos L1 y los datos de traducción de direcciones Buffer (DTLB). En general, los programadores asumen que las cargas se golpeó la caché de datos L1 y programarán uops dependientes antes de la carga de los padres ha terminado de ejecutarse. La concesión de estos uops dependientes a despachar antes de saber si la carga ha dado en el caché es una forma de especulación datos. Si la carga no alcanza la caché de datos L1, los uops dependientes ya estarán bien en su ejecución y pasan provisionalmente con destino a los datos incorrectos. El uso de un mecanismo conocido como reproducción, las pistas de procesador y re-ejecuta las instrucciones que recibieron datos incorrectos. Sólo las operaciones dependientes se reproducen; todas las operaciones independientes pueden completar. El uso de esta forma de la especulación de datos permite más corrientes de ejecución en paralelo a extraer del programa y aumenta el rendimiento del procesador.</text:p>
      <text:p text:style-name="P107"/>
      <text:p text:style-name="P107">De punto flotante (x87), MMX, SSE (Streaming SIMD Extension), SSE2 (Streaming SIMD Extension 2), y el nuevo SSE3 (Streaming SIMD Extension 3) las operaciones se ejecutan por los dos bloques de ejecución de punto flotante. Uno de los bloques de ejecución se utiliza para operaciones simples, tales como SSE registro a registro se mueve y uops datos de la tienda x87 / MMX / SSE / SSE2. El otro bloque de ejecución se utiliza para operaciones más complejas.</text:p>
      <text:p text:style-name="P107"/>
      <text:p text:style-name="P107">-Tienda-de carga Mejoras Forwarding</text:p>
      <text:p text:style-name="P107">En todas las implementaciones de la microarquitectura NetBurst, tiendas se escriben en la caché de datos L1 en orden programático y sólo después de que la tienda está garantizada para ser no especulativo. Esto requiere que todas las operaciones mayores de la tienda deben ser completados antes de datos de la tienda, se comprometen a la memoria caché. El mecanismo de reenvío implementado permite una carga depende de los datos de una tienda a tener sus datos "enviados" antes del compromiso de los datos de la tienda en la caché L1. Forwarding se logra haciendo un partido de dirección parcial entre la carga y todas las tiendas de mayor edad en la tienda Forwarding Buffer (SFB) en paralelo con L1 acceso a la caché de datos de la carga. Si la dirección parcial de la carga coincida con el de una tienda de más edad en la SFB, entonces la carga obtiene sus datos de la SFB en lugar de la memoria caché. El mecanismo de reenvío está optimizado para la velocidad tal que tiene la misma latencia como una búsqueda en la caché. Para cumplir con este requisito de latencia, el SFB no puede permitirse el lujo de hacer una dirección y el acceso cheque a tamaño completo. Esta función se lleva a cabo por la Memoria pedidos Buffer (MOB) más tarde en la pipeline. El papel del MOB es asegurar que la carga transmitida tiene los datos correctos de la última <text:span text:style-name="T56">store</text:span> dependiente. En el caso de que el envío de la SFB era incorrecta, la carga en cuestión se debe volver a ejecutar después de la tienda dependiente escribe en la caché L1. La carga se puede recoger sus datos de la caché.</text:p>
      <text:p text:style-name="P107"/>
      <text:p text:style-name="P107">La latencia de cuando una tienda tiene datos válidos para cuando estos datos se escriben en la memoria caché puede ser alto debido a la sólida línea de la microarquitectura NetBurst. Así que en caso de que una carga que debe esperar para <text:soft-page-break/>una tienda para cometer sus datos para la carga para completar, se puede producir una reducción significativa en el rendimiento. La mayoría de estos casos son poco frecuentes en aplicaciones del mundo real. Sin embargo, hay algunos casos en que las aplicaciones hacen ver una pérdida de rendimiento:</text:p>
      <text:p text:style-name="P107">• Desvío deshabilitado debido a la dirección desalineación.</text:p>
      <text:p text:style-name="P107">• Desvío incorrecto debido a una coincidencia de dirección parcial.</text:p>
      <text:p text:style-name="P107"/>
      <text:p text:style-name="P107">Mecanismos se han implementado en los últimos implementaciones del procesador Intel Pentium 4 para mejorar el rendimiento en los casos anteriores.</text:p>
      <text:p text:style-name="P107"/>
      <text:p text:style-name="P107">Fuerza de reenvío es un mecanismo que permite que el MOB para controlar el reenvío en el SFB. Dos nuevos puntos de selección se han añadido a la ruta de almacenamiento de reenvío existente. El mux-de selección de entrada de reenvío permite que el MOB para anular la selección de entrada basado match-dirección parcial de la SFB, mientras que el mux alineación de datos permite que los datos mal alineados a ser rotados, basándose en la información proporcionada por el cambio de MOB.</text:p>
      <text:p text:style-name="P107"/>
      <text:p text:style-name="P107">Cuando una carga se ejecuta primero, el SFB detecta una dependencia con las tiendas más antiguas basadas en un partido de dirección parcial. Cuando esta carga llega a la MOB para determinar sus dependencias "verdaderos", la MOB puede estar de acuerdo con la decisión del SFB para reenviar o puede provocar que la carga se vuelve a ejecutar. La carga se puede volver a ejecutar porque el SFB detectado ya sea una dependencia incorrecta o porque no pudo detectar una dependencia cuando existía una dependencia. Si la verificación de dependencia del SFB es incorrecta, la MOB puede corregir la lógica de reenvío cuando la carga se vuelve a ejecutar por la dirección de la SFB en una de dos maneras: con interés la carga desde la entrada a la derecha y girar los datos según sea necesario o desactivar el reenvío a la cargar si no hay una tienda dependiente en el SFB.</text:p>
      <text:p text:style-name="P107"/>
      <text:p text:style-name="P108">Los casos desalineados dirección corregidos por el mecanismo de reenvío de la fuerza se muestran en la Figura 3. En la figura, para cada carga en una dirección inicial dado, los tamaños de acceso a datos para los que fuerzan el reenvío se admite se enumeran. Estos casos se pueden clasificar de la siguiente manera:</text:p>
      <text:p text:style-name="P108">• DWord / Qword tienda de reenvío para cargas Byte / Word cuyos datos sean completamente contenida tanto en la DWord inferior o superior.</text:p>
      <text:p text:style-name="P108">• Qword tienda de reenvío para DWord carga a la DWord superior de la tienda.</text:p>
      <text:p text:style-name="P108"/>
      <text:p text:style-name="P108">Para cada uno de estos casos, las "fuerzas" MOB SFB que transmitan en una tienda específica por un valor de desplazamiento dado con el fin de alinear los datos de la tienda para la carga.</text:p>
      <text:p text:style-name="P108"/>
      <text:p text:style-name="P131">Falso reenvío se produce cuando el SFB detecta una coincidencia de dirección parcial entre una carga y una tienda, pero sus direcciones completas no coinciden. El MOB detecta la condición adelante falsa y determina si existe otra tienda que la carga <text:soft-page-break/>debería haber reenviado desde. Si existe una tienda que puedan ser expedidos, entonces el MOB dirigirá el SFB para reenviar de esta entrada tienda utilizando el mecanismo de reenvío de fuerza cuando la carga vuelve a ejecutar. Si el MOB detecta que no hay una tienda dependiente en el búfer de reenvío, entonces el MOB instruye el SFB no adelante a esta carga. Cuando se vuelve a ejecutar la carga, a continuación, puede recoger sus datos de la caché en lugar.</text:p>
      <text:p text:style-name="P108"/>
      <text:p text:style-name="P109">NEW MICROARCHITECTURAL FEATURES AND ENHANCEMENTS</text:p>
      <text:p text:style-name="P109"/>
      <text:p text:style-name="P110">El procesador de 90nm Intel Pentium 4 mejora el rendimiento en las implementaciones anteriores de procesadores mediante el aumento de los tamaños de los recursos clave, además de mejorar los algoritmos existentes y la introducción de nuevas características microarquitecturales. Estos cambios se hicieron a lo largo de las diversas partes del procesador como se detalla a continuación.</text:p>
      <text:p text:style-name="P110"/>
      <text:p text:style-name="P110">Interfaz</text:p>
      <text:p text:style-name="P110">Las instrucciones de lectura y decodificación porciones de este procesador Intel Pentium 4 se mantienen sin cambios desde las implementaciones anteriores, pero algunas mejoras de rendimiento se han realizado.</text:p>
      <text:p text:style-name="P110"/>
      <text:p text:style-name="P110">El esquema de predicción de saltos estática simple que se utiliza cuando el Target Buffer Rama (BTB) no tiene ninguna predicción para un salto condicional se ha mejorado. En el momento en el decodificador de instrucciones se da cuenta de que una instrucción es un <text:span text:style-name="T57">salto</text:span> que no se predijo por el BTB, se hace una predicción de ramificación estática. Hacer esta predicción en tiempo de decodificación permite un rendimiento más rápido reinicio, y por lo tanto mejor, en lugar de esperar a que la detección normal tiempo de ejecución de una rama mispredicted.</text:p>
      <text:p text:style-name="P110"/>
      <text:p text:style-name="P110">En anteriores Pentium 4 implementaciones del procesador, el algoritmo de predicción estática fue predecir que un <text:span text:style-name="T57">salto</text:span> fue tomada si la dirección de<text:span text:style-name="T57">l salto</text:span> fue hacia atrás y predecir que el sarmiento no fue tomada cuando la rama se salta hacia adelante. Esto ayudó por predecir correctamente tomado para la primera iteración de la mayoría de los bucles. Esto funciona bien para hacia atrás ramas que se encuentran en bucles, pero no todo al revés ramas son ramas de fin de bucle.</text:p>
      <text:p text:style-name="P110"/>
      <text:p text:style-name="P110">Podemos tratar de determinar la diferencia entre las ramas de fin de bucle y otros hacia atrás ramas mirando a la distancia de la rama y la condición en que la rama depende. Nuestros estudios mostraron que existe un umbral para la distancia entre una rama hacia atrás y su objetivo; si la distancia de la rama es mayor que este umbral, es poco probable que la sucursal es una rama de fin de bucle. Si la BTB no tiene ninguna predicción para una rama hacia atrás, el procesador Intel Pentium 4 a continuación, predecirá que tarda la rama sólo si la distancia rama es inferior a este umbral.</text:p>
      <text:p text:style-name="P110"/>
      <text:p text:style-name="P111">También descubrimos que más a menudo no se tomaron ramas con ciertas <text:soft-page-break/>condiciones, independientemente de su <text:span text:style-name="T55">dirección y la distancia. Las condiciones que se utilizan no son condiciones de fin de bucle comunes, por lo que para las ramas con estas condiciones y ninguna predicción BTB, el algoritmo de predicción estática predice como no tomadas.</text:span></text:p>
      <text:p text:style-name="P112"/>
      <text:p text:style-name="P112">Además de estos cambios en el algoritmo de predicción estática, sino que también mejoró la algoritmos de predicción de ramificación dinámica para reducir el número de veces que una rama se mispredicted. Cada vez que una rama se mispredicted, la pipeline debe enjuagarse. Así, las grandes ganancias de rendimiento se pueden tener al reducir el número de errores de predicción de sucursales. Para ello, una de las mejoras dinámicas de predicción rama que hicimos fue añadir un predictor rama indirecta. Esto fue motivado por los resultados de equipo procesador Intel Pentium M el, que veían buenas mejoras de rendimiento en algunas aplicaciones [3]. La Tabla 1 compara el número de errores de predicción de sucursales por cada 100 instrucciones de la versión de 90nm del procesador Intel Pentium 4 en comparación con la versión de 130 nm del procesador en los componentes de SPECint * _base2000. Los datos fueron recolectados a través de los contadores de rendimiento disponibles en cada procesador, y que muestran la reducción de errores de predicción en casi todos los componentes, debido a las mejoras algorítmicas.</text:p>
      <text:p text:style-name="P114"/>
      <text:p text:style-name="P113">Ahora también podemos codificar más tipos de uops dentro de la caché rastro de lo que podría ser codificado en procesadores anteriores. Si una instrucción utiliza una UOP que no puede ser codificado en la memoria caché de rastreo, entonces los uops para toda la instrucción tienen que ser secuenciado a partir de la ROM de microcódigo. Esta mejora permite una mayor ancho de banda medio uop desde el extremo frontal de la máquina para el núcleo de ejecución mediante la eliminación de las transiciones a la ROM de microcódigo. Llamadas indirecto con un instrucciones operando fuente de registro y software de recuperación previa son los mejores ejemplos de instrucciones que ahora pueden ser codificados en la memoria caché rastro.</text:p>
      <text:p text:style-name="P113"/>
      <text:p text:style-name="P113">Ejecución Core</text:p>
      <text:p text:style-name="P132">-Añade un bloque que permite que las formas más comunes de desplazamiento y rotación que se ejecuten en una ALU rápido.</text:p>
      <text:p text:style-name="P115"/>
      <text:p text:style-name="P115">-En este procesador, hemos añadido un multiplicador entero dedicado al servicio de estas operaciones.</text:p>
      <text:p text:style-name="P115"/>
      <text:p text:style-name="P117">-En este procesador, aumentamos significativamente el tamaño de la coincidencia de dirección parcial de las implementaciones anteriores, reduciendo así el número de casos de solapamiento falsos. Más importante aún, hemos aumentado el tamaño de la memoria caché. Anteriormente, la caché de datos L1 fue de 8 kilobytes de tamaño y de 4 vías asociativas. Ahora el tamaño de la memoria caché se ha aumentado a 16 kilobytes por el aumento de la asociatividad a 8 vías.</text:p>
      <text:p text:style-name="P115"/>
      <text:p text:style-name="P115"><text:soft-page-break/>-Los programadores en esta implementación de la microarquitectura permanecen en gran parte la misma, como la velocidad a la que se pueden alimentar el núcleo permanece sin cambios de las implementaciones anteriores. En todas las implementaciones, los programadores son capaces de programar hasta seis uops por ciclo de reloj.</text:p>
      <text:p text:style-name="P115"/>
      <text:p text:style-name="P116">A pesar de que la tasa de programación sigue siendo el mismo, hemos hecho varias mejoras para los programadores para mejorar el rendimiento de la aplicación. Los dos programadores que se utilizan para mantener uops utilizados en las instrucciones x87 / SSE / SSE2 / SSE3 se incrementaron en tamaño. Al aumentar el tamaño de estos programadores, se incrementa la ventana de oportunidad para encontrar paralelismo en algoritmos multimedia.</text:p>
      <text:p text:style-name="P118"/>
      <text:p text:style-name="P118">-Además, hemos cambiado el mecanismo utilizado para programar uops de carga para mejorar el rendimiento. Al igual que en las implementaciones anteriores, almacenar instrucciones se dividen en dos partes: una dirección de la tienda y un uop almacenar datos. En las implementaciones anteriores, las cargas se programaron de forma asíncrona para almacenar uops datos. Por lo tanto, si una carga necesaria para recibir datos enviados desde un almacén, que era posible que la carga sería ejecutar antes de la UOP almacenar datos. Si esto ocurriera, la carga tendría que ser re-ejecutado después de la UOP almacenar datos finalmente había ejecutado. Debido a esto, se podrían introducir latencia debido a la latencia mínima entre un uop almacenar datos y una función de la carga no era el caso común de latencia para cargas que habían sido re-ejecutados. Por encima de esa pena, tener que volver a ejecutar la carga significa que el ancho de banda preciosa carga estaba siendo desperdiciado en cargas que ejecutaron más de una vez. Para aliviar estas dos cuestiones, hemos añadido un predictor simple al procesador que marca si uops carga específicos son propensos a recibir los datos enviados, y, en caso afirmativo, de qué tienda es probable que reenviar. Dada esta información, el planificador de carga ahora tiene una carga que se prevé que hacia adelante en el planificador hasta el uop almacenar datos que produce los datos que depende está programado. De este modo, ambas de estas penalizaciones de rendimiento se reducen significativamente.</text:p>
      <text:p text:style-name="P118"/>
      <text:p text:style-name="P118">-También hemos añadido una característica de rendimiento para mejorar las aplicaciones que utilizan las instrucciones / SSE2 / SSE3 SSE. En el lado x87, el Código de control de punto flotante (FCW) a menudo se modifica como el programador quiere cambiar el modo de redondeo y la precisión de los datos que se está trabajando. Para evitar serializar el procesador cada vez que el FCW se modifica, un esquema de predicción sencilla se llevó a cabo en la microarquitectura NetBurst para capturar los casos de cambio de nombre comunes. Esta misma idea se extiende ahora en esta aplicación de la microarquitectura que también se encargan de la MXCSR, que es el corolario de la FCW para obtener instrucciones que utilizan los registros de la SSE. En implementaciones anteriores, los cambios en la MXCSR serían serializar la máquina. En este procesador, las modificaciones de casos comunes de MXCSR no incurrirán en una serialización.</text:p>
      <text:p text:style-name="P118"><text:soft-page-break/></text:p>
      <text:p text:style-name="P119">Sistema de Memoria</text:p>
      <text:p text:style-name="P119">En el subsistema de memoria del procesador, hicimos una serie de cambios para aumentar el rendimiento general. Los cambios realizados se centran en tratar de reducir la cantidad de tiempo dedicado a la espera de datos para capturar de los DRAM y en aumentar el tamaño de los recursos críticos a fin de limitar el número de veces que el procesador está obligado a detener debido a un déficit de recursos.</text:p>
      <text:p text:style-name="P119"/>
      <text:p text:style-name="P119">-Un mecanismo para reducir la cantidad de tiempo de espera para los datos a ser devueltos desde DRAM es aumentar el tamaño de las cachés. </text:p>
      <text:p text:style-name="P119"/>
      <text:p text:style-name="P119">-Una segunda forma de reducir el tiempo de espera para DRAM es mediante el uso de instrucciones de recuperación previa de software que se insertan por el programador para llevar los datos en la caché antes de utilizar realmente los datos. </text:p>
      <text:p text:style-name="P119"/>
      <text:p text:style-name="P120">En anteriores Pentium 4 implementaciones del procesador, estas operaciones fueron lanzadas sobre una señorita DTLB. El procesador Pentium 4 añade un mecanismo para permitir que las instrucciones de recuperación previa de software para iniciar la tabla de páginas camina y permiten que los datos TLB llena si el acceso de captación previa es una página actualmente no en caché en el TLB. Añadimos lógica culpa manejo especial para manejar los casos en que se detectaron fallos de página en las instrucciones de recuperación previa de software. Estas instrucciones se dejan caer en silencio sin informar de la avería en el sistema operativo, y no se realiza la operación de captación previa. </text:p>
      <text:p text:style-name="P120"/>
      <text:p text:style-name="P121">Un tercer mecanismo que se utiliza para reducir el tiempo de espera para DRAM es a través de un esquema de prefetching hardware. El hardware prefetcher busca flujos de datos y trata de predecir lo que serán necesarios los datos junto con el procesador y proactiva intenta recoger estos datos.</text:p>
      <text:p text:style-name="P121"/>
      <text:p text:style-name="P122">Tecnología Hyper-Threading</text:p>
      <text:p text:style-name="P122">Hyper-Threading se introdujo en implementaciones anteriores del procesador Intel Pentium 4 y también está presente en muchas versiones de este último procesador. Hyper-Threading permite que un procesador físico aparece en el sistema operativo como dos procesadores lógicos. Esto permite que dos subprocesos de software programa, ya sea relacionados o no relacionados, para ejecutar de forma simultánea en todo el procesador. Antes de la tecnología Hyper-Threading, sólo un hilo podría ser ejecutado en un tiempo en un procesador, y cada uno cambiar a un subproceso diferente sería incurrir en una penalización de arriba contexto de conmutación.</text:p>
      <text:p text:style-name="P122"/>
      <text:p text:style-name="P122">Muchos de los cambios mencionados anteriormente fueron motivados principalmente por el rendimiento de Hyper-Threading. Por ejemplo, aumentar el número de</text:p>
      <text:p text:style-name="P122">cargas pendientes que faltan a la caché de datos L1 del 4 al 8 tiene muy poco impacto en el rendimiento en la mayoría de las aplicaciones de un solo subproceso. Este recurso, sin embargo, es más importante cuando se están ejecutando dos hilos. Al <text:soft-page-break/>aumentar el tamaño de los recursos que controla este comportamiento proporciona para un rendimiento mejor roscado al tiempo que aumenta ligeramente el rendimiento de un único subproceso. Del mismo modo, el tamaño de la cola que se encuentra entre el extremo frontal del procesador y la asignación / cambiar el nombre de la lógica fue también aumentó en esta implementación del procesador. Una vez más este cambio fue motivado por la necesidad de aumentar el rendimiento al ejecutar múltiples hilos, como el aumento de tamaño proporciona un beneficio mínimo cuando sólo ejecutando un solo hilo.</text:p>
      <text:p text:style-name="P122"/>
      <text:p text:style-name="P122">-Otros cambios que se hicieron en esta implementación procesador para ayudar a apoyar el desempeño de la tecnología Hyper-Threading incluyen adiciones al tipo de operaciones que pueden llevarse a cabo en paralelo. Por ejemplo, en las implementaciones anteriores, el procesador bien podría trabajar en un paseo de la tabla de páginas o en el manejo de un acceso a la memoria que divide una línea de caché, pero no en ambos a la vez. Para obtener un rendimiento de un solo hilo, esta limitación se ve raramente como un cuello de botella. Sin embargo, al ejecutar múltiples hilos, el efecto de este cuello de botella se convierte en mucho más aguda que el comportamiento de un hilo puede tener un impacto negativo significativo en el otro hilo. En este procesador, este cuello de botella se ha fijado de tal manera que un paseo tabla de páginas puede ocurrir al mismo tiempo como un acceso a la memoria que se divide una línea de caché está siendo manejado. Del mismo modo, en las implementaciones anteriores, si una página de tabla paseo perdido todas las cachés y tuvo que ir a DRAM, paseos pudo iniciar ninguna nueva tabla de páginas. De nuevo, esto fue muy rara vez visto como un cuello de botella para un solo roscado rendimiento, pero fue perjudicial al ejecutar múltiples hilos como un hilo comportarse mal podría paralizar efectivamente ambos hilos. Ahora, en esta aplicación, una página de tabla caminata que pierde todas las cachés y va a la DRAM no bloquea otra tabla de páginas camina de ser iniciado.</text:p>
      <text:p text:style-name="P122"/>
      <text:p text:style-name="P122">También se realizaron cambios en algunos de los puntos de selección de hilo en esta versión del procesador Pentium 4 con el fin de mejorar el ancho de banda total. Por ejemplo, la caché traza ahora responde más rápido a los eventos estancamiento en el núcleo, dedicando todos sus recursos a la rosca que no se estancó, lo que genera un mejor rendimiento general.</text:p>
      <text:p text:style-name="P122"/>
      <text:p text:style-name="P123">Además de estos cambios, este procesador contiene también una mejora de rendimiento de Hyper-Threading conocido como el identificador de contexto que se incluyó en algunas implementaciones anteriores de procesador. Con tecnología Hyper-Threading, el esquema de indexación de direcciones virtuales parcial utilizado para la caché L1 crea conflictos al patrón de acceso de cada procesador lógico coincide con la etiqueta virtuales parcial incluso cuando se accede a regiones separadas de la memoria física. Por ejemplo, esta situación puede ocurrir si las pilas de los dos hilos son compensadas por una cantidad fija que es mayor que el tamaño de la coincidencia parcial, de tal manera que estas dos direcciones, aunque diferente, alias a la misma etiqueta parcial. Esto hace que la contención en la caché, lo que lleva <text:soft-page-break/>a una tasa de aciertos de caché reducido. Con el fin de reducir la probabilidad de la contención, se añade un poco identificador de contexto a la etiqueta virtual parcial para cada procesador lógico. Este bit se establece dinámicamente o reajuste basado en la estructura de la tabla de páginas de inicialización para cada procesador lógico y sirve como una indicación de intercambio de datos a través de la intención procesadores lógicos.</text:p>
      <text:p text:style-name="P123"/>
      <text:p text:style-name="P123">Por ejemplo, supongamos que dos procesadores lógicos comparten la misma base de directorio de páginas en la memoria física. Esto da una clara indicación de que los datos están destinados a ser compartida entre los procesadores lógicos. En tal caso, el bit contexto identificador adicional para cada procesador lógico se establece en el mismo valor, lo que permite el intercambio de la caché de datos L1. A la inversa, si las bases de página de directorio son diferentes, es probable que ambos procesadores lógicos están trabajando en las regiones de datos separadas. En tal caso, el intercambio de la caché de datos L1 está permitido manteniendo el bit contexto identificador diferentes a través de procesadores lógicos.</text:p>
      <text:p text:style-name="P123"/>
      <text:p text:style-name="P124">Puede haber casos poco comunes en que los procesadores lógicos utilizan diferentes bases de directorio página, pero todavía comparten la misma región de memoria física a través de la tabla de páginas aliasing. Estas surgen cuando dos entradas de la tabla de páginas diferentes en procesadores lógicos apuntan al mismo marco de página físico. El procesador detecta estos casos e implementa un mecanismo de reserva para evitar conflictos de acceso caché L1 repetitivas entre los diferentes procesadores lógicos</text:p>
      <text:p text:style-name="P124"/>
      <text:p text:style-name="P125">INSTRUCCIONES SSE3</text:p>
      <text:p text:style-name="P125">El procesador Intel Pentium 4 se extiende el IA-32 ISA con un conjunto de 13 nuevas instrucciones. Con la excepción de tres (fisttp, monitor, MWAIT), estas instrucciones utilizan los registros de la SSE. Estas nuevas instrucciones están diseñadas para mejorar el rendimiento en las siguientes áreas:</text:p>
      <text:p text:style-name="P125">• x87 entero consulta (fisttp)</text:p>
      <text:p text:style-name="P125">• aritmética Complex (addsubps, addsubpd, movsldup, movshdup, movddup)</text:p>
      <text:p text:style-name="P125">• Codificación de vídeo (lddqu)</text:p>
      <text:p text:style-name="P125">• Gráficos (haddps, hsubps, haddpd, hsubpd)</text:p>
      <text:p text:style-name="P125">• Sincronización del hilo (monitor, MWAIT)</text:p>
      <text:p text:style-name="P125"/>
      <text:p text:style-name="P126">La mejora de las conversiones x87 a Entero</text:p>
      <text:p text:style-name="P126">Fisttp se ha añadido para dar la posibilidad de IA-32 de ignorar el valor de la palabra de control de punto flotante (FCW) al convertir un valor de x87 a un entero. Actualmente en IA-32, una conversión a entero se hace con el converso-tienda instrucción FISTP. El modo de redondeo utilizado para la conversión se toma de la FCW. Con el fin de cumplir con las especificaciones de Fortran y C / C ++ para la conversión a entero, el modo de redondeo debe estar configurado para cortar, mientras que el modo de redondeo por defecto es por lo general para incluso para minimizar los errores de redondeo. Debido FISTP obtiene su modo de redondeo de <text:soft-page-break/>FCW, el usuario tiene que crear una nueva FCW que es igual a la predeterminada, pero con el modo de redondeo cambió a cortar.</text:p>
      <text:p text:style-name="P126"/>
      <text:p text:style-name="P126">Aritmética Complejo</text:p>
      <text:p text:style-name="P126">El uso de la aritmética Complex es ubicuo, ya que se utiliza en Discrete / transformada rápida de Fourier (DFT / FFT), Discrete Multi Tone (DMT) moduladores, filtrado de dominio de la frecuencia, etc. Un ejemplo típico de la importancia de la aritmética complejo en un contexto multimedia es dada por la aplicación de un cancelación de eco acústico (AEC). En un AEC, una larga filtro de respuesta finita al impulso (FIR) se utiliza para modelar la inversa de la canal acústico. No es poco común para este filtro para tener 1024 o más grifos. La operación realizada por un filtro FIR se llama una convolución, y su tiempo de ejecución es O (n ^ 2). Con los filtros de dicha longitud grande, y con el coste cuadrática de una convolución, la operación de filtrado en el dominio del tiempo puede ser prohibitivo, hasta el punto de no cumplir, por ejemplo, una restricción en tiempo real.</text:p>
      <text:p text:style-name="P126"/>
      <text:p text:style-name="P127">codificación de vídeo</text:p>
      <text:p text:style-name="P127">La parte más informático intensivo de un codificador de vídeo es generalmente Estimación de movimiento (ME) donde manzanas de la trama actual se comparan con los bloques de la trama anterior para encontrar el mejor partido. Muchos métricas pueden ser utilizados para definir la mejor coincidencia. La más común es la métrica L1: la suma de las diferencias absolutas. Debido a la naturaleza de la EM, las cargas de los bloques de la trama anterior no están alineados, mientras que las cargas de los bloques de la trama actual están alineados. Cargas no alineados sufren dos sanciones:</text:p>
      <text:p text:style-name="P127">• El costo de manejar el acceso no alineado</text:p>
      <text:p text:style-name="P127">• Impacto de las divisiones de línea de caché</text:p>
      <text:p text:style-name="P127"/>
      <text:p text:style-name="P128">gráficos</text:p>
      <text:p text:style-name="P128">La mayoría de las bases de datos (gráficos) de vértices están organizados como una matriz de estructuras (AOS), donde cada estructura de vértice contiene campos de datos como los siguientes:</text:p>
      <text:p text:style-name="P128">• x, y, z, w: coordenadas del vértice</text:p>
      <text:p text:style-name="P128">• nx, ny, nz, nw: coordenadas de la normal en el vértice</text:p>
      <text:p text:style-name="P128">• r, g, b, a: colores en el vértice</text:p>
      <text:p text:style-name="P128">• u0, v0: 1 st conjunto de coordenadas de texturas 2D</text:p>
      <text:p text:style-name="P128">• u1, v1: 2º conjunto de coordenadas de texturas 2D</text:p>
      <text:p text:style-name="P128"/>
      <text:p text:style-name="P128">Por su propia naturaleza, SSE no da resultados óptimos cuando se opera en las bases de datos de vértice organizados como un AOS. SSE es mucho mejor en el manejo de bases de datos de vértice organizados en una estructura de matrices (SOA), donde la primera matriz contiene la x de todos los vértices; la segunda matriz, y la de todos los vértices; etc. Debido AOS es la manera preferida bases de datos de vértices se organizan, con el fin de utilizar SSE, los datos tienen que ser cargados y reorganizado mediante instrucciones de reproducción aleatoria.</text:p>
      <text:p text:style-name="P128"><text:soft-page-break/></text:p>
      <text:p text:style-name="P129">Sincronización Tema</text:p>
      <text:p text:style-name="P129">Instrucciones del monitor y MWAIT proporcionan una solución para hacer frente a Hyper-Threading Tecnología rendimiento del bucle de inactividad del sistema operativo y otros spin-wait bucles en los sistemas operativos y controladores de dispositivos. El software se puede utilizar las instrucciones del monitor y MWAIT a insinuar que un hilo no está haciendo un trabajo útil (por ejemplo, el hilado y la espera para el trabajo). El procesador puede entonces entrar en un bajo consumo de energía y el estado de rendimiento optimizado. Monitor y MWAIT proporcionan una forma para que el software de despertar el procesador de este estado de bajo consumo / rendimiento optimizado a través de una tienda a una posición de memoria especificada (por ejemplo, una tienda de la cola de trabajo).</text:p>
      <text:p text:style-name="P129"/>
      <text:p text:style-name="P129">Monitor establece hardware para detectar las tiendas a un rango de direcciones, por lo general una línea de caché. La instrucción del monitor se basa en un estado en el procesador llamado la bandera pendiente evento monitor. La bandera caso del monitor en espera o bien se establece o claro y su valor no es arquitectónicamente visible, sino por el comportamiento de la instrucción MWAIT. La bandera pendiente evento monitor está definida por múltiples eventos, incluyendo una escritura en el rango de direcciones que deba controlarse y restablecer la instrucción monitor.</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3">Introduction to Intel ® Core TM Duo ProcSSEor Architecture</text:p>
      <text:p text:style-name="P129"/>
      <text:p text:style-name="P133"><text:soft-page-break/>INTRODUCCIÓN</text:p>
      <text:p text:style-name="P133">El procesador Intel Core Duo es un nuevo miembro de la línea de productos con tecnología móvil Intel. Es la primera microarquitectura móvil Intel que utiliza CMP (núcleos múltiples en el chip) la tecnología. La construcción de un núcleo móvil de propósito general es una tarea difícil ya que, por una parte, el sistema necesita para mantener el más alto nivel de rendimiento, mientras que en el otro lado, el sistema debe encajar en diferentes sobres térmicas, como se ilustra en la Figura 1, y mejorar la eficiencia energética.</text:p>
      <text:p text:style-name="P133"/>
      <text:p text:style-name="P133">Intel Core Duo se basa en el procesador Pentium M 755/745 microarquitectura de núcleo con algunas mejoras de rendimiento a nivel de cada uno de un solo núcleo. El gran impulso de rendimiento se logra a partir de la integración de dos núcleos en la matriz (arquitectura CMP). Esto está de acuerdo con nuestra evaluación de que seguir para mejorar el rendimiento solo hilo es bastante costoso en términos de potencia y puede alcanzar los rendimientos decrecientes en términos de eficiencia, si las grandes mejoras en la microarquitectura no se hacen. El gran potencial para mejorar el rendimiento es a través de la exploración de paralelismo entre los hilos. Sin embargo, la arquitectura CMP presenta muchos desafíos por el poder y el control térmico que aún ajuste a las restricciones de movilidad.</text:p>
      <text:p text:style-name="P133"/>
      <text:p text:style-name="P134">Los núcleos basados en el procesador Pentium M MEJORADO</text:p>
      <text:p text:style-name="P134"/>
      <text:p text:style-name="P134">El núcleo de la tecnología basada en el procesador Intel Core Duo es un procesador mejorado Pentium M 755/745 1 núcleo convierte en la tecnología de proceso de 65 nm.</text:p>
      <text:p text:style-name="P134">El objetivo principal de las mejoras fundamentales era hacer lo siguiente:</text:p>
      <text:p text:style-name="P134">• Soporte de virtualización (Virtualization Technology 2).</text:p>
      <text:p text:style-name="P134">• Apoyar la nueva SIMD Extension Streaming (SSE3).</text:p>
      <text:p text:style-name="P134">• ineficiencias de rendimiento Dirección principalmente en el manejo de SSE / SSE2, FP (x87) y algunas instrucciones enteras de latencia largo.</text:p>
      <text:p text:style-name="P134"/>
      <text:p text:style-name="P134">Mejoras en el rendimiento Core Technology basados en el procesador Intel Core Duo</text:p>
      <text:p text:style-name="P134"/>
      <text:p text:style-name="P134">La tecnología basada en el procesador Intel Core Duo introduce mejoras en el rendimiento en las siguientes áreas:</text:p>
      <text:p text:style-name="P134">• Streaming SIMD Extensiones (SSE / 2/3)</text:p>
      <text:p text:style-name="P134">• Punto Flotante (x87)- <text:span text:style-name="T61">Cw, redondeo</text:span></text:p>
      <text:p text:style-name="P134">• Entero- <text:span text:style-name="T61">divición</text:span></text:p>
      <text:p text:style-name="P135">La principal dificultad con la implementación SSE en Pentium M es causada por el hecho de que SSE / 2/3 es una amplia microarquitectura de 128 bits, mientras que el núcleo de ejecución Pentium M es de 64 bits de ancho (con el fin de cumplir con las restricciones de potencia y energía). Haciendo la máquina doble de ancho puede producir más calor y por lo tanto tendrá un impacto significativo en el punto de diseño térmico (TDP) del sistema, así como un cierto impacto en la vida de la batería. Dado que el Pentium M fue diseñado principalmente para la movilidad que <text:soft-page-break/>preferimos hacerlo relativamente estrecho y hacer frente a los problemas de rendimiento de la <text:span text:style-name="T59">SSE</text:span>. El subproducto de esta desventaja es que cada operación vector SSE es "roto" en micro-operación (UOP) pares de ancho de 64 bits. Tales instrucciones sufren de varios cuellos de botella en la pipeline Pentium M, principalmente en el front-end (FE) de la pipeline. Por ejemplo, el decodificador de instrucciones en el procesador Pentium M potencialmente puede manejar tres instrucciones por ciclo, pero sólo el primer decodificador en una fila es capaz de manejar instrucciones complejas. Los otros dos decodificadores se limitan a sólo instrucciones individuales UOP. Esto funciona bien en la mayoría de los casos ya que las instrucciones más frecuentes son solo UOP. Sin embargo, este no es el caso con instrucciones SSE: únicas operaciones escalares <text:span text:style-name="T60">SSE</text:span> son uops individuales mientras que las operaciones vectoriales son típicamente 2-4 uops. Esto da lugar a varios posibles cuellos de botella en la FE: el decodificador de instrucciones en el Pentium M sólo puede manejar una operación vector SSE por ciclo, causando la inanición en el resto de la máquina. Este cuello de botella se abordó en el núcleo Intel Core Duo: un nuevo mecanismo fue introducido que permite la laminación de pares de uops similares. Este mecanismo, junto con una mayor fusión UOP permite el manejo de la operación SSE / 2/3 del vector por un solo laminado UOP. Los decodificadores de instrucciones se modificaron para manejar tres de tales instrucciones por ciclo, aumentando significativamente el ancho de banda de decodificación de operaciones vectoriales SSE. Los uops laminados corriendo por el tubo son en cierto punto un-laminado, reproduciendo de nuevo los pares UOP ancho de 64 bits para alimentar la máquina. Estos cambios no sólo mejoran el rendimiento de las operaciones de vectores sino también ahorrar algo de energía desde la FE, no más un cuello de botella, pueden ser reloj cerrada cuando su búfer de UOP se llena más allá de cierta marca de agua.</text:p>
      <text:p text:style-name="P134"/>
      <text:p text:style-name="P134">Otro cuello de botella que se descubrió fue la manipulación del punto (FP) de palabra de control (CW) flotante. La FP CW es parte del estado x87 y fue generalmente visto como "constante"; es decir, se carga una vez al comienzo y se mantiene constante durante todo el programa. Este es de hecho la forma en la FP CW es utilizado por la mayoría de los programas. Sin embargo, hay algunas aplicaciones de PF que manipulan el "control de redondeo" que se encuentra en este registro: el valor por defecto el modo de redondeo se "redondeo al par más cercano", pero antes de convertir los resultados a punto fijo, algunas aplicaciones cambie el control redonda para "picar" ( esta es la regla con programas en C, por ejemplo). Tal comportamiento se trató más bien de manera ineficiente por el núcleo Pentium M: cada manipulación de la FP CW estaba haciendo tiempo efectivamente la pipeline hasta su finalización. El núcleo Intel Core Duo introdujo un nuevo mecanismo de cambio de nombre para la FP CW para que cuatro versiones diferentes de este registro pueden coexistir sobre la marcha sin calarse la máquina.</text:p>
      <text:p text:style-name="P134"/>
      <text:p text:style-name="P134">Intel Core Duo también mejoró la latencia de algunas operaciones con enteros de latencia largo como Entero Divide (IDIV). Aunque estas instrucciones no son muy frecuentes, debido a sus muy largas latencias, su acumulativo afecta en puntuaciones <text:soft-page-break/>de referencia enteros han demostrado ser muy significativo. El algoritmo básico Divide ha mantenido sin cambios; Sin embargo, la lógica Divide Intel Core Duo aprovecha las oportunidades para una "retirada prematura". La lógica Divide calcula de antemano el número de iteraciones que se requieren para llevar a cabo la operación. Este es de hecho dependiente de los datos; Sin embargo, a menudo es significativamente más pequeño en relación con el número máximo de iteraciones. Una vez que se consigue el número requerido de iteraciones el divisor envuelve los resultados. Esto no afecta la máxima latencia Divide Integer; Sin embargo, en promedio es mucho más rápido.</text:p>
      <text:p text:style-name="P134"/>
      <text:p text:style-name="P136">ESTRUCTURA CMP-GENERAL</text:p>
      <text:p text:style-name="P136">Intel Core Duo implementos tecnológicos basados en procesadores compartidos basados en caché CMP microarquitectura con el fin de maximizar el rendimiento de las aplicaciones ST y MT (suponiendo que el mismo tamaño de caché L2). Figura 3 describe la estructura general de nuestra aplicación. La figura muestra lo siguiente:</text:p>
      <text:p text:style-name="P136">• Cada núcleo se supone que tiene una unidad APIC independiente que se presentará en el sistema operativo como un "procesador lógico separado."</text:p>
      <text:p text:style-name="P136">• Desde un punto de vista externo el sistema se comporta como un sistema de doble procesador (DP).</text:p>
      <text:p text:style-name="P136">• Desde el punto de vista del software, es totalmente compatible con los procesadores Intel Pentium 4 con tecnología Hyper-Threading (HT) 3 [6], y los sistemas de DP-basado. Sin embargo, las optimizaciones especiales podrían ser aplicadas para mejorar el desempeño de la organización de caché basado en acciones.</text:p>
      <text:p text:style-name="P136">• Cada núcleo tiene una unidad de control térmico independiente.</text:p>
      <text:p text:style-name="P136">• El sistema combina estado de energía por núcleo junto con estado de energía a nivel de paquete.</text:p>
      <text:p text:style-name="P136"/>
      <text:p text:style-name="P137">CONTROL DE POTENCIA</text:p>
      <text:p text:style-name="P137">La extensión de la duración de la batería, al tiempo que mejora el rendimiento, fue uno de los principales objetivos en el diseño del procesador Intel Core Duo. Duración de la batería se ve afectado por el poder dinámico, causada cuando el procesador está activo, y por el poder estático, que es la energía utilizada cuando una unidad o todo el procesador no está activo. Intel Core Duo microarquitectura ahorra ambos tipos de energía.</text:p>
      <text:p text:style-name="P137"/>
      <text:p text:style-name="P137">Con el fin de ahorrar energía de la salida, el sistema Intel Core Duo utiliza principalmente dos técnicas: los estados de sueño mejor control y dinámico Intel ® dimensionamiento caché inteligente. Con el fin de controlar el consumo de energía activa, la tecnología Intel Core Duo utiliza una técnica basada en la tecnología Intel SpeedStep.</text:p>
      <text:p text:style-name="P137">CPU / paquete estados de sueño:</text:p>
      <text:p text:style-name="P137">C0 - CPU activo está activado</text:p>
      <text:p text:style-name="P137">C1 - Auto Halt reloj Core está apagado</text:p>
      <text:p text:style-name="P137">C2 - Detener reloj Core y reloj de bus están apagados</text:p>
      <text:p text:style-name="P137">C3 - Generador de pulsos El sueño profundo es OFF</text:p>
      <text:p text:style-name="P137"><text:soft-page-break/>C4 - el sueño reducido VCC Deeper</text:p>
      <text:p text:style-name="P137">DC4 -Deeper C4 aún más reducida VCC</text:p>
      <text:p text:style-name="P137"/>
      <text:p text:style-name="P138">Como podemos ver en el procesador Intel Core Duo define cinco estados de sueño diferentes del sistema. Los tres primeros estados permiten a las medidas de ahorro de energía locales para ser activados individualmente por núcleo, mientras que los dos últimos estados requieren una coordinación de todo el paquete de las medidas de ahorro de energía para ser activado.</text:p>
      <text:p text:style-name="P138"/>
      <text:p text:style-name="P153">Un núcleo que se encuentra en C 0, se supone que el estado de energía de estar en modo de ejecución. Cuando el núcleo tiene nada que ver, el sistema operativo emite un comando de detención que lo mueve a CC1, donde se detiene la ejecución y los relojes se detienen. Cuando detecta incluso los niveles más bajos de actividad (a través de los mecanismos de ACPI [2]), el sistema operativo promoverá aún más el estado de reposo de cada uno de los núcleos más allá CC1 a CC2, CC3, CC4 o estados, basado en la historia actividad principal. En los estados CC2 y CC3, mide la potencia de ahorro a nivel de núcleo adicionales se pueden activar, logrando un consumo de potencia media inferior. A partir de un estado C4, se aplica la reducción del voltaje del núcleo para aumentar aún más el ahorro de potencia media. Dado que los núcleos están conectados al mismo plano de alimentación, esto debe hacerse en coordinación entre los dos núcleos, y esto se conoce como C4-nivel de paquete y de nivel de paquete de DC4.</text:p>
      <text:p text:style-name="P139"/>
      <text:p text:style-name="P140">PUNTO diseño térmico</text:p>
      <text:p text:style-name="P140">Gestión térmica es otra capacidad fundamental de todas las plataformas móviles. La gestión de las térmicas de plataforma nos permite maximizar la CPU y rendimiento de la plataforma dentro de las limitaciones térmicas. Gestión térmica también mejora la ergonomía con un sistema de refrigeración y un menor ruido acústico del ventilador.</text:p>
      <text:p text:style-name="P140"/>
      <text:p text:style-name="P140">Con el fin de controlar mejor las condiciones térmicas del sistema, el procesador Intel Core Duo presenta dos nuevos conceptos: el uso de sensores digitales de alta precisión morir mediciones de temperatura y de doble núcleo de control térmico de nivel múltiple.</text:p>
      <text:p text:style-name="P140"/>
      <text:p text:style-name="P140">En el procesador Pentium M anterior, un único diodo térmico analógico se utilizó para medir temperatura de la boquilla. Diodo térmico no puede estar situado en el punto más caliente de la matriz y por lo tanto algunos compensado se aplicó a mantener la CPU dentro de las especificaciones. Para estos sistemas era suficiente, ya que la matriz tenía un único punto caliente. En el procesador Intel Core Duo, hay varios puntos calientes que cambian de posición en función de la carga de trabajo combinada de ambos núcleos. La Figura 8 muestra las diferencias entre el uso del sensor analógico tradicional y el uso de los nuevos sensores digitales.</text:p>
      <text:p text:style-name="P140"/>
      <text:p text:style-name="P154">Como podemos ver el uso de múltiples puntos de detección proporciona una alta <text:soft-page-break/>precisión y muy cerca del punto caliente en cualquier momento. Un diodo térmico analógico está disponible en el procesador Intel Core Duo. El uso de un termómetro digital permite funciones de control térmico más estrictos, lo que permite un mayor rendimiento en el mismo factor de forma. La mejora de la capacidad también nos permite lograr mejores sistemas ergonómicos que no se caliente demasiado, pueden operar más tranquilamente, y son más fiables. A diferencia de los algoritmos de gestión térmica a base de diodos que requieren alguna banda de seguridad de la temperatura (o activando el mecanismo de auto del acelerador como una red de seguridad), el termómetro digital está probado y calibrado contra especificaciones. Funcionalidad y fiabilidad del procesador completa se garantizan, siempre y cuando la temperatura reportada es igual o inferior a la temperatura máxima especificada. Cualquier inexactitud u offset están programados en el dispositivo y ya cuenta.</text:p>
      <text:p text:style-name="P140"/>
      <text:p text:style-name="P141">El monitor de energía sigue continuamente la temperatura de la matriz. Si la temperatura alcanza el valor máximo permitido, se inicia un mecanismo de acelerador. Un algoritmo de seguimiento de varios niveles se implementa. Throttling comienza con la política más eficiente escala de tensión dinámica y si no es suficiente, el algoritmo de control de potencia sigue bajando la frecuencia. Si se produce un mal funcionamiento de refrigeración extrema, se iniciará un Fuera de notificación Spec, solicitando apagado controlado. Por último, la CPU puede iniciar un apagado térmico y apagar el sistema.</text:p>
      <text:p text:style-name="P141"/>
      <text:p text:style-name="P141">Actividades de fuerza y de gestión térmica en los ordenadores portátiles se realizan generalmente por las funciones del sistema operativo y de control de plataforma. Estas características de gestión térmica están diseñados para servir mejor a las preferencias del usuario en condiciones de restricción de portátiles. No se espera que la función de monitor térmico que se activa bajo esas condiciones de funcionamiento normales. El mecanismo de monitor térmico asegura que la CPU nunca excederá la funcionalidad y fiabilidad parámetros y garantías de CPU-especificada en cualquier momento.</text:p>
      <text:p text:style-name="P141"/>
      <text:p text:style-name="P141">El uso de alta temperatura precisión de la lectura junto con la protección de vigilancia térmica permite un alto rendimiento en factores de forma térmicamente limitados, al tiempo que permite una ergonomía mejorada y una alta fiabilidad.</text:p>
      <text:p text:style-name="P141"/>
      <text:p text:style-name="P142">POWER MANAGEMENT PLATAFORMA</text:p>
      <text:p text:style-name="P142">La tecnología de procesador Intel Core Duo interactúa estrechamente con otros componentes de la plataforma. Uno de tales componentes es el regulador de tensión (VR). Las pérdidas de energía de VR en la baja utilización de la CPU pueden llegar tan alto como la potencia de la CPU. Las pérdidas de la VR se deben a la necesidad de ofrecer una alta corriente a veces responde un rápido. Los procesadores Intel Core Duo implementaron un mecanismo de retroalimentación para el VR. La CPU seguimiento de su actividad en cualquier momento. Si la utilización de baja, la CPU se comunica una señal a la VR, lo que le permite cambiar a un menor consumo de energía. Un estado de baja energía puede ser o bien un número reducido de fases o <text:soft-page-break/>funcionamiento asíncrono.</text:p>
      <text:p text:style-name="P142"/>
      <text:p text:style-name="P142">INTEL ® PROCESADOR SOLO CoreTM</text:p>
      <text:p text:style-name="P142">Con el fin de adaptarse a las limitaciones térmicas muy limitadas y el consumo de energía, el procesador Intel Core Duo tiene un derivado que contiene un solo núcleo único. Esto se puede lograr por cualquiera de desactivación de uno de los núcleos ya sea en el nivel de sistema operativo, o como una opción de BIOS, o en el nivel de arquitectura, donde un núcleo está desconectado de la red eléctrica.</text:p>
      <text:p text:style-name="P142"/>
      <text:p text:style-name="P142">La primera opción es una decisión del usuario o del sistema operativo. Si ejecuta un sistema operativo de un solo núcleo en un sistema Intel Core Duo, que se mantendrá el segundo núcleo de inactividad, en estado de suspensión CC4. Tenga en cuenta que debido a la forma en que el BIOS está configurada, se envía cada vez que se recibe una interrupción o una emisión IPI, este núcleo puede que tenga que levantarse e ir inmediatamente a un estado de sueño, el consumo de pequeñas cantidades de energía dinámica.</text:p>
      <text:p text:style-name="P142"/>
      <text:p text:style-name="P142">El usuario puede desactivar la segunda central a través de una opción de BIOS también. En este caso, el sistema no reconoce el otro núcleo y por lo que se mantiene en el estado CC4 todo el tiempo, sin consumir potencia dinámica en absoluto.</text:p>
      <text:p text:style-name="P142"/>
      <text:p text:style-name="P142">La desventaja de los dos métodos descritos anteriormente es que el núcleo todavía consume energía estática. Para evitar esto y reducir el consumo de energía del núcleo aún más, Intel introduce la versión de un solo núcleo de la tecnología de procesador Intel Core Duo, llamado procesador Intel ® Core ™ Solo, que desconecta el núcleo no activa de la red eléctrica, o guarda la zona y no fabricar esta parte en absoluto.</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
      <text:p text:style-name="P143">CMP Implementation in Systems Based on the Intel ® Core TM Duo ProcSSEor</text:p>
      <text:p text:style-name="P143"/>
      <text:p text:style-name="P143"><text:soft-page-break/>INTRODUCTION</text:p>
      <text:p text:style-name="P143"/>
      <text:p text:style-name="P143">El procesador Intel Core Duo es el primer núcleo móvil para implementar la tecnología Multi-Core ProcSSEor (CMP) en un dado. La implementación se elige cuidadosamente para maximizar el rendimiento, por lo que se puede utilizar como un procesador de propósito general, y para reducir al mínimo el consumo de energía, con el fin de extender la vida de la batería y tienen que encaja en una gran variedad de sobres térmicas. La mejora del rendimiento se logró mediante la mejora de la micro-arquitectura, basado en Pentium tecnología basada en el procesador M ®, de la de un solo núcleo, y mediante la combinación de dos núcleos en el mismo chip. Con el fin de lograr el objetivo consumo de energía, se examinó cada toma de micro arquitectónico con respecto a su beneficio de potencia / rendimiento.</text:p>
      <text:p text:style-name="P143"/>
      <text:p text:style-name="P143">La primera pregunta que uno se pregunta es "¿por qué elegir una implementación CMP para un procesador móvil"? Figura 1 compara la potencia necesaria para completar la misma cantidad de trabajo, al mismo tiempo de ejecución, en el supuesto de escalado de frecuencia en función utilizando núcleos duales. Para llevar a cabo la comparación, asumimos un procesador de un solo núcleo que consume 1 vatio a una frecuencia y voltaje dado, como una línea de base. Con el fin de duplicar su rendimiento puede hacer doble tanto por su frecuencia y tensión respectivamente, o puede duplicar el número de núcleos (suponiendo perfecta escala del software). Como se puede ver en el gráfico, es evidente que en estas condiciones simples una mejor solución será utilizar la ejecución en paralelo que para mejorar la velocidad del procesador para lograr el mismo rendimiento. Es un hecho conocido que la potencia (P) un procesador consume depende de la tensión y la frecuencia del procesador. Con el fin de explicar el gráfico de la Figura 1, considere una relación más realista entre la potencia del procesador consume y su voltaje y frecuencia. La relación básica está dada por la Ecuación 1:</text:p>
      <text:p text:style-name="P143"/>
      <text:p text:style-name="P143">Ecuación 1: P = 2 F αCV</text:p>
      <text:p text:style-name="P143">donde P es sinónimo de poder, C para la capacitancia, V de voltaje, α es el factor de actividad y F para la frecuencia. Para cada frecuencia dentro del espacio de diseño, hay un mínimo de V que puede apoyarla: que llamamos el par (Fi, Vi), un punto de trabajo del procesador. Mientras Vmin &lt;Vi &lt;Vmax, podemos aproximar que internet es linealmente dependiente de Vi, y por cada (Fj, Vj) tal que Vj &lt;Vmin, fijamos el Vj ser igual a Vmin. Como resultado, dentro del rango dinámico de V, la potencia tiene una relación cubo con la frecuencia, mientras que por debajo Vmin, el poder tiene una dependencia lineal con la frecuencia. La Figura 1 se utiliza la Ecuación 1 para estimar el consumo de energía de cada configuración, pero con el fin de representar escenario más realista, se utiliza un exponente de 2,5 en lugar de un exponente de 3 (relación cúbica). Desafortunadamente, la relación exponencial entre la potencia y la frecuencia / tensión sólo es cierto siempre que el punto de trabajo está dentro de la porción dinámica-escalado de la tensión y proporcionado suficiente paralelismo está disponible en el software que se utiliza.</text:p>
      <text:p text:style-name="P143"/>
      <text:p text:style-name="P143"><text:soft-page-break/>Dado que la tecnología Intel Core Duo está dirigido al mercado de telefonía móvil de uso general, el diseño debe ser balanceado entre consumo de energía y el rendimiento. Por lo tanto, se utilizaron los siguientes criterios para decidir entre diferentes alternativas de diseño:</text:p>
      <text:p text:style-name="P143"/>
      <text:p text:style-name="P143">(a) Cuando el sistema ejecuta las aplicaciones de un solo subproceso, su rendimiento debe ser igual o mejor que la generación anterior de procesadores Pentium M (con el mismo tamaño de caché y en la misma frecuencia).</text:p>
      <text:p text:style-name="P143">(b) Cuando el sistema ejecuta aplicaciones de subprocesos múltiples, queríamos maximizar el rendimiento de la ejecución y conservar la energía mediante la introducción de un nuevo y eficiente de energía y sistema de control térmico.</text:p>
      <text:p text:style-name="P143"/>
      <text:p text:style-name="P144">CMP implementación y el diseño CONSIDERACIONES</text:p>
      <text:p text:style-name="P144">El procesador Intel Core Duo es un nuevo miembro de la familia de procesadores Pentium M. Antes de discutir cómo se implementa CMP, vamos a describir la aplicación de los actuales procesadores de la familia Pentium M.</text:p>
      <text:p text:style-name="P144"/>
      <text:p text:style-name="P144">Antecedentes - La estructura del procesador Pentium M</text:p>
      <text:p text:style-name="P144">Todos los procesadores de Intel en la familia de la movilidad que precedió el procesador Intel Core Duo eran uni-procesador, y por lo tanto, apoyar de manera eficiente sólo aplicaciones único subproceso (ST) y tenía la misma estructura básica que se presenta en la figura 2.</text:p>
      <text:p text:style-name="P144"/>
      <text:p text:style-name="P144">Todos los procesadores de Intel en la familia de la movilidad que precedió el procesador Intel Core Duo eran uni-procesador, y por lo tanto, apoyar de manera eficiente sólo aplicaciones único subproceso (ST) y tenía la misma estructura básica que se presenta en la figura 2.</text:p>
      <text:p text:style-name="P144"/>
      <text:p text:style-name="P144">Aquí, todos los accesos a la caché L2, así como los accesos a la memoria principal y el espacio IO, estaban bajo la supervisión de una única unidad de control, que se muestra en la figura 2 como unidades de control de acceso de memoria / L2 (también llamado super-cola ). Con este esquema, las solicitudes cacheables desde el núcleo primero buscaron los datos de la caché L2 y sólo si no se encuentran allí (miss L2), se remitieron a la memoria principal a través del bus frontal (FSB). Accesos uncacheable podrían ser enviados directamente a la memoria principal. El / L2 unidad de control de acceso de memoria también sirvió como un punto central para el mantenimiento de la coherencia dentro del núcleo y con el mundo externo. Procesadores Pentium M apoyan la MESI [3] protocolo de coherencia que marca cada línea de caché como Modifid, Exclusivo, compartida, o no válida.</text:p>
      <text:p text:style-name="P144"/>
      <text:p text:style-name="P144">En pocas palabras, el protocolo MESI concede para cada línea de caché de un estado que puede ser M-modificado, E-exclusiva, S-compartido, o I-válido. Una línea que se capta, recibe correos, o el estado S dependiendo de si existe en otros procesadores del sistema. Una línea de caché recibe el estado M cuando un procesador escribe a ella; si la línea no está en E o M-estado antes de escribirlo, la caché envía una (RFO) de <text:soft-page-break/>solicitud de lectura-Para-La propiedad que asegura que la línea existe en la caché L1 y se encuentra en el estado en que en todos los demás procesadores en el bus (si existe).</text:p>
      <text:p text:style-name="P144"/>
      <text:p text:style-name="P144">La unidad de control de acceso de memoria / L2 manipula la coherencia de cada nivel de los cachés de forma independiente. Contiene una unidad de control que recibe peticiones snoop snoop desde el bus y realiza las operaciones necesarias en cada caché (y tampones internos) en paralelo. También gestiona las peticiones de las RFO y asegura la operación continúa sólo después de que se garantiza que no existe ninguna otra versión en la línea de caché en cualquier otra memoria caché en el sistema.</text:p>
      <text:p text:style-name="P144"/>
      <text:p text:style-name="P145">La implementación CMP</text:p>
      <text:p text:style-name="P145">En las primeras etapas del proyecto, se consideraron tres alternativas para la implementación CMP, como se ilustra con dos alternativas estructurales en la Figura 3. La primera opción (Figura 3a) fue poner los procesadores Pentium M dos single-core, de lado a lado, dividió el caché L2 entre ellos, y la comunicación entre los núcleos a través del FSB u otra interconexión rápida.</text:p>
      <text:p text:style-name="P145"/>
      <text:p text:style-name="P145">Ambos otras opciones llamados para una L2 compartida (Figura 3b) con una implementación diferente del protocolo de coherencia; una opción llamada para la misma tabla MESI básica como en un solo núcleo, pero "ajustándolo" a las nuevas estructuras, mientras que la segunda opción llamada para una versión simple de un protocolo basado en directorio para mejorar el rendimiento de la estructura propuesta.</text:p>
      <text:p text:style-name="P145"/>
      <text:p text:style-name="P145">La aplicación "simple" compartida L2 llamado por nosotros para tomar ventaja del hecho de que la latencia del acceso a la caché L2 es significativamente más largo que el acceso de latencia L1. Esta diferencia en la latencia nos permite Actualización / comprobación del estado de la línea de caché en cachés de primer nivel en paralelo con el acceso L2. Por lo tanto, esta opción aumenta el consumo de potencia activa (con respecto a un único núcleo) para las actividades de snoop, pero mantiene la potencia estática (fuga) la misma que la de un solo núcleo, ya que no se utilizan tablas adicionales.</text:p>
      <text:p text:style-name="P145"/>
      <text:p text:style-name="P146">La solución basada en directorio de llama para extender la información MESI, como parte de la estructura L2, y mantener la información relativa a la propiedad en las líneas de caché L2. Aquí asumimos que snoops se envían al otro núcleo por el controlador L2, y sólo cuando sea necesario. Así, cuando un núcleo accede a la línea de memoria caché L2, el controlador de memoria caché sabe si la línea es compartida con el otro caché, y en base a esta información, la unidad de control de caché puede optimizar el número de espías enviados a la otra L1. Esta técnica reduce la potencia activa debido a la reducción de la actividad snoop, pero aumenta la complejidad del diseño y la potencia estática debido a arrays de etiquetas más grandes.</text:p>
      <text:p text:style-name="P146"/>
      <text:p text:style-name="P146">El uso de los tres criterios descritos en la introducción, analizamos el rendimiento y la <text:soft-page-break/>potencia y en primer lugar eliminamos la primera opción (3a). La razón de esto era que reduciría el rendimiento de las aplicaciones ST, ya que proporciona sólo la mitad del tamaño de la caché para cada núcleo. También se observó que el uso de una caché L2 de división podría causar una degradación del rendimiento cuando se ejecuta (MT) aplicaciones de subprocesos múltiples con datos compartidos, evitando el intercambio de datos eficaz entre los hilos, y que requieren latencias largas al mover datos de un núcleo a otro. Además de eso, se puede reducir el rendimiento de MT y el procesamiento de la aplicación paralela al no poder particionar dinámicamente la memoria caché L2.</text:p>
      <text:p text:style-name="P146"/>
      <text:p text:style-name="P155">Decidir entre las dos implementaciones de la caché L2 compartida fue una tarea difícil. El rendimiento de las dos opciones que estaba al lado y así que tuvimos que tomar una decisión basada en la eficiencia de energía. Decidimos implementar la solución simple y no la arquitectura basada en directorios debido a su complejidad. La solución basada en directorios se encontró que era menos favorable ya que la vida de la batería depende en gran medida el consumo de energía estática y menos en potencia dinámica.</text:p>
      <text:p text:style-name="P146"/>
      <text:p text:style-name="P147">EL PROTOCOLO</text:p>
      <text:p text:style-name="P147"/>
      <text:p text:style-name="P147">Desde el observador externo, el comportamiento de un sistema CMP debe ser considerado como el comportamiento de un sistema dual paquete (DP). Para ello, el procesador Intel Core Duo implementa el mismo protocolo MESI como en todos los otros procesadores Pentium M.</text:p>
      <text:p text:style-name="P147"/>
      <text:p text:style-name="P148">Con el fin de mejorar el rendimiento, hemos optimizado el protocolo para la comunicación más rápida entre los núcleos, particularmente cuando existen los datos en la caché L2. Un ejemplo notable de tal modificación se llevó a cabo con el fin de permitir que el sistema para distinguir entre una situación en la que los datos son compartidos por los dos núcleos de CMP, pero no con el resto del mundo, y una situación en la que los datos son compartidos por uno o más cachés en la matriz, así como por un agente en el bus externo (puede ser otro procesador). Cuando un núcleo emite una <text:span text:style-name="T58">RFO</text:span>, si la línea es compartida sólo por la otra caché dentro del CMP morir, podemos resolver la <text:span text:style-name="T58">RFO</text:span> internamente muy rápido, sin entrar en el bus externo en absoluto. Sólo si la línea es compartida con otro agente en el bus externo qué necesitamos para emitir la <text:span text:style-name="T58">RFO</text:span> externamente.</text:p>
      <text:p text:style-name="P149"/>
      <text:p text:style-name="P150">Balanceado Modelos</text:p>
      <text:p text:style-name="P150">Cuando multi-threading una aplicación, la elección de un modelo de subprocesos juega un papel clave en la consecución de la máxima escala de rendimiento. En esta sección, se discute el efecto de la "descomposición de dominios de datos" y "descomposición de dominios del funcionamiento" en el rendimiento de una aplicación.</text:p>
      <text:p text:style-name="P150"/>
      <text:p text:style-name="P150">Dominio descomposición de datos por lo general resulta en un modelo de <text:soft-page-break/>subprocesos equilibrado y es probable que produzca una gallina comportamiento Balanceado mejor escalable que ejecuta la aplicación en plataformas con un mayor número de procesadores. Descomposición dominio funcional es susceptible a las roscas desequilibrados debido a balancear características específicas de funcionamiento, y por lo tanto, problemas de equilibrio de carga deben ser considerados. Un modelo de dominio descompuesto funcional también es probable que limitar la escalabilidad por cualquier número de procesadores. Una consideración muy importante con el comportamiento de roscado desequilibrada en las aplicaciones es la planificación del sistema operativo (OS) de hilos en un sistema de CMP.</text:p>
      <text:p text:style-name="P150"/>
      <text:p text:style-name="P150">Aplicaciones Con los modelos de <text:span text:style-name="T62">hilos</text:span> balanceadas</text:p>
      <text:p text:style-name="P150">Aplicaciones estudiados aquí son intensivo de la CPU, el consumo de 95 a 100% de la CPU con los hilos de realizar el mismo trabajo y el consumo de recursos de igual procesamiento. Aquí, se discute el rendimiento de estas aplicaciones cuando se ejecutan en los modos ST y MT. Los datos de rendimiento se miden en segundos.</text:p>
      <text:p text:style-name="P150"/>
      <text:p text:style-name="P172">Con dos tipos de MT el rendimiento es el doble que ST.</text:p>
      <text:p text:style-name="P150"/>
      <text:p text:style-name="P151">Aplicaciones con Modelo desequilibrada <text:span text:style-name="T63">de hilos</text:span></text:p>
      <text:p text:style-name="P151">En esta sección, se examinan las implicaciones de rendimiento en una aplicación con modelos de roscado desequilibradas. Para este estudio, un motor de física juego muestra fue creado (con Microsoft DirectX *). La aplicación de ejemplo tiene dos partes: 1) Física Computación (detección de colisiones y de resolución de los objetos gráficos), 2) Representación (posiciones actualizadas se dibujan en la pantalla). La aplicación fue diseñada deliberadamente tal que threading equilibrado y desequilibrado podría estudiar para un procesador CMP:</text:p>
      <text:p text:style-name="P151"/>
      <text:p text:style-name="P151">a. Equilibrado: Para esta aplicación, los objetos gráficos (y el fondo de imágenes) se dividieron en dos partes y cada hilo se hizo cargo de la detección y resolución de su propio conjunto de objetos de colisión.</text:p>
      <text:p text:style-name="P151">b. Desequilibrada: En esta implementación, un hilo fue el encargado de realizar la detección y resolución de colisiones para los objetos que chocan mientras que el otro hilo calculado las posiciones actualizadas. El resultado fue el objetivo deseado de la primera rosca siendo más intensivo de la CPU que el segundo hilo.</text:p>
      <text:p text:style-name="P151"/>
      <text:p text:style-name="P151">COMPARACIÓN CON SPLIT CACHE <text:span text:style-name="T65">con </text:span>CACHE COMPARTIDA</text:p>
      <text:p text:style-name="P151">Recientemente, diferentes arquitecturas usan una caché de último nivel de división con el fin de lograr un tiempo de lanzamiento al mercado de un sistema de doble núcleo rápido. Desventajas claras de esta solución son los siguientes:</text:p>
      <text:p text:style-name="P151"/>
      <text:p text:style-name="P151">1. caché eventos relacionados coherentes que necesitan ser servido sobre el FSB, tales como señales de las RFO o de invalidación, afectan en gran medida el rendimiento y potencia.</text:p>
      <text:p text:style-name="P151">2. Una aplicación ST no puede sacar el máximo provecho de toda la memoria caché.</text:p>
      <text:p text:style-name="P151"/>
      <text:p text:style-name="P151"><text:soft-page-break/>La caché de particionado duro puede tener una ventaja significativa sobre el caché unificada; es decir, se puede impedir que una aplicación de reducir significativamente la cantidad de memoria cache disponible para una aplicación que se ejecuta en el otro núcleo. Por lo tanto, en esta sección se comparan dos sistemas: uno utiliza una caché L2 de división y el otro utiliza un modelo unificado. Con el fin de hacer la comparación justa, se presentan los números de speedup y números no absolutos.</text:p>
      <text:p text:style-name="P151"/>
      <text:p text:style-name="P151">Oportunidades de optimización para Intel ® CoreTM PROCESADOR DUO</text:p>
      <text:p text:style-name="P151">Como cualquier sistema paralelo, el rendimiento y la potencia del procesador Intel Core Duo pueden ser sensibles a los patrones de acceso de memoria. En esta sección se revisan tres optimizaciones que son muy importantes para sacar el mejor partido del sistema.</text:p>
      <text:p text:style-name="P151"/>
      <text:p text:style-name="P151">-Uso Eficiente de la caché L2 compartida</text:p>
      <text:p text:style-name="P151"/>
      <text:p text:style-name="P151">-Compartir datos entre dos hilos en el procesador Intel Core Duo es más rápido cuando se hace a través de la memoria caché L2. Esta sección examina varios escenarios para compartir.</text:p>
      <text:p text:style-name="P151"/>
      <text:p text:style-name="P151">Un escenario es cuando un hilo trae los datos de la memoria, y el otro hilo más tarde utiliza estos datos directamente de la memoria caché L2. Si la carga de trabajo de un único subproceso necesita traer los mismos datos varias veces de la memoria, pero la versión multi-hilo está cuidadosamente diseñado para utilizar los mismos datos por los dos hilos simultáneamente, el MT versión ganancias de resultados aportando los datos menos los tiempos de la memoria a la jerarquía de memoria caché. Tal diseño puede ayudar a las aplicaciones con un conjunto de datos de caché más grande que L2 e incluso lograr un mayor de 2 veces la mejora del rendimiento.</text:p>
      <text:p text:style-name="P151"/>
      <text:p text:style-name="P151">Falso Sharing pueden reducir el rendimiento</text:p>
      <text:p text:style-name="P151">Uso compartido falso ocurre cuando dos o más subprocesos tienen acceso diferentes rangos de direcciones en la misma línea de caché de forma simultánea. Esto hace que la línea de caché para estar en la primera memoria caché de nivel de los dos núcleos.</text:p>
      <text:p text:style-name="P151"/>
      <text:p text:style-name="P151">Uso compartido falso provoca una penalización de rendimiento grave si uno o más de los hilos de escrituras en la línea de caché compartida. Esto hace que la invalidación de la línea de caché en la caché de primer nivel del otro núcleo. Como resultado, la próxima vez que el otro núcleo accede a la línea de caché en cuestión tendrá que transferir desde el núcleo que escribió anteriormente a través del bus, incurriendo de este modo una penalización mayor latencia.</text:p>
      <text:p text:style-name="P151"/>
      <text:p text:style-name="P152">La Tabla 1 enumera las sanciones que una aplicación puede sufrir si se utiliza falsa compartir intensamente en un sistema Intel Core Duo. Con el fin de evitar una sobrecarga innecesaria tal, el programador necesita para evitar falsas compartir y, en particular, debe asegurarse de que no se produce involuntariamente en los siguientes casos:</text:p>
      <text:p text:style-name="P152"><text:soft-page-break/></text:p>
      <text:p text:style-name="P152">• variables de datos globales y variables de datos estáticos que se colocan en la misma línea de caché, pero están escritas por diferentes hilos.</text:p>
      <text:p text:style-name="P152">• Los objetos asignados dinámicamente por diferentes hilos pueden compartir accidentalmente líneas de caché.</text:p>
      <text:p text:style-name="P152"/>
      <text:p text:style-name="P152">Optimizar el acceso de buses entre los núcleos para maximizar el ancho de banda</text:p>
      <text:p text:style-name="P152"/>
      <text:p text:style-name="P152">Tenga cuidado al paralelización secciones de código que utilizan conjuntos de datos superiores a la caché de segundo nivel y / o ancho de banda. Si sólo uno de los hilos está utilizando la caché de segundo nivel y / o autobús, entonces se espera para obtener la máxima aceleración posible cuando el otro hilo que se ejecuta en el otro núcleo no interrumpe su progreso. Sin embargo, si los dos hilos utilizan el caché de segundo nivel puede haber degradación del rendimiento si una de las siguientes condiciones:</text:p>
      <text:p text:style-name="P152">• Su conjunto de datos combinados es mayor que el tamaño de la caché de segundo nivel.</text:p>
      <text:p text:style-name="P152">• Su uso bus combinado es mayor que la capacidad del autobús.</text:p>
      <text:p text:style-name="P152">• Ambos tienen un amplio acceso al mismo conjunto en la memoria caché de segundo nivel, y al menos uno de los hilos escribe a esta línea de caché.</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7">Original 45nm Intels Coret2 Processor Performance PENRYN microarquitectura MEJORAS</text:p>
      <text:p text:style-name="P156"><text:soft-page-break/>La familia de procesadores PenrynD es la próxima generación de procesadores Intels basado en la microarquitectura de Intel Coret2, implementado en 45 nm de Intel, la tecnología de proceso de puerta de metal Hi-k. Mejoras de frecuencia, dentro de los sobres de energía y térmicas existentes, sobre los procesadores de la generación anterior, un mayor caché L2, mejoras microarquitecturales, y las mejoras en los sistemas de poder y de gestión térmica ofrecer un rendimiento por vatio y eficiencia energética mejoradas para una amplia gama de cliente y servidor aplicaciones. La familia de procesadores Penryn también agregó 47 nuevas instrucciones SSE4 que pueden mejorar el rendimiento de audio, vídeo, aplicaciones de edición de imágenes, codificadores de vídeo, aplicaciones 3D y juegos.</text:p>
      <text:p text:style-name="P156"/>
      <text:p text:style-name="P156">Mejoras en la microarquitectura que mejoran el rendimiento en la familia de procesadores Penryn incluyen los siguientes:</text:p>
      <text:p text:style-name="P156"/>
      <text:p text:style-name="P156">-Larger Caché: procesadores Penryn incluyen hasta un 50 por ciento mayor caché L2 con un mayor grado de asociatividad que mejora aún más la tasa de éxito, maximizando su utilización. Los procesadores de doble núcleo Penryn ofrecen hasta un caché de 6 MB L2 y procesadores de cuatro núcleos hasta un caché de 12 MB L2.</text:p>
      <text:p text:style-name="P156"/>
      <text:p text:style-name="P158">-Faster Divisor: procesadores Penryn ofrecen un rendimiento más rápido divisor, más o menos el doble de la velocidad partidor sobre las generaciones anteriores a través de la inclusión de una nueva técnica, más rápido brecha llamada Radix 16.</text:p>
      <text:p text:style-name="P158"/>
      <text:p text:style-name="P158">-Súper aleatoria Motor: Shuffle (el reposicionamiento de bits) es una operación común en las aplicaciones de la apariencia y la edición de vídeo. Mediante la implementación de un ancho completo, de un solo paso, la unidad de reproducción aleatoria de 128 bits de ancho, un procesador de la familia de procesadores Penryn puede realizar derrapes de ancho completo en un solo ciclo y es 3 veces más rápido que los procesadores de la generación anterior. The Shuffle Engine Súper mejora el rendimiento de Intel Streaming instrucción única de datos múltiples (SIMD) Extensiones (SSE), extensiones Streaming SIMD 2 (SSE2), Suplementario extensiones Streaming SIMD 3 (SSSE3), y las extensiones Streaming SIMD 4 (SSE4), y esto beneficiará a una amplia gama de aplicaciones, incluyendo imágenes y aplicaciones de vídeo, juegos, modelado 3D y computación de alto rendimiento.</text:p>
      <text:p text:style-name="P158"/>
      <text:p text:style-name="P158">-Inclusión Filtro: Un filtro de Inclusión fue introducido en la familia de procesadores Penryn para mejorar la lógica inclusión existente que se limita el rendimiento del servidor.</text:p>
      <text:p text:style-name="P158"/>
      <text:p text:style-name="P158">-Renombrado RSB: El renombrado Volver Stack Buffer (RRSB) aumenta el retorno precisión de la predicción y mejora el rendimiento.</text:p>
      <text:p text:style-name="P158"/>
      <text:p text:style-name="P158">-Ajuste de rendimiento CLI STI: En la familia de procesadores Penryn, la bandera del claro de interrupción (CLI) y Set de interrupción de la bandera (ITS) macroinstrucciones se optimizaron para realizar una serialización pipeline de <text:soft-page-break/>ejecución sólo cuando una nueva SI valor se consume y sólo si el nuevo valor es aún no se actualizó, en lugar de después de la serialización en cada CLI o ITS. Esto mejora el rendimiento de pares CLI-ITS en 2,5 veces más de la tecnología de la generación anterior.</text:p>
      <text:p text:style-name="P158"/>
      <text:p text:style-name="P158">-Enhanced Intels dinámico tecnología de aceleración (EDAT): EDAT es una característica añadida a los procesadores móviles de administración de energía que mejora la eficiencia energética mediante el aumento dinámicamente el rendimiento de núcleo (s) activo cuando no se utilizan todos los núcleos.</text:p>
      <text:p text:style-name="P158"/>
      <text:p text:style-name="P158">-La tecnología de virtualización de Intel Enhanced: particiones de virtualización o compartimenta un solo equipo para que se pueda ejecutar sistemas operativos separados y software. Esta partición virtual de mejor aprovecha la eficiencia de la potencia de procesamiento de múltiples núcleos, en los pliegues, y reduce los costos por dejar que una sola máquina actuando ordenadores tantos 'mini' virtuales. La familia de procesadores Penryn acelera la transición de la máquina virtual (entrada salida) veces en un promedio del 25 por ciento a 75 por ciento. Todo esto se hace a través de mejoras en la microarquitectura y no requiere cambios de software de máquinas virtuales.</text:p>
      <text:p text:style-name="P158"/>
      <text:p text:style-name="P159">Tecnología Boost de Intel HD</text:p>
      <text:p text:style-name="P159">Intel HD Boost, la combinación de instrucciones SSE4 y la familia Penryn of Super aleatoria motor de procesadores, puede proporcionar grandes aceleraciones en una amplia gama de aplicaciones. Las siguientes instrucciones, en particular, pueden proporcionar importantes beneficios a vídeo, imágenes y aplicaciones de audio.</text:p>
      <text:p text:style-name="P159">-Hay Doce nuevas conversiones de formato de número entero que pueden realizar una conversión como de bytes&gt; Doble-Word en un ciclo con una instrucción.</text:p>
      <text:p text:style-name="P159">-La Nueva instrucción MPSADBW realiza ocho sumas de diferencias absolutas (SAD) en una instrucción. Esto es el doble de lo que la instrucción SSE2 PSAD puede hacer.</text:p>
      <text:p text:style-name="P159">-La Nueva instrucción PHMINPOSUW se puede utilizar para realizar una búsqueda horizontal mínima para localizar una palabra sin signo mínimo en un registro XMM o un tipo de datos __m128.</text:p>
      <text:p text:style-name="P159"/>
      <text:p text:style-name="P160">Movimientos condicionales, las mezclas, primeras salidas</text:p>
      <text:p text:style-name="P160">Ramas siempre han sido una de las limitaciones del código SIMD. SSE4 ofrece nuevas instrucciones (seis instrucciones Blend más una instrucción ptest) que se puede utilizar para reemplazar cualquiera de algunas ramas o larga código SIMD existente escrito para moverse por las ramas.</text:p>
      <text:p text:style-name="P160"/>
      <text:p text:style-name="P160">Las instrucciones de mezcla se puede utilizar para reemplazar los flujos de movimiento condicionales. Por ejemplo, la instrucción PBLENDVB puede reemplazar las instrucciones PAND PANDN POR comúnmente utilizados en movimientos condicionales donde las máscaras se crean a partir de una instrucción de comparación. Otra de instrucciones SSE4, ptest, se puede utilizar como una salida <text:soft-page-break/>temprana. Es capaz de comparar todo el registro de 128 bits en una sola pasada. Esta instrucción se puede utilizar para las condiciones que están destinados a ser poco frecuentes, tales como división por cero excepciones. Uno de los beneficios de estas nuevas instrucciones es que proporcionan el compilador más oportunidades de vectorización; es decir, que proporcionan más oportunidades para optimizar el código de alto nivel mediante la compilación a utilizar las instrucciones SIMD.</text:p>
      <text:p text:style-name="P160"/>
      <text:p text:style-name="P160">Bloques de construcción de gráficos</text:p>
      <text:p text:style-name="P160">Instrucciones SSE4 se pueden utilizar para acelerar aplicaciones gráficas tales como juegos. La instrucción DPPS DPPD se puede utilizar para acelerar la detección de colisiones y de la matriz vector común operaciones tales como vector de normalización. Un ejemplo detallado de directrices de detección y uso de la colisión de las instrucciones DPPS DPPD se discute en [1]. El ejemplo muestra un aumento de velocidad de 1.5x en la detección de colisiones mediante la instrucción y la instrucción DPPS EXTRACTPS.</text:p>
      <text:p text:style-name="P160"/>
      <text:p text:style-name="P161"><text:span text:style-name="T64">H</text:span>erramientas de Intel</text:p>
      <text:p text:style-name="P161">Integrated Performance Primitives de Intel (IPP), Versión 6.0 tiene más de mil funciones optimizadas con SSE4. El aumento de velocidad media de todas las funciones IPP SSE4 optimizado vs. funciones IPP optimizadas SSSE3 es de 1.12 a. La Figura 5 muestra qué categorías PPI se han optimizado con SSE4 y su aceleración SSE4 sobre SSSE3.</text:p>
      <text:p text:style-name="P161"/>
      <text:p text:style-name="P162">INTEL s PROCESADOR Coret</text:p>
      <text:p text:style-name="P162"/>
      <text:p text:style-name="P162">Escritorio y móvil</text:p>
      <text:p text:style-name="P162">La familia de procesadores PenrynD, incluyendo dual y procesadores de escritorio de cuatro núcleos y un procesador móvil dual y quad-core son de marca como "procesadores Intel Core.</text:p>
      <text:p text:style-name="P162">Escritorio y sistemas móviles construidos con procesadores Intels 45nm, basado en la arquitectura Penryn Core, dan los jugadores, investigadores y multitarea graves un significativo aumento del rendimiento respecto a los procesadores de la generación anterior. En esta sección del documento se presentan datos de rendimiento medidos en los procesadores Intel Coret2 Extreme de última generación, la nueva adición a la gama alta de productos de escritorio line-up de Intel. Comparamos este procesador con la generación anterior de procesadores Intel Core 2 Extreme de puntos de referencia de clientes clave y aplicaciones del mundo real.</text:p>
      <text:p text:style-name="P162"/>
      <text:p text:style-name="P162">Mejorada tecnología de aceleración dinámica de Intel</text:p>
      <text:p text:style-name="P162">Los datos de rendimiento presentados en las Figuras 6-10 se basan en mediciones del sistema de escritorio, pero las plataformas móviles construidas con núcleos de 45 nm verán mejoras de rendimiento similares sobre las plataformas de la generación anterior. Los procesadores móviles, sin embargo, funcionan a frecuencias más bajas debido a la potencia más apretado y limitaciones térmicas. En esta sección se ilustra cómo las mejoras de 45 nm de Intel en tecnología de aceleración dinámica (DAT) <text:soft-page-break/>mejoran el rendimiento plataforma móvil.</text:p>
      <text:p text:style-name="P162"/>
      <text:p text:style-name="P162">DAT es una característica de administración de energía que puede mejorar el rendimiento del sistema mediante el aumento de la frecuencia de núcleo activo (s) cuando al menos la mitad de los núcleos en un procesador multi-core son espacio libre inactivo y térmica está disponible. DAT se introdujo en la de 65 nm de Intel Core 2 procesadores móviles, pero en la familia de procesadores Penryn que mejora aún más el rendimiento DAT y la eficiencia energética mediante la reducción del número de transiciones dentro y fuera de DAT, la reducción de los gastos generales de transición en alta tasa de interrupción- escenarios. En la familia de procesadores Penryn, también ampliamos apoyo DAT a los procesadores de cuatro núcleos. Implementaciones de arquitectura y más detalles acerca de estas mejoras en la tecnología Enhanced Aceleración dinámica de Intel (EDAT) se discuten en [4]. Aplicaciones de subprocesos únicos que se ejecutan en un dual-core o quad-core basado en la familia de procesadores Penryn, o dos aplicaciones individuales (o una aplicación de dos-threaded) en un procesador de cuatro núcleos, pueden aprovechar EDAT.</text:p>
      <text:p text:style-name="P162"/>
      <text:p text:style-name="P163">INTEL Xeon PROCESADORES</text:p>
      <text:p text:style-name="P163">Los nuevos servidores, estaciones de trabajo y sistemas de computación (HPC) de alto rendimiento se construyen con nuevo quad-core procesadores Intel Xeon serie 5400 que se basa en la tecnología de 45nm núcleo PenrynD. La tecnología de 45 nm de Intel paquetes de 820 millones de transistores en el procesador Intel Xeon serie 5400. El chip es más pequeña que la anterior generación de procesadores Intel Xeon serie 5300 (214 mm 2 vs. 286 mm 2), que tenía 582 millones de transistores. Más de transistores en la nueva tecnología de 45 nm significa más capacidad, el rendimiento y la eficiencia energética.</text:p>
      <text:p text:style-name="P163"/>
      <text:p text:style-name="P163">Mayor rendimiento</text:p>
      <text:p text:style-name="P163">La serie Intel Xeon 5400, basado en la tecnología de la familia de procesadores Penryn, con un 12 MB de caché L2 más grande, pronunció un fuerte aumento en el rendimiento de la plataforma ya estable y servidor de embarque basada en el chipset Intel serie 5000. Un drop-in en la plataforma existente, la serie 5400, suman a un aumento de rendimiento del 21 por ciento sobre el-gen-ración anterior, de cuatro núcleos Intel Xeon serie 5300 para los principales puntos de referencia de servidor a nivel de frecuencia más alta (comparando Xeon x5460 a 3.16 GHz para Xeon X5365 a 3 GHz). La Figura 13 muestra la comparación de una serie de puntos de referencia de servidor. La figura 14 muestra las comparaciones de rendimiento de la generación anterior a la misma frecuencia de reloj (3 GHz) hasta lograr un aumento de rendimiento del 19 por ciento y destacando los beneficios de las mejoras en la familia de procesadores Penryn.</text:p>
      <text:p text:style-name="P163"/>
      <text:p text:style-name="P164">Mejora de la eficiencia energética</text:p>
      <text:p text:style-name="P164">Los servidores basados en el de cuatro núcleos serie de procesadores Intel Xeon 5400 también maximizan el rendimiento y la densidad de los centros de datos a través de <text:soft-page-break/>una mayor eficiencia energética. Como se muestra en la Figura 17, estos procesadores pueden entregar hasta un 38 por ciento más de rendimiento por vatio en las mismas plataformas y al mismo nivel de potencia del sistema. La energía de la plataforma en este gráfico se basa en el valor de potencia media medida en la ventana de estado estacionario de la ejecución de referencia. Para esta comparación se utilizó el procesador de corriente más eficiente de la energía SKU de cada una de las familias de procesadores. En este caso, eso significaría que el Intel Xeon E5450 funcionando a 3 GHz en comparación con el procesador Intel Xeon E5345 funcionando a 2,33 GHz, ambos en un TDP de 80 W. El 45 nm, procesador basado Hi-k-también reduce la energía en reposo de manera significativa. Los resultados sobre la nueva SPECpower estándar de la industria * Benchmark s_ssj2008, que es el primer banco de marca global para medir el desempeño eficiente de la energía a través de una línea de carga incluyendo de energía en reposo, destaca el desempeño eficiente de la energía de la familia de procesadores Penryn. La Tabla 2 muestra la lista top 10 de este punto de referencia, todos ocupados por las plataformas basadas en la familia Penryn de la arquitectura transformadores.</text:p>
      <text:p text:style-name="P164"/>
      <text:p text:style-name="P165">virtualización mejorada</text:p>
      <text:p text:style-name="P165">Particiones de virtualización o compartimenta un solo equipo para que se pueda ejecutar sistemas operativos separados y software. Estas particiones pueden aprovechar mejor la potencia de procesamiento multi-núcleo, aumentar la eficiencia y reducir los costos, al permitir que una sola máquina actuando ordenadores tantos 'mini' virtuales. La consolidación de aplicaciones en menos sistemas no sólo resulta en una mejor utilización de múltiples núcleos, pero mejora la densidad de rendimiento. En la familia de procesadores Penryn, la transición de la máquina virtual (entrada salida) veces muestran una mejora de entre el 25 por ciento y 75 por ciento. Con base en los resultados de referencia de virtualización en diferentes VMM, la familia de procesadores Penryn proporcionan hasta un aumento del rendimiento del 20 por ciento en comparación con las plataformas de la generación anterior.</text:p>
      <text:p text:style-name="P166">Improvements in the Intels Coret2 Penryn Processor Family Architecture and </text:p>
      <text:p text:style-name="P166">Microarchitecture</text:p>
      <text:p text:style-name="P166"/>
      <text:p text:style-name="P166"/>
      <text:p text:style-name="P166"/>
      <text:p text:style-name="P166"/>
      <text:p text:style-name="P166"/>
      <text:p text:style-name="P166"/>
      <text:p text:style-name="P166"/>
      <text:p text:style-name="P166"/>
      <text:p text:style-name="P166"/>
      <text:p text:style-name="P174"/>
      <text:p text:style-name="P174"/>
      <text:p text:style-name="P166"/>
      <text:p text:style-name="P166"/>
      <text:p text:style-name="P173">Improvements in the Intels Coret2 Penryn Processor Family Architecture and <text:soft-page-break/>Microarchitecture</text:p>
      <text:p text:style-name="P166">INTRODUCCIÓN</text:p>
      <text:p text:style-name="P166">La familia de procesadores es la última versión de producción de las líneas de productos de Intel e Intel Xeon Coret2 implementadas en 45nm proceso de silicio de Intel Hi-k. La microarquitectura Penryn se basa en la de 65 nm de Intel Coret2 microarquitectura (nombre en clave Merom). Un componente importante de la propuesta de valor Penryn fue la adición de mejoras en el rendimiento de arquitectura y microarquitectura por encima de la conversión esperada a 45 nm, así que había un fuerte deseo de mejorar el rendimiento de la arquitectura sobre la de su predecesor, el 65 nm de Intel Coret 2 microarquitectura. Hay muchas técnicas para mejorar el rendimiento en un microprocesador, y cada uno trae su propio valor al resultado final. En este trabajo, examinamos varios cambios de arquitectura y microarquitectura que se utilizaron para alcanzar el objetivo de un mejor desempeño.</text:p>
      <text:p text:style-name="P166"/>
      <text:p text:style-name="P166">SHUFFLE SÚPER</text:p>
      <text:p text:style-name="P166">Uno barajador es mejor que dos arquitectura Merom mejoró drásticamente el rendimiento SSE a través de un simple pero muy eficaz método de duplicación del ancho de ejecución SSE de 64 bits a 128 bits por instancias dos laterales unidades de ejecución de 64 bits a lado y la adición de dos unidades de reproducción aleatoria pequeños a la comunicación entre las dos mitades de 64 bits que sólo se trabaje con palabras cuádruples. Si bien el aumento de la anchura de la ejecución de 128 bits mejora drásticamente el rendimiento, la de 64 bits '' muro '' entre las mitades de ejecución se deja en su lugar.</text:p>
      <text:p text:style-name="P166"/>
      <text:p text:style-name="P166">La pared 64-bit causado algunas instrucciones de legado a ser más lento de lo esperado. Por ejemplo, los SHUFPS instrucción heredados siguen estos pasos en la arquitectura Merom:</text:p>
      <text:p text:style-name="P166">1. Reunidos todos los bits DEST entrada en [63: 0] '. Pared "lado de la' '</text:p>
      <text:p text:style-name="P166">2. Reunidos todos los bits a la SRC: '. Pared' lateral [127 64] de la ''</text:p>
      <text:p text:style-name="P166">3. Arrastrada de acuerdo con la instrucción inmediata.</text:p>
      <text:p text:style-name="P166"/>
      <text:p text:style-name="P166">INTRODUCCIÓN</text:p>
      <text:p text:style-name="P166">INTRODUCCIÓN A SSE4.1</text:p>
      <text:p text:style-name="P166">Muchas de las instrucciones SSE4.1 fueron creados por notar patrones en los granos que se repiten comúnmente utilizando múltiples instrucciones y que podría convertirse fácilmente en una sola instrucción en duro-ware. Algunas de las instrucciones de llenar los vacíos en la instrucción existente establecido como el nuevo PMINxx, PMAXxx, PEXTRx, PINSRx, PACKUSDW, PCMPEQQ y PMULLD. PMULDQ es la versión firmada de PMULUDQ. Por favor, consulte el Manual del desarrollador de software para obtener más información [4]. El Super aleatoria romper el muro de 64 bits es un factor clave de la mejora del rendimiento muchas instrucciones SSE4.1. El PMOVSX, PMOVZX, PEXTRx, PINSRx y INSERTPS todos requieren el nuevo Super aleatoria de desarrollar todo su potencial. La figura 1 muestra PMOVZXDQ mover datos a través de la pared de 64 bits, sin una operación especial para mover datos de los bajos 64 bits a los altos 64 bits. Las <text:soft-page-break/>instrucciones MPSADBW y ptest también dependen de cruzar el límite de 64 bits aunque en otros bloques de ejecución.</text:p>
      <text:p text:style-name="P166"/>
      <text:p text:style-name="P166">STREAMING <text:span text:style-name="T66">READ</text:span></text:p>
      <text:p text:style-name="P166">Las generaciones anteriores de procesadores de arquitectura Intel apoyaron un mecanismo de escritura rápida desde el procesador a la memoria (por ejemplo, a la memoria de vídeo y gráficos) a través de la transmisión de las escrituras no temporales. Esto mejora en gran medida el ancho de banda de escritura desde el procesador a la memoria. Sin embargo, hasta ahora, la arquitectura Intel le faltaba un mecanismo de lectura de memoria rápida para las regiones de memoria que normalmente se asignan como uncacheable con una débil memoria gráfica pedido -típicamente video. El mecanismo de lectura de memoria rápida cacheable no se puede utilizar en este caso porque no queremos que estos datos para almacenar en caché en las memorias caché del procesador. Además, también no queremos este tipo de datos para expulsar a los datos útiles de las memorias caché del procesador. Las instrucciones SSE4 en el procesador introdujeron una nueva transmisión de instrucción de lectura IA, MOVNTDQA, para llenar este vacío. Esta nueva instrucción, que se introduce en el segundo paso a paso la producción de la arquitectura, funciona muy alto ancho de banda lee desde débilmente ordenado, regiones uncacheable (USWC) de memoria, típicamente utilizados para la memoria de gráficos, sin ninguna contaminación de las memorias caché del procesador. Esto da a los programadores la capacidad de utilizar las unidades de ejecución rápidos dentro del procesador para operar en los datos de tipo de gráficos, que hasta ahora no era deseable debido al ancho de banda de lectura muy lento por el procesador.</text:p>
      <text:p text:style-name="P166"/>
      <text:p text:style-name="P167">Cargas Streaming</text:p>
      <text:p text:style-name="P167">En esta sección seguimos la discusión de la sección anterior, examinando brevemente las cargas de streaming resultados y las directrices de optimización medidos. Para maximizar el rendimiento de la carga de streaming, los usuarios deben utilizar los tampones de carga de streaming de dos núcleos a la vez. Es decir, dos subprocesos de software que se ejecutan en dos núcleos diferentes realizan streaming de cargas de piezas USWC separadas al mismo tiempo y copiar los datos en buffers de memoria cacheables WB separados. Los tampones WB tienen que ser lo suficientemente pequeño como para caber en la memoria caché de primer nivel para minimizar los argumentos de los recursos, y las cuatro cargas de streaming que constituyen uno cacheline (64 bytes) se deben hacer juntos.</text:p>
      <text:p text:style-name="P167"/>
      <text:p text:style-name="P167">De precisión simple de punto flotante Dot Producto</text:p>
      <text:p text:style-name="P167"/>
      <text:p text:style-name="P167">El producto escalar de Valores de precisión simple de punto flotante Almuerzos (DPPS) la instrucción y la instrucción DPPD de doble precisión en coma flotante núm-bros puede proporcionar ventajas de rendimiento en juegos, multimedia y aplicaciones de computación de alto rendimiento. Esta instrucción tiene una alta latencia debido a varios números de las operaciones que se realiza a la vez. Por lo tanto, esta instrucción proporciona el mayor beneficio en situaciones en las que la <text:soft-page-break/>matriz de estructuras (AOS) diseño de datos se utiliza, por contraposición a la estructura de diseño de datos Arrays (SOA) [3]. La disposición general AOS no es instrucción única de datos múltiples (SIMD) -amable excepción de las instrucciones horizontales como DPPS y HADDPS. Los usuarios pueden utilizar estas instrucciones horizontales para evitar la swizzling datos pesado [3] cuesta en la conversión a la disposición de los datos de SOA.</text:p>
      <text:p text:style-name="P167"/>
      <text:p text:style-name="P167">detección de colisiones</text:p>
      <text:p text:style-name="P167">El producto escalar se puede utilizar para la detección de colisiones en los juegos. Este es otro ejemplo del uso de la instrucción DPPS en un diseño de AOS. En este ejemplo, la instrucción DPPS se utiliza para acelerar la detección de colisiones de dos esferas. Para explicar la detección de colisiones, considere dos círculos. Los círculos se dice que han colisionado si la suma de los radios es mayor que o igual a la distancia entre los centros (Figura 5). Esta misma ecuación se aplica a las esferas, excepto en ese caso hay un eje z que contribuye a la fórmula de la distancia.</text:p>
      <text:p text:style-name="P167"/>
      <text:p text:style-name="P168">NUEVO RADIX-16 DIVISOR</text:p>
      <text:p text:style-name="P168">El nuevo Radix-16 divisor de coma flotante con latencia variable de Radix-16 capacidad de división entera reemplaza el Merom Radix-4 flotante brecha punto y Radix-2 de la raíz y entero cuadrado hardware brecha. El algoritmo anterior se remontaba a la aplicación brecha Pentiums. La motivación y la aplicación</text:p>
      <text:p text:style-name="P168"/>
      <text:p text:style-name="P168">Divide hardware es costoso, tanto desde las perspectivas de tamaño y rendimiento de troqueles. Su gran tamaño hace que sea prohibitivo para agregar varias unidades en un solo núcleo. Por otra parte, la larga latencia y bajo rendimiento de las divisiones tiene un impacto dramático en el rendimiento de la CPU. La aplicación proporciona un remedio para este último al reducir el número de iteraciones de bucle para una sola división.</text:p>
      <text:p text:style-name="P168"/>
      <text:p text:style-name="P168">En el algoritmo de Sweeney, Robertson y Tocher dividir (SRT) [5-8], la operación de división se divide en tres partes: pre-procesamiento, bucle, y post-procesamiento. El bucle representa la fuente predominante de la latencia y evita posteriores <text:span text:style-name="T67">o</text:span>peraciones micro de la utilización del hardware de una manera pipeline. Implementaciones específicas pueden escoger de pipelines operaciones consecutivas más de las tres partes (por ejemplo, un segundo bucle de operación puede ser implementada para comenzar una vez que el primero entra en post-procesamiento). Sin embargo, ninguna de-pipelining palidece en comparación con el impacto de la latencia de bucle para dividir el rendimiento.</text:p>
      <text:p text:style-name="P168"/>
      <text:p text:style-name="P169">Desafíos</text:p>
      <text:p text:style-name="P169">Históricamente, la implementación de alta Radix divisores rápidos ha sido un desafío de diseño. Encontrar el equilibrio correcto entre la implementación de un cociente alto Radix y una lógica de selección rápida cociente (QSL) es una tarea difícil. En la familia de procesadores, abordamos esto mediante la aplicación de una nueva estructura dígitos redundante y un sesgo implícito BITS concepto de algoritmos de <text:soft-page-break/>división básicas ordinarias, como no realizado, sobre una base dígito binario, sin ondulación del traspaso. Por lo tanto, cada dígito produce dos salidas: la suma y el acarreo. Después de todo de la aritmética redundante se realiza, se emplean sumadores terminación a rodar en los bits de carry en el paso final.</text:p>
      <text:p text:style-name="P169"/>
      <text:p text:style-name="P169">CLI / ITS ajuste del rendimiento</text:p>
      <text:p text:style-name="P169">En el Manual del desarrollador de software, tanto la bandera del claro de interrupción (CLI) y la bandera de interrupción Set (ITS) macroinstrucciones se dice que son no-serialización. Sin embargo, debido a las simplificaciones microarquitecturales pasados, ambas instrucciones serializados la pipeline de ejecución, dejando una situación de rendimiento sin optimizar. La serialización se consideró necesario garantizar que una copia actualizada de la bandera de interrupción (<text:span text:style-name="T71">IF</text:span>) en Banderas del sistema estaba listo para ser evaluados al final de cada instrucción macro. Por otra parte, el enmascaramiento <text:span text:style-name="T70">IF</text:span> que se realiza al final de ITS debe ocurrir sólo cuando el <text:span text:style-name="T70">IF</text:span> está en la transición de claro a establecer y necesita una copia actualizada de <text:span text:style-name="T70">IF</text:span> en el comienzo de la instrucción STI.</text:p>
      <text:p text:style-name="P169"/>
      <text:p text:style-name="P169">Se determinó que para los sistemas operativos multitarea, la IF puede quedar enmascarado y desenmascarado durante las operaciones atómicas para evitar que otros procesos de obtención del contexto en el medio de la modificación de frecuencia. Como tal, no puede haber una degradación notable en el rendimiento debido al ya mencionado serialización CLI STI. Simulaciones de rendimiento pre-silicio mostraron una mejora del 1,3 por ciento en las cargas de trabajo de productividad si se eliminara esta pena.</text:p>
      <text:p text:style-name="P169"/>
      <text:p text:style-name="P169">FILTRO DE INCLUSIÓN</text:p>
      <text:p text:style-name="P169">El filtro de inclusión permite la detección de instrucciones del procesador pipeline, principalmente para apoyar Código mutante (SMC). Para reducir el impacto del diseño en esta área-momento sensible de la pipeline del procesador, las técnicas de detección se minimizan arquitectónicamente para proporcionar estimaciones pesimistas. El objetivo es una solución lógica optimizado en el que la detección de falsa SMC es suficientemente infrecuente de modo que la pérdida de rendimiento resultante es insignificante.</text:p>
      <text:p text:style-name="P169"/>
      <text:p text:style-name="P169">Motivación</text:p>
      <text:p text:style-name="P169">Como la capacidad de <text:span text:style-name="T68">pipeline</text:span> procesador aumenta, la solución de detección de inclusión necesitaba ser reexaminado. La capacidad de los <text:span text:style-name="T69">pipeline</text:span> incluye instrucciones en todas las etapas y estructuras entre extracción de instrucción y retiro, que aumentó sustancialmente cuando la anchura de emisión se incrementó para la arquitectura Merom de 3 a 4. El aumento de la capacidad de instrucciones resultó en un aumento de falsas las condiciones de detección de SMC durante la prueba de silicio Merom, que tendían a tener un impacto más limitante en el rendimiento del servidor. Por ejemplo, el rendimiento Transaction Processing Performance Council Bench-marca C aumentó en un 2 por ciento con inclusión comprobación desactivado. El filtro de Inclusión en el procesador Penryn reduce significativamente la detección <text:soft-page-break/>falsa SMC utilizando una técnica alternativa para filtrar desde el mecanismo de detección existentes los escenarios más comunes de detección de falsos.</text:p>
      <text:p text:style-name="P169"/>
      <text:p text:style-name="P169">Solución</text:p>
      <text:p text:style-name="P169">La mayoría de las instrucciones de la pipeline también existirán de manera natural en la caché de instrucciones (Icaché), por lo que la inclusión Filtro actividad monitores Icaché identificar algorítmicamente estados en los que esta propiedad común está garantizada. Snoops en este estado a continuación, se pueden filtrar desde el mecanismo de detección de inclusión existente, y esta combinación elimina virtualmente la falsa detección SMC.</text:p>
      <text:p text:style-name="P169"/>
      <text:p text:style-name="P169">Para aumentar la confianza en esta nueva solución de la microarquitectura, era esencial para minimizar la complejidad del diseño. Para reducir el riesgo de la lógica y los requisitos de validación, el filtro de inclusión tiene una sola salida funcional. Para evitar el riesgo de degradación de frecuencia, está separada lógicamente de la estructura iCache existente (que es ideal para separar la lógica vs. relacionada con el proceso de depuración) y utiliza solamente señales no-crítica de la sincronización, tales como los bits de iCache LRU.</text:p>
      <text:p text:style-name="P169"/>
      <text:p text:style-name="P169">RENAMED RSB</text:p>
      <text:p text:style-name="P169">Un Renombrado Volver Stack Buffer (RRSB) se añadió a mejorar el rendimiento mediante el aumento de precisión de la predicción de retorno. El objetivo era complementar el vigente RSB proporcionando un mecanismo de recuperación de una fuente común de RSB corrupción.</text:p>
      <text:p text:style-name="P169"/>
      <text:p text:style-name="P169">Fondo</text:p>
      <text:p text:style-name="P169">Una sola función (o procedimiento) se pueden llamar desde múltiples lugares dentro de un programa mediante el uso de una "instrucción" "Llamada". Al salir de la función de volver al programa de llamada se puede hacer con un '' (regreso) la instrucción "RET". La instrucción de llamada es similar a un salto directo que también empuja la dirección de RET en la pila (en la memoria). La instrucción RET es un salto indirecto cuya dirección de destino está elevado de la pila.</text:p>
      <text:p text:style-name="P169"/>
      <text:p text:style-name="P169">Unidad de predicción de saltos del procesador (BPU) acciones tanto sus recursos predicción bimodales para predecir con precisión la existencia de instrucciones CALL o RET y también su Sucursal Target Buffer (BTB) para predecir el destino de una llamada directa. Sin embargo, el objetivo de una instrucción RET es dependiente de la llamada, por lo que el retorno Stack Buffer (RSB) se utiliza.</text:p>
      <text:p text:style-name="P169"/>
      <text:p text:style-name="P169">Todos los microprocesadores P6 han implementado el RSB como una simple estructura de pila empuje pop. Este 'clásico' RSB (letras CRSB) tiene el siguiente comportamiento básico:</text:p>
      <text:p text:style-name="P169">1. La BPU utiliza su Instruction Pointer Lineal (LIP) para predecir una instrucción CALL.</text:p>
      <text:p text:style-name="P169">2. La BPU '' Siguiente Lineal Instrucción puntero del LLAMADA 'empuja' (NLIP) en <text:soft-page-break/>la pila letras CRSB.</text:p>
      <text:p text:style-name="P169">3. La BPU predice el destino de la llamada de la BTB y redirige el flujo de instrucciones.</text:p>
      <text:p text:style-name="P169">4. Más tarde, el BPU predice una instrucción RET en función de su LIP.</text:p>
      <text:p text:style-name="P169">5. La BPU predice el objetivo de la RET de la letras CRSB y redirige el flujo de instrucciones.</text:p>
      <text:p text:style-name="P169"/>
      <text:p text:style-name="P170">Corrupción letras CRSB</text:p>
      <text:p text:style-name="P170">RET predicciones útiles en la letras CRSB veces se sobrescriben con actualizaciones especulativos falsos. Estas actualizaciones falsas deben corregirse después de una predicción errónea sucursal para asegurar la precisión. Para ello es necesario guardar el estado letras CRSB para cada predicción errónea potencial y la restauración de ese estado después de predicción errónea recuperación. En la práctica, sin embargo, sólo podemos salvar el puntero letras CRSB Top-Of-Stack (TOS) que se almacena en la tabla de información de bifurcación (BIT). Cuando la letras CRSB TOS se restaura desde el TBI, los contenidos pueden haber sido sobrescritos al atravesar por el camino falso. Por ejemplo, si la ruta falsa tiene un RET seguido de una llamada, una dirección de respuesta válida será sobrescrito que posteriormente dará lugar a una reducción del rendimiento. El puntero TOS será restaurado, pero el contenido letras CRSB están dañados.</text:p>
      <text:p text:style-name="P170"/>
      <text:p text:style-name="P170">Renombrado aplicación RSB</text:p>
      <text:p text:style-name="P170">Para hacer frente a esta corrupción, hemos añadido la '' Renombrado RSB '' (RRSB) a la familia de procesadores Penryn. El RRSB es similar a la letras CRSB, pero incRFOora un puntero adicional (Alloc) y una estructura de lista enlazada para actualizar el TOS. Figura 10 (abajo) muestra cómo el RRSB es capaz de recuperarse de las actualizaciones falsas. Los punteros se actualiza como sigue:</text:p>
      <text:p text:style-name="P170"/>
      <text:p text:style-name="P171">-El NLIP LLAMADA se escribe en la entrada Alloc. El puntero TOS se ajusta para señalar a la entrada Alloc, y luego el puntero Alloc se incrementa (Columna 3 en la Figura 10). El puntero Alloc nunca disminuye. El TOS-lista enlazada se actualiza para retener a los TOS anteriores.</text:p>
      <text:p text:style-name="P171"/>
      <text:p text:style-name="P171">-El Objetivo RET se lee desde la entrada TOS y utiliza la lista enlazada para ajustar el puntero TOS TOS a las anteriores. El puntero Alloc no se actualiza en las instrucciones RET.</text:p>
      <text:p text:style-name="P171"/>
      <text:p text:style-name="P171"/>
      <text:p text:style-name="P171"/>
      <text:p text:style-name="P171"/>
      <text:p text:style-name="P171"/>
      <text:p text:style-name="P171"/>
      <text:p text:style-name="P171"/>
      <text:p text:style-name="P171"/>
      <text:p text:style-name="P171"/>
      <text:p text:style-name="P175"><text:soft-page-break/>Index words: SSE4.1, super-shuffle, radix-16, MOVNTDQA, streaming reads, CLI, STI, return stack buffer, super shuffle, SMC detection, Inclusion fil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4:46:34.719477493</meta:creation-date>
    <dc:date>2015-03-05T10:14:37.999949323</dc:date>
    <meta:editing-duration>P2DT13H39M59S</meta:editing-duration>
    <meta:editing-cycles>329</meta:editing-cycles>
    <meta:generator>LibreOffice/4.2.7.2$Linux_X86_64 LibreOffice_project/420m0$Build-2</meta:generator>
    <meta:document-statistic meta:table-count="0" meta:image-count="0" meta:object-count="0" meta:page-count="61" meta:paragraph-count="491" meta:word-count="27334" meta:character-count="168067" meta:non-whitespace-character-count="141182"/>
  </office:meta>
</office:document-meta>
</file>